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1.2362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menDatos" table:style-name="ta1">
        <table:table-column table:style-name="co1" table:number-columns-repeated="5" table:default-cell-style-name="ce1"/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Distancia [m]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guales</text:p>
          </table:table-cell>
          <table:table-cell office:value-type="string" calcext:value-type="string">
            <text:p>Diferentes</text:p>
          </table:table-cell>
          <table:table-cell office:value-type="string" calcext:value-type="string">
            <text:p>Duda</text:p>
          </table:table-cell>
        </table:table-row>
        <table:table-row table:style-name="ro1">
          <table:table-cell office:value-type="string" calcext:value-type="string">
            <text:p>(0-2)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2-3)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[3-4)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[4-5)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[5-6)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[6-7)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[7-8)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8-9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(9-10]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10-11)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1-12)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2-14)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4-18)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ato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distancia fuente X</text:p>
          </table:table-cell>
          <table:table-cell office:value-type="string" calcext:value-type="string">
            <text:p>distancia fuente Y</text:p>
          </table:table-cell>
          <table:table-cell office:value-type="string" calcext:value-type="string">
            <text:p>distancia Fuente</text:p>
          </table:table-cell>
        </table:table-row>
        <table:table-row table:style-name="ro1">
          <table:table-cell table:number-columns-repeated="2"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5" calcext:value-type="float">
            <text:p>8.955</text:p>
          </table:table-cell>
          <table:table-cell office:value-type="float" office:value="19.34" calcext:value-type="float">
            <text:p>19.34</text:p>
          </table:table-cell>
          <table:table-cell office:value-type="float" office:value="21.3126165685962" calcext:value-type="float">
            <text:p>21.3126165685962</text:p>
          </table:table-cell>
        </table:table-row>
        <table:table-row table:style-name="ro1">
          <table:table-cell table:number-columns-repeated="2"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425" calcext:value-type="float">
            <text:p>8.425</text:p>
          </table:table-cell>
          <table:table-cell office:value-type="float" office:value="9.44" calcext:value-type="float">
            <text:p>9.44</text:p>
          </table:table-cell>
          <table:table-cell office:value-type="float" office:value="12.6528346626359" calcext:value-type="float">
            <text:p>12.6528346626359</text:p>
          </table:table-cell>
        </table:table-row>
        <table:table-row table:style-name="ro1">
          <table:table-cell table:number-columns-repeated="2" office:value-type="string" calcext:value-type="string">
            <text:p>F6B24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895" calcext:value-type="float">
            <text:p>7.895</text:p>
          </table:table-cell>
          <table:table-cell office:value-type="float" office:value="13.04" calcext:value-type="float">
            <text:p>13.04</text:p>
          </table:table-cell>
          <table:table-cell office:value-type="float" office:value="15.2437733189654" calcext:value-type="float">
            <text:p>15.2437733189654</text:p>
          </table:table-cell>
        </table:table-row>
        <table:table-row table:style-name="ro1">
          <table:table-cell table:number-columns-repeated="2"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45" calcext:value-type="float">
            <text:p>3.44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593741158868" calcext:value-type="float">
            <text:p>14.3593741158868</text:p>
          </table:table-cell>
        </table:table-row>
        <table:table-row table:style-name="ro1">
          <table:table-cell table:number-columns-repeated="2" office:value-type="string" calcext:value-type="string">
            <text:p>F14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25" calcext:value-type="float">
            <text:p>8.425</text:p>
          </table:table-cell>
          <table:table-cell office:value-type="float" office:value="20.24" calcext:value-type="float">
            <text:p>20.24</text:p>
          </table:table-cell>
          <table:table-cell office:value-type="float" office:value="21.9234628879655" calcext:value-type="float">
            <text:p>21.9234628879655</text:p>
          </table:table-cell>
        </table:table-row>
        <table:table-row table:style-name="ro1">
          <table:table-cell table:number-columns-repeated="2"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55" calcext:value-type="float">
            <text:p>1.855</text:p>
          </table:table-cell>
          <table:table-cell office:value-type="float" office:value="11.24" calcext:value-type="float">
            <text:p>11.24</text:p>
          </table:table-cell>
          <table:table-cell office:value-type="float" office:value="11.3920421786438" calcext:value-type="float">
            <text:p>11.392042178643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64" calcext:value-type="float">
            <text:p>16.64</text:p>
          </table:table-cell>
          <table:table-cell office:value-type="float" office:value="17.1287214935178" calcext:value-type="float">
            <text:p>17.1287214935178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7.1159" calcext:value-type="float">
            <text:p>7.1159</text:p>
          </table:table-cell>
          <table:table-cell office:value-type="float" office:value="14.44" calcext:value-type="float">
            <text:p>14.44</text:p>
          </table:table-cell>
          <table:table-cell office:value-type="float" office:value="16.0981251333812" calcext:value-type="float">
            <text:p>16.098125133381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6.5859" calcext:value-type="float">
            <text:p>6.5859</text:p>
          </table:table-cell>
          <table:table-cell office:value-type="float" office:value="20.74" calcext:value-type="float">
            <text:p>20.74</text:p>
          </table:table-cell>
          <table:table-cell office:value-type="float" office:value="21.7605532744459" calcext:value-type="float">
            <text:p>21.760553274445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621337454044" calcext:value-type="float">
            <text:p>16.3621337454044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3684959154271" calcext:value-type="float">
            <text:p>15.3684959154271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642372300216" calcext:value-type="float">
            <text:p>18.064237230021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318066598822" calcext:value-type="float">
            <text:p>21.731806659882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6.5859" calcext:value-type="float">
            <text:p>6.5859</text:p>
          </table:table-cell>
          <table:table-cell office:value-type="float" office:value="12.64" calcext:value-type="float">
            <text:p>12.64</text:p>
          </table:table-cell>
          <table:table-cell office:value-type="float" office:value="14.2528480946792" calcext:value-type="float">
            <text:p>14.2528480946792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6.5859" calcext:value-type="float">
            <text:p>6.5859</text:p>
          </table:table-cell>
          <table:table-cell office:value-type="float" office:value="18.04" calcext:value-type="float">
            <text:p>18.04</text:p>
          </table:table-cell>
          <table:table-cell office:value-type="float" office:value="19.2045744240793" calcext:value-type="float">
            <text:p>19.2045744240793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20.74" calcext:value-type="float">
            <text:p>20.74</text:p>
          </table:table-cell>
          <table:table-cell office:value-type="float" office:value="20.8931926163164" calcext:value-type="float">
            <text:p>20.893192616316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1310912412074" calcext:value-type="float">
            <text:p>12.1310912412074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8.1759" calcext:value-type="float">
            <text:p>8.1759</text:p>
          </table:table-cell>
          <table:table-cell office:value-type="float" office:value="9.94" calcext:value-type="float">
            <text:p>9.94</text:p>
          </table:table-cell>
          <table:table-cell office:value-type="float" office:value="12.8704677774353" calcext:value-type="float">
            <text:p>12.870467777435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8.1759" calcext:value-type="float">
            <text:p>8.1759</text:p>
          </table:table-cell>
          <table:table-cell office:value-type="float" office:value="15.34" calcext:value-type="float">
            <text:p>15.34</text:p>
          </table:table-cell>
          <table:table-cell office:value-type="float" office:value="17.3827771316899" calcext:value-type="float">
            <text:p>17.382777131689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7.3968" calcext:value-type="float">
            <text:p>7.3968</text:p>
          </table:table-cell>
          <table:table-cell office:value-type="float" office:value="9.94" calcext:value-type="float">
            <text:p>9.94</text:p>
          </table:table-cell>
          <table:table-cell office:value-type="float" office:value="12.3901674823224" calcext:value-type="float">
            <text:p>12.390167482322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7.3968" calcext:value-type="float">
            <text:p>7.3968</text:p>
          </table:table-cell>
          <table:table-cell office:value-type="float" office:value="20.74" calcext:value-type="float">
            <text:p>20.74</text:p>
          </table:table-cell>
          <table:table-cell office:value-type="float" office:value="22.0195424620949" calcext:value-type="float">
            <text:p>22.0195424620949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9.84" calcext:value-type="float">
            <text:p>19.84</text:p>
          </table:table-cell>
          <table:table-cell office:value-type="float" office:value="19.847508831337" calcext:value-type="float">
            <text:p>19.84750883133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6.8668" calcext:value-type="float">
            <text:p>6.8668</text:p>
          </table:table-cell>
          <table:table-cell office:value-type="float" office:value="18.94" calcext:value-type="float">
            <text:p>18.94</text:p>
          </table:table-cell>
          <table:table-cell office:value-type="float" office:value="20.1463778938051" calcext:value-type="float">
            <text:p>20.146377893805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4.2029" calcext:value-type="float">
            <text:p>4.2029</text:p>
          </table:table-cell>
          <table:table-cell office:value-type="float" office:value="16.24" calcext:value-type="float">
            <text:p>16.24</text:p>
          </table:table-cell>
          <table:table-cell office:value-type="float" office:value="16.775040041979" calcext:value-type="float">
            <text:p>16.77504004197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0.84" calcext:value-type="float">
            <text:p>10.84</text:p>
          </table:table-cell>
          <table:table-cell office:value-type="float" office:value="13.7485659703112" calcext:value-type="float">
            <text:p>13.7485659703112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8.94" calcext:value-type="float">
            <text:p>18.94</text:p>
          </table:table-cell>
          <table:table-cell office:value-type="float" office:value="20.7422531620844" calcext:value-type="float">
            <text:p>20.742253162084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14" calcext:value-type="float">
            <text:p>17.14</text:p>
          </table:table-cell>
          <table:table-cell office:value-type="float" office:value="17.1486911106941" calcext:value-type="float">
            <text:p>17.1486911106941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1.6059" calcext:value-type="float">
            <text:p>1.60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111336637863" calcext:value-type="float">
            <text:p>18.11133663786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1.0759" calcext:value-type="float">
            <text:p>1.0759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66729351935" calcext:value-type="float">
            <text:p>21.66672935193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office:value-type="float" office:value="6.8668" calcext:value-type="float">
            <text:p>6.8668</text:p>
          </table:table-cell>
          <table:table-cell office:value-type="float" office:value="16.24" calcext:value-type="float">
            <text:p>16.24</text:p>
          </table:table-cell>
          <table:table-cell office:value-type="float" office:value="17.6320884253681" calcext:value-type="float">
            <text:p>17.632088425368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24" calcext:value-type="float">
            <text:p>11.24</text:p>
          </table:table-cell>
          <table:table-cell office:value-type="float" office:value="13.0434486731846" calcext:value-type="float">
            <text:p>13.0434486731846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21.14" calcext:value-type="float">
            <text:p>21.14</text:p>
          </table:table-cell>
          <table:table-cell office:value-type="float" office:value="21.1749641634289" calcext:value-type="float">
            <text:p>21.174964163428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6.74" calcext:value-type="float">
            <text:p>6.74</text:p>
          </table:table-cell>
          <table:table-cell office:value-type="float" office:value="6.84887635473878" calcext:value-type="float">
            <text:p>6.84887635473878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7.6777" calcext:value-type="float">
            <text:p>7.6777</text:p>
          </table:table-cell>
          <table:table-cell office:value-type="float" office:value="20.24" calcext:value-type="float">
            <text:p>20.24</text:p>
          </table:table-cell>
          <table:table-cell office:value-type="float" office:value="21.6472787502263" calcext:value-type="float">
            <text:p>21.6472787502263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411297100866" calcext:value-type="float">
            <text:p>10.41129710086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7.6777" calcext:value-type="float">
            <text:p>7.6777</text:p>
          </table:table-cell>
          <table:table-cell office:value-type="float" office:value="9.44" calcext:value-type="float">
            <text:p>9.44</text:p>
          </table:table-cell>
          <table:table-cell office:value-type="float" office:value="12.1680186263007" calcext:value-type="float">
            <text:p>12.168018626300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8.54" calcext:value-type="float">
            <text:p>8.54</text:p>
          </table:table-cell>
          <table:table-cell office:value-type="float" office:value="8.83817680986865" calcext:value-type="float">
            <text:p>8.8381768098686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8.54" calcext:value-type="float">
            <text:p>8.54</text:p>
          </table:table-cell>
          <table:table-cell office:value-type="float" office:value="8.83817680986865" calcext:value-type="float">
            <text:p>8.83817680986865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4800732499225" calcext:value-type="float">
            <text:p>18.480073249922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8.2077" calcext:value-type="float">
            <text:p>8.2077</text:p>
          </table:table-cell>
          <table:table-cell office:value-type="float" office:value="22.04" calcext:value-type="float">
            <text:p>22.04</text:p>
          </table:table-cell>
          <table:table-cell office:value-type="float" office:value="23.5186721413008" calcext:value-type="float">
            <text:p>23.5186721413008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6541489221905" calcext:value-type="float">
            <text:p>16.6541489221905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8.2077" calcext:value-type="float">
            <text:p>8.2077</text:p>
          </table:table-cell>
          <table:table-cell office:value-type="float" office:value="13.94" calcext:value-type="float">
            <text:p>13.94</text:p>
          </table:table-cell>
          <table:table-cell office:value-type="float" office:value="16.1768334135578" calcext:value-type="float">
            <text:p>16.1768334135578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7.1477" calcext:value-type="float">
            <text:p>7.1477</text:p>
          </table:table-cell>
          <table:table-cell office:value-type="float" office:value="18.44" calcext:value-type="float">
            <text:p>18.44</text:p>
          </table:table-cell>
          <table:table-cell office:value-type="float" office:value="19.7768353203944" calcext:value-type="float">
            <text:p>19.7768353203944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9.94" calcext:value-type="float">
            <text:p>9.94</text:p>
          </table:table-cell>
          <table:table-cell office:value-type="float" office:value="10.6463720685734" calcext:value-type="float">
            <text:p>10.6463720685734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8876674687482" calcext:value-type="float">
            <text:p>21.8876674687482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7.6777" calcext:value-type="float">
            <text:p>7.6777</text:p>
          </table:table-cell>
          <table:table-cell office:value-type="float" office:value="8.14" calcext:value-type="float">
            <text:p>8.14</text:p>
          </table:table-cell>
          <table:table-cell office:value-type="float" office:value="11.1895789594604" calcext:value-type="float">
            <text:p>11.189578959460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6817501741909" calcext:value-type="float">
            <text:p>17.681750174190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20.74" calcext:value-type="float">
            <text:p>20.74</text:p>
          </table:table-cell>
          <table:table-cell office:value-type="float" office:value="21.0876560627894" calcext:value-type="float">
            <text:p>21.0876560627894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9.44" calcext:value-type="float">
            <text:p>19.44</text:p>
          </table:table-cell>
          <table:table-cell office:value-type="float" office:value="19.6033542462126" calcext:value-type="float">
            <text:p>19.603354246212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7.6459" calcext:value-type="float">
            <text:p>7.6459</text:p>
          </table:table-cell>
          <table:table-cell office:value-type="float" office:value="17.64" calcext:value-type="float">
            <text:p>17.64</text:p>
          </table:table-cell>
          <table:table-cell office:value-type="float" office:value="19.2257480169173" calcext:value-type="float">
            <text:p>19.225748016917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8.1759" calcext:value-type="float">
            <text:p>8.1759</text:p>
          </table:table-cell>
          <table:table-cell office:value-type="float" office:value="16.74" calcext:value-type="float">
            <text:p>16.74</text:p>
          </table:table-cell>
          <table:table-cell office:value-type="float" office:value="18.6298937412429" calcext:value-type="float">
            <text:p>18.629893741242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04" calcext:value-type="float">
            <text:p>14.04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0711288354027" calcext:value-type="float">
            <text:p>14.071128835402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7.1159" calcext:value-type="float">
            <text:p>7.1159</text:p>
          </table:table-cell>
          <table:table-cell office:value-type="float" office:value="13.14" calcext:value-type="float">
            <text:p>13.14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0559" calcext:value-type="float">
            <text:p>6.0559</text:p>
          </table:table-cell>
          <table:table-cell office:value-type="float" office:value="14.94" calcext:value-type="float">
            <text:p>14.94</text:p>
          </table:table-cell>
          <table:table-cell office:value-type="float" office:value="16.1207172548246" calcext:value-type="float">
            <text:p>16.120717254824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5859" calcext:value-type="float">
            <text:p>6.5859</text:p>
          </table:table-cell>
          <table:table-cell office:value-type="float" office:value="9.54" calcext:value-type="float">
            <text:p>9.54</text:p>
          </table:table-cell>
          <table:table-cell office:value-type="float" office:value="11.5924837204975" calcext:value-type="float">
            <text:p>11.592483720497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7.74" calcext:value-type="float">
            <text:p>7.74</text:p>
          </table:table-cell>
          <table:table-cell office:value-type="float" office:value="7.99308580602636" calcext:value-type="float">
            <text:p>7.9930858060263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04" calcext:value-type="float">
            <text:p>14.04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7.6459" calcext:value-type="float">
            <text:p>7.6459</text:p>
          </table:table-cell>
          <table:table-cell office:value-type="float" office:value="20.34" calcext:value-type="float">
            <text:p>20.34</text:p>
          </table:table-cell>
          <table:table-cell office:value-type="float" office:value="21.729597023645" calcext:value-type="float">
            <text:p>21.72959702364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7.1159" calcext:value-type="float">
            <text:p>7.1159</text:p>
          </table:table-cell>
          <table:table-cell office:value-type="float" office:value="13.14" calcext:value-type="float">
            <text:p>13.14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785177726495" calcext:value-type="float">
            <text:p>11.378517772649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8.1759" calcext:value-type="float">
            <text:p>8.1759</text:p>
          </table:table-cell>
          <table:table-cell office:value-type="float" office:value="9.54" calcext:value-type="float">
            <text:p>9.54</text:p>
          </table:table-cell>
          <table:table-cell office:value-type="float" office:value="12.5641132122406" calcext:value-type="float">
            <text:p>12.564113212240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6.0559" calcext:value-type="float">
            <text:p>6.0559</text:p>
          </table:table-cell>
          <table:table-cell office:value-type="float" office:value="20.34" calcext:value-type="float">
            <text:p>20.34</text:p>
          </table:table-cell>
          <table:table-cell office:value-type="float" office:value="21.222382637442" calcext:value-type="float">
            <text:p>21.222382637442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7.9268" calcext:value-type="float">
            <text:p>7.9268</text:p>
          </table:table-cell>
          <table:table-cell office:value-type="float" office:value="18.54" calcext:value-type="float">
            <text:p>18.54</text:p>
          </table:table-cell>
          <table:table-cell office:value-type="float" office:value="20.1634758471847" calcext:value-type="float">
            <text:p>20.163475847184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1.34" calcext:value-type="float">
            <text:p>11.34</text:p>
          </table:table-cell>
          <table:table-cell office:value-type="float" office:value="11.4531443197927" calcext:value-type="float">
            <text:p>11.453144319792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2.1359" calcext:value-type="float">
            <text:p>2.1359</text:p>
          </table:table-cell>
          <table:table-cell office:value-type="float" office:value="10.44" calcext:value-type="float">
            <text:p>10.44</text:p>
          </table:table-cell>
          <table:table-cell office:value-type="float" office:value="10.6562502227566" calcext:value-type="float">
            <text:p>10.656250222756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4.2029" calcext:value-type="float">
            <text:p>4.2029</text:p>
          </table:table-cell>
          <table:table-cell office:value-type="float" office:value="14.94" calcext:value-type="float">
            <text:p>14.94</text:p>
          </table:table-cell>
          <table:table-cell office:value-type="float" office:value="15.5199216624956" calcext:value-type="float">
            <text:p>15.519921662495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3.6729" calcext:value-type="float">
            <text:p>3.672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900312018853" calcext:value-type="float">
            <text:p>18.90031201885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6.8668" calcext:value-type="float">
            <text:p>6.8668</text:p>
          </table:table-cell>
          <table:table-cell office:value-type="float" office:value="14.94" calcext:value-type="float">
            <text:p>14.94</text:p>
          </table:table-cell>
          <table:table-cell office:value-type="float" office:value="16.4425223807055" calcext:value-type="float">
            <text:p>16.442522380705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2.1359" calcext:value-type="float">
            <text:p>2.1359</text:p>
          </table:table-cell>
          <table:table-cell office:value-type="float" office:value="15.84" calcext:value-type="float">
            <text:p>15.84</text:p>
          </table:table-cell>
          <table:table-cell office:value-type="float" office:value="15.9833559933451" calcext:value-type="float">
            <text:p>15.983355993345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2.6659" calcext:value-type="float">
            <text:p>2.6659</text:p>
          </table:table-cell>
          <table:table-cell office:value-type="float" office:value="7.74" calcext:value-type="float">
            <text:p>7.74</text:p>
          </table:table-cell>
          <table:table-cell office:value-type="float" office:value="8.186245953427" calcext:value-type="float">
            <text:p>8.18624595342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7.3968" calcext:value-type="float">
            <text:p>7.3968</text:p>
          </table:table-cell>
          <table:table-cell office:value-type="float" office:value="16.74" calcext:value-type="float">
            <text:p>16.74</text:p>
          </table:table-cell>
          <table:table-cell office:value-type="float" office:value="18.3013729058779" calcext:value-type="float">
            <text:p>18.301372905877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8.4568" calcext:value-type="float">
            <text:p>8.4568</text:p>
          </table:table-cell>
          <table:table-cell office:value-type="float" office:value="12.24" calcext:value-type="float">
            <text:p>12.24</text:p>
          </table:table-cell>
          <table:table-cell office:value-type="float" office:value="14.8773339762203" calcext:value-type="float">
            <text:p>14.877333976220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1.0759" calcext:value-type="float">
            <text:p>1.0759</text:p>
          </table:table-cell>
          <table:table-cell office:value-type="float" office:value="14.94" calcext:value-type="float">
            <text:p>14.94</text:p>
          </table:table-cell>
          <table:table-cell office:value-type="float" office:value="14.9786902234474" calcext:value-type="float">
            <text:p>14.978690223447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0.5459" calcext:value-type="float">
            <text:p>0.545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5480351199258" calcext:value-type="float">
            <text:p>18.5480351199258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  <table:table-cell office:value-type="float" office:value="2.1359" calcext:value-type="float">
            <text:p>2.135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6626275966167" calcext:value-type="float">
            <text:p>18.6626275966167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6.64" calcext:value-type="float">
            <text:p>16.64</text:p>
          </table:table-cell>
          <table:table-cell office:value-type="float" office:value="16.8897506920617" calcext:value-type="float">
            <text:p>16.8897506920617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9.34" calcext:value-type="float">
            <text:p>19.34</text:p>
          </table:table-cell>
          <table:table-cell office:value-type="float" office:value="19.5552979634676" calcext:value-type="float">
            <text:p>19.5552979634676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94" calcext:value-type="float">
            <text:p>18.94</text:p>
          </table:table-cell>
          <table:table-cell office:value-type="float" office:value="18.9580378267372" calcext:value-type="float">
            <text:p>18.9580378267372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24" calcext:value-type="float">
            <text:p>16.24</text:p>
          </table:table-cell>
          <table:table-cell office:value-type="float" office:value="16.2610331233904" calcext:value-type="float">
            <text:p>16.2610331233904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1.8868" calcext:value-type="float">
            <text:p>1.8868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295161566958" calcext:value-type="float">
            <text:p>19.9295161566958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6.8986" calcext:value-type="float">
            <text:p>6.8986</text:p>
          </table:table-cell>
          <table:table-cell office:value-type="float" office:value="16.24" calcext:value-type="float">
            <text:p>16.24</text:p>
          </table:table-cell>
          <table:table-cell office:value-type="float" office:value="17.6444972147126" calcext:value-type="float">
            <text:p>17.6444972147126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  <table:table-cell office:value-type="float" office:value="1.3568" calcext:value-type="float">
            <text:p>1.35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909509490242" calcext:value-type="float">
            <text:p>18.0909509490242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  <table:table-cell office:value-type="float" office:value="7.6777" calcext:value-type="float">
            <text:p>7.6777</text:p>
          </table:table-cell>
          <table:table-cell office:value-type="float" office:value="8.64" calcext:value-type="float">
            <text:p>8.64</text:p>
          </table:table-cell>
          <table:table-cell office:value-type="float" office:value="11.5584028866449" calcext:value-type="float">
            <text:p>11.5584028866449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96399758536" calcext:value-type="float">
            <text:p>11.96399758536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0.44" calcext:value-type="float">
            <text:p>10.44</text:p>
          </table:table-cell>
          <table:table-cell office:value-type="float" office:value="11.3074439738829" calcext:value-type="float">
            <text:p>11.307443973882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5.775" calcext:value-type="float">
            <text:p>5.77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7.895" calcext:value-type="float">
            <text:p>7.895</text:p>
          </table:table-cell>
          <table:table-cell office:value-type="float" office:value="14.54" calcext:value-type="float">
            <text:p>14.54</text:p>
          </table:table-cell>
          <table:table-cell office:value-type="float" office:value="16.545169234553" calcext:value-type="float">
            <text:p>16.545169234553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7.895" calcext:value-type="float">
            <text:p>7.895</text:p>
          </table:table-cell>
          <table:table-cell office:value-type="float" office:value="11.84" calcext:value-type="float">
            <text:p>11.84</text:p>
          </table:table-cell>
          <table:table-cell office:value-type="float" office:value="14.2308336017255" calcext:value-type="float">
            <text:p>14.230833601725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265" calcext:value-type="float">
            <text:p>0.265</text:p>
          </table:table-cell>
          <table:table-cell office:value-type="float" office:value="7.34" calcext:value-type="float">
            <text:p>7.34</text:p>
          </table:table-cell>
          <table:table-cell office:value-type="float" office:value="7.34478216150758" calcext:value-type="float">
            <text:p>7.3447821615075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795" calcext:value-type="float">
            <text:p>0.79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561717790151" calcext:value-type="float">
            <text:p>14.56171779015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7.895" calcext:value-type="float">
            <text:p>7.895</text:p>
          </table:table-cell>
          <table:table-cell office:value-type="float" office:value="19.94" calcext:value-type="float">
            <text:p>19.94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7.34" calcext:value-type="float">
            <text:p>7.34</text:p>
          </table:table-cell>
          <table:table-cell office:value-type="float" office:value="7.57077439896342" calcext:value-type="float">
            <text:p>7.570774398963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7.34" calcext:value-type="float">
            <text:p>7.34</text:p>
          </table:table-cell>
          <table:table-cell office:value-type="float" office:value="7.57077439896342" calcext:value-type="float">
            <text:p>7.5707743989634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385" calcext:value-type="float">
            <text:p>2.38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778236864097" calcext:value-type="float">
            <text:p>12.077823686409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7.895" calcext:value-type="float">
            <text:p>7.895</text:p>
          </table:table-cell>
          <table:table-cell office:value-type="float" office:value="19.94" calcext:value-type="float">
            <text:p>19.94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5510329238929" calcext:value-type="float">
            <text:p>15.551032923892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795" calcext:value-type="float">
            <text:p>0.79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583204571013" calcext:value-type="float">
            <text:p>17.2583204571013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5.775" calcext:value-type="float">
            <text:p>5.77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5.775" calcext:value-type="float">
            <text:p>5.775</text:p>
          </table:table-cell>
          <table:table-cell office:value-type="float" office:value="15.44" calcext:value-type="float">
            <text:p>15.44</text:p>
          </table:table-cell>
          <table:table-cell office:value-type="float" office:value="16.4846663599844" calcext:value-type="float">
            <text:p>16.484666359984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265" calcext:value-type="float">
            <text:p>0.26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14193553621" calcext:value-type="float">
            <text:p>18.14193553621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20.84" calcext:value-type="float">
            <text:p>20.84</text:p>
          </table:table-cell>
          <table:table-cell office:value-type="float" office:value="20.922395297862" calcext:value-type="float">
            <text:p>20.92239529786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855" calcext:value-type="float">
            <text:p>1.85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2099277666397" calcext:value-type="float">
            <text:p>10.209927766639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6.305" calcext:value-type="float">
            <text:p>6.30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9130730644733" calcext:value-type="float">
            <text:p>20.9130730644733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8.955" calcext:value-type="float">
            <text:p>8.955</text:p>
          </table:table-cell>
          <table:table-cell office:value-type="float" office:value="12.74" calcext:value-type="float">
            <text:p>12.74</text:p>
          </table:table-cell>
          <table:table-cell office:value-type="float" office:value="15.5723994618684" calcext:value-type="float">
            <text:p>15.5723994618684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325" calcext:value-type="float">
            <text:p>1.325</text:p>
          </table:table-cell>
          <table:table-cell office:value-type="float" office:value="19.04" calcext:value-type="float">
            <text:p>19.04</text:p>
          </table:table-cell>
          <table:table-cell office:value-type="float" office:value="19.0860479146417" calcext:value-type="float">
            <text:p>19.0860479146417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325" calcext:value-type="float">
            <text:p>1.325</text:p>
          </table:table-cell>
          <table:table-cell office:value-type="float" office:value="13.64" calcext:value-type="float">
            <text:p>13.64</text:p>
          </table:table-cell>
          <table:table-cell office:value-type="float" office:value="13.7042046467498" calcext:value-type="float">
            <text:p>13.704204646749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7.1159" calcext:value-type="float">
            <text:p>7.1159</text:p>
          </table:table-cell>
          <table:table-cell office:value-type="float" office:value="10.04" calcext:value-type="float">
            <text:p>10.04</text:p>
          </table:table-cell>
          <table:table-cell office:value-type="float" office:value="12.3059998703884" calcext:value-type="float">
            <text:p>12.3059998703884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9654971736711" calcext:value-type="float">
            <text:p>15.965497173671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3720267724268" calcext:value-type="float">
            <text:p>13.372026772426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6.5859" calcext:value-type="float">
            <text:p>6.5859</text:p>
          </table:table-cell>
          <table:table-cell office:value-type="float" office:value="9.14" calcext:value-type="float">
            <text:p>9.14</text:p>
          </table:table-cell>
          <table:table-cell office:value-type="float" office:value="11.2655971350834" calcext:value-type="float">
            <text:p>11.265597135083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7.34" calcext:value-type="float">
            <text:p>7.34</text:p>
          </table:table-cell>
          <table:table-cell office:value-type="float" office:value="8.38922523255276" calcext:value-type="float">
            <text:p>8.3892252325527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1.8868" calcext:value-type="float">
            <text:p>1.8868</text:p>
          </table:table-cell>
          <table:table-cell office:value-type="float" office:value="13.14" calcext:value-type="float">
            <text:p>13.14</text:p>
          </table:table-cell>
          <table:table-cell office:value-type="float" office:value="13.2747736040959" calcext:value-type="float">
            <text:p>13.2747736040959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0.8268" calcext:value-type="float">
            <text:p>0.8268</text:p>
          </table:table-cell>
          <table:table-cell office:value-type="float" office:value="9.54" calcext:value-type="float">
            <text:p>9.54</text:p>
          </table:table-cell>
          <table:table-cell office:value-type="float" office:value="9.57576097446046" calcext:value-type="float">
            <text:p>9.5757609744604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54" calcext:value-type="float">
            <text:p>18.54</text:p>
          </table:table-cell>
          <table:table-cell office:value-type="float" office:value="18.6357617027048" calcext:value-type="float">
            <text:p>18.6357617027048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7.9586" calcext:value-type="float">
            <text:p>7.9586</text:p>
          </table:table-cell>
          <table:table-cell office:value-type="float" office:value="21.24" calcext:value-type="float">
            <text:p>21.24</text:p>
          </table:table-cell>
          <table:table-cell office:value-type="float" office:value="22.6820835453889" calcext:value-type="float">
            <text:p>22.6820835453889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0.8268" calcext:value-type="float">
            <text:p>0.8268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678929829046" calcext:value-type="float">
            <text:p>12.2678929829046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6.8986" calcext:value-type="float">
            <text:p>6.8986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780418558117" calcext:value-type="float">
            <text:p>21.4780418558117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  <table:table-cell office:value-type="float" office:value="1.3568" calcext:value-type="float">
            <text:p>1.3568</text:p>
          </table:table-cell>
          <table:table-cell office:value-type="float" office:value="16.74" calcext:value-type="float">
            <text:p>16.74</text:p>
          </table:table-cell>
          <table:table-cell office:value-type="float" office:value="16.7948952434959" calcext:value-type="float">
            <text:p>16.794895243495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8855348764112" calcext:value-type="float">
            <text:p>16.885534876411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974215353505" calcext:value-type="float">
            <text:p>19.997421535350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917347753125" calcext:value-type="float">
            <text:p>21.691734775312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6222156116222" calcext:value-type="float">
            <text:p>17.622215611622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2566546123837" calcext:value-type="float">
            <text:p>11.256654612383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810137747837" calcext:value-type="float">
            <text:p>15.581013774783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21.64" calcext:value-type="float">
            <text:p>21.64</text:p>
          </table:table-cell>
          <table:table-cell office:value-type="float" office:value="22.1285627202152" calcext:value-type="float">
            <text:p>22.128562720215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9.84" calcext:value-type="float">
            <text:p>19.84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9.84" calcext:value-type="float">
            <text:p>19.84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088735834974" calcext:value-type="float">
            <text:p>16.3088735834974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748634164984" calcext:value-type="float">
            <text:p>15.748634164984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00620623246" calcext:value-type="float">
            <text:p>2.900620623246</text:p>
          </table:table-cell>
          <table:table-cell office:value-type="float" office:value="6.3368" calcext:value-type="float">
            <text:p>6.3368</text:p>
          </table:table-cell>
          <table:table-cell office:value-type="float" office:value="10.04" calcext:value-type="float">
            <text:p>10.04</text:p>
          </table:table-cell>
          <table:table-cell office:value-type="float" office:value="11.8725159187091" calcext:value-type="float">
            <text:p>11.8725159187091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00620623246" calcext:value-type="float">
            <text:p>2.900620623246</text:p>
          </table:table-cell>
          <table:table-cell office:value-type="float" office:value="6.3368" calcext:value-type="float">
            <text:p>6.3368</text:p>
          </table:table-cell>
          <table:table-cell office:value-type="float" office:value="7.34" calcext:value-type="float">
            <text:p>7.34</text:p>
          </table:table-cell>
          <table:table-cell office:value-type="float" office:value="9.6969394264376" calcext:value-type="float">
            <text:p>9.6969394264376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9.04" calcext:value-type="float">
            <text:p>19.04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06343263119" calcext:value-type="float">
            <text:p>10.0634326311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2948224522087" calcext:value-type="float">
            <text:p>10.294822452208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0.94" calcext:value-type="float">
            <text:p>10.94</text:p>
          </table:table-cell>
          <table:table-cell office:value-type="float" office:value="13.3652787958202" calcext:value-type="float">
            <text:p>13.365278795820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1477" calcext:value-type="float">
            <text:p>7.1477</text:p>
          </table:table-cell>
          <table:table-cell office:value-type="float" office:value="19.94" calcext:value-type="float">
            <text:p>19.94</text:p>
          </table:table-cell>
          <table:table-cell office:value-type="float" office:value="21.1823798306517" calcext:value-type="float">
            <text:p>21.182379830651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8.2077" calcext:value-type="float">
            <text:p>8.2077</text:p>
          </table:table-cell>
          <table:table-cell office:value-type="float" office:value="20.84" calcext:value-type="float">
            <text:p>20.84</text:p>
          </table:table-cell>
          <table:table-cell office:value-type="float" office:value="22.3980342728999" calcext:value-type="float">
            <text:p>22.398034272899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9.04" calcext:value-type="float">
            <text:p>19.04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8.2077" calcext:value-type="float">
            <text:p>8.2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4859926595547" calcext:value-type="float">
            <text:p>17.4859926595547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2.74" calcext:value-type="float">
            <text:p>12.74</text:p>
          </table:table-cell>
          <table:table-cell office:value-type="float" office:value="14.3562374349967" calcext:value-type="float">
            <text:p>14.356237434996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822692607482" calcext:value-type="float">
            <text:p>18.282269260748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64" calcext:value-type="float">
            <text:p>13.64</text:p>
          </table:table-cell>
          <table:table-cell office:value-type="float" office:value="15.6523697020611" calcext:value-type="float">
            <text:p>15.652369702061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55247533524" calcext:value-type="float">
            <text:p>15.45524753352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606901336348" calcext:value-type="float">
            <text:p>15.606901336348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5.44" calcext:value-type="float">
            <text:p>15.44</text:p>
          </table:table-cell>
          <table:table-cell office:value-type="float" office:value="16.7984390134917" calcext:value-type="float">
            <text:p>16.798439013491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8.2077" calcext:value-type="float">
            <text:p>8.2077</text:p>
          </table:table-cell>
          <table:table-cell office:value-type="float" office:value="12.74" calcext:value-type="float">
            <text:p>12.74</text:p>
          </table:table-cell>
          <table:table-cell office:value-type="float" office:value="15.1549971722201" calcext:value-type="float">
            <text:p>15.154997172220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9.94" calcext:value-type="float">
            <text:p>19.94</text:p>
          </table:table-cell>
          <table:table-cell office:value-type="float" office:value="19.9770645321704" calcext:value-type="float">
            <text:p>19.977064532170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7.34" calcext:value-type="float">
            <text:p>7.34</text:p>
          </table:table-cell>
          <table:table-cell office:value-type="float" office:value="7.68487926531706" calcext:value-type="float">
            <text:p>7.68487926531706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0.94" calcext:value-type="float">
            <text:p>10.94</text:p>
          </table:table-cell>
          <table:table-cell office:value-type="float" office:value="11.0785079465829" calcext:value-type="float">
            <text:p>11.078507946582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office:value-type="float" office:value="7.4604" calcext:value-type="float">
            <text:p>7.4604</text:p>
          </table:table-cell>
          <table:table-cell office:value-type="float" office:value="11.24" calcext:value-type="float">
            <text:p>11.24</text:p>
          </table:table-cell>
          <table:table-cell office:value-type="float" office:value="13.4905584821385" calcext:value-type="float">
            <text:p>13.4905584821385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office:value-type="float" office:value="7.4604" calcext:value-type="float">
            <text:p>7.4604</text:p>
          </table:table-cell>
          <table:table-cell office:value-type="float" office:value="19.34" calcext:value-type="float">
            <text:p>19.34</text:p>
          </table:table-cell>
          <table:table-cell office:value-type="float" office:value="20.7290416604338" calcext:value-type="float">
            <text:p>20.729041660433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7.74" calcext:value-type="float">
            <text:p>7.74</text:p>
          </table:table-cell>
          <table:table-cell office:value-type="float" office:value="7.88348638373277" calcext:value-type="float">
            <text:p>7.8834863837327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7.1795" calcext:value-type="float">
            <text:p>7.1795</text:p>
          </table:table-cell>
          <table:table-cell office:value-type="float" office:value="15.84" calcext:value-type="float">
            <text:p>15.84</text:p>
          </table:table-cell>
          <table:table-cell office:value-type="float" office:value="17.3911132550507" calcext:value-type="float">
            <text:p>17.391113255050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0.44" calcext:value-type="float">
            <text:p>10.44</text:p>
          </table:table-cell>
          <table:table-cell office:value-type="float" office:value="11.2141198077468" calcext:value-type="float">
            <text:p>11.2141198077468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9.54" calcext:value-type="float">
            <text:p>9.54</text:p>
          </table:table-cell>
          <table:table-cell office:value-type="float" office:value="9.6567778043455" calcext:value-type="float">
            <text:p>9.656777804345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7.74" calcext:value-type="float">
            <text:p>7.74</text:p>
          </table:table-cell>
          <table:table-cell office:value-type="float" office:value="8.31349944743488" calcext:value-type="float">
            <text:p>8.31349944743488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21.24" calcext:value-type="float">
            <text:p>21.24</text:p>
          </table:table-cell>
          <table:table-cell office:value-type="float" office:value="21.631007444465" calcext:value-type="float">
            <text:p>21.63100744446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20.34" calcext:value-type="float">
            <text:p>20.34</text:p>
          </table:table-cell>
          <table:table-cell office:value-type="float" office:value="20.5650741078777" calcext:value-type="float">
            <text:p>20.5650741078777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3.14" calcext:value-type="float">
            <text:p>13.14</text:p>
          </table:table-cell>
          <table:table-cell office:value-type="float" office:value="13.1755520780915" calcext:value-type="float">
            <text:p>13.175552078091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9.54" calcext:value-type="float">
            <text:p>9.54</text:p>
          </table:table-cell>
          <table:table-cell office:value-type="float" office:value="10.6016644005788" calcext:value-type="float">
            <text:p>10.6016644005788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20.34" calcext:value-type="float">
            <text:p>20.34</text:p>
          </table:table-cell>
          <table:table-cell office:value-type="float" office:value="20.8590337279199" calcext:value-type="float">
            <text:p>20.8590337279199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7.74" calcext:value-type="float">
            <text:p>7.74</text:p>
          </table:table-cell>
          <table:table-cell office:value-type="float" office:value="7.88348638373277" calcext:value-type="float">
            <text:p>7.8834863837327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8990578819808" calcext:value-type="float">
            <text:p>17.899057881980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7.74" calcext:value-type="float">
            <text:p>7.74</text:p>
          </table:table-cell>
          <table:table-cell office:value-type="float" office:value="8.52123688571677" calcext:value-type="float">
            <text:p>8.52123688571677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8.54" calcext:value-type="float">
            <text:p>18.54</text:p>
          </table:table-cell>
          <table:table-cell office:value-type="float" office:value="18.7083635859072" calcext:value-type="float">
            <text:p>18.708363585907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360436515846" calcext:value-type="float">
            <text:p>18.236043651584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2.1147" calcext:value-type="float">
            <text:p>2.1147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576902086795" calcext:value-type="float">
            <text:p>19.057690208679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2.1147" calcext:value-type="float">
            <text:p>2.1147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43080648565" calcext:value-type="float">
            <text:p>21.74308064856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2.6447" calcext:value-type="float">
            <text:p>2.6447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28285817094" calcext:value-type="float">
            <text:p>18.2328285817094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3.7047" calcext:value-type="float">
            <text:p>3.7047</text:p>
          </table:table-cell>
          <table:table-cell office:value-type="float" office:value="10.84" calcext:value-type="float">
            <text:p>10.84</text:p>
          </table:table-cell>
          <table:table-cell office:value-type="float" office:value="11.4555838825439" calcext:value-type="float">
            <text:p>11.455583882543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4.2347" calcext:value-type="float">
            <text:p>4.2347</text:p>
          </table:table-cell>
          <table:table-cell office:value-type="float" office:value="15.34" calcext:value-type="float">
            <text:p>15.34</text:p>
          </table:table-cell>
          <table:table-cell office:value-type="float" office:value="15.9137765502096" calcext:value-type="float">
            <text:p>15.913776550209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office:value-type="float" office:value="4.2347" calcext:value-type="float">
            <text:p>4.2347</text:p>
          </table:table-cell>
          <table:table-cell office:value-type="float" office:value="18.04" calcext:value-type="float">
            <text:p>18.04</text:p>
          </table:table-cell>
          <table:table-cell office:value-type="float" office:value="18.5303611429999" calcext:value-type="float">
            <text:p>18.5303611429999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4238" calcext:value-type="float">
            <text:p>3.4238</text:p>
          </table:table-cell>
          <table:table-cell office:value-type="float" office:value="19.94" calcext:value-type="float">
            <text:p>19.94</text:p>
          </table:table-cell>
          <table:table-cell office:value-type="float" office:value="20.2318068011732" calcext:value-type="float">
            <text:p>20.2318068011732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4238" calcext:value-type="float">
            <text:p>3.42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4238" calcext:value-type="float">
            <text:p>3.42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4.4838" calcext:value-type="float">
            <text:p>4.4838</text:p>
          </table:table-cell>
          <table:table-cell office:value-type="float" office:value="15.44" calcext:value-type="float">
            <text:p>15.44</text:p>
          </table:table-cell>
          <table:table-cell office:value-type="float" office:value="16.0778749354509" calcext:value-type="float">
            <text:p>16.077874935450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8.14" calcext:value-type="float">
            <text:p>18.14</text:p>
          </table:table-cell>
          <table:table-cell office:value-type="float" office:value="18.3693679379558" calcext:value-type="float">
            <text:p>18.3693679379558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0.94" calcext:value-type="float">
            <text:p>10.94</text:p>
          </table:table-cell>
          <table:table-cell office:value-type="float" office:value="11.6325463437719" calcext:value-type="float">
            <text:p>11.632546343771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6.34" calcext:value-type="float">
            <text:p>16.34</text:p>
          </table:table-cell>
          <table:table-cell office:value-type="float" office:value="16.81154765154" calcext:value-type="float">
            <text:p>16.8115476515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4.4838" calcext:value-type="float">
            <text:p>4.4838</text:p>
          </table:table-cell>
          <table:table-cell office:value-type="float" office:value="20.84" calcext:value-type="float">
            <text:p>20.84</text:p>
          </table:table-cell>
          <table:table-cell office:value-type="float" office:value="21.3168961727546" calcext:value-type="float">
            <text:p>21.316896172754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5.44" calcext:value-type="float">
            <text:p>15.44</text:p>
          </table:table-cell>
          <table:table-cell office:value-type="float" office:value="15.7088407732716" calcext:value-type="float">
            <text:p>15.708840773271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14" calcext:value-type="float">
            <text:p>18.14</text:p>
          </table:table-cell>
          <table:table-cell office:value-type="float" office:value="18.6859322068769" calcext:value-type="float">
            <text:p>18.6859322068769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0.795" calcext:value-type="float">
            <text:p>0.795</text:p>
          </table:table-cell>
          <table:table-cell office:value-type="float" office:value="8.74" calcext:value-type="float">
            <text:p>8.74</text:p>
          </table:table-cell>
          <table:table-cell office:value-type="float" office:value="8.77608255430634" calcext:value-type="float">
            <text:p>8.7760825543063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1709091699333" calcext:value-type="float">
            <text:p>14.170909169933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3466590502249" calcext:value-type="float">
            <text:p>12.346659050224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14" calcext:value-type="float">
            <text:p>14.14</text:p>
          </table:table-cell>
          <table:table-cell office:value-type="float" office:value="15.5985152758203" calcext:value-type="float">
            <text:p>15.5985152758203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7.84" calcext:value-type="float">
            <text:p>7.84</text:p>
          </table:table-cell>
          <table:table-cell office:value-type="float" office:value="7.97578483301173" calcext:value-type="float">
            <text:p>7.9757848330117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6.0559" calcext:value-type="float">
            <text:p>6.055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8.64" calcext:value-type="float">
            <text:p>18.64</text:p>
          </table:table-cell>
          <table:table-cell office:value-type="float" office:value="19.9520834202847" calcext:value-type="float">
            <text:p>19.952083420284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8.7059" calcext:value-type="float">
            <text:p>8.7059</text:p>
          </table:table-cell>
          <table:table-cell office:value-type="float" office:value="15.94" calcext:value-type="float">
            <text:p>15.94</text:p>
          </table:table-cell>
          <table:table-cell office:value-type="float" office:value="18.1624969321401" calcext:value-type="float">
            <text:p>18.162496932140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office:value-type="float" office:value="6.0559" calcext:value-type="float">
            <text:p>6.055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2.6447" calcext:value-type="float">
            <text:p>2.6447</text:p>
          </table:table-cell>
          <table:table-cell office:value-type="float" office:value="16.74" calcext:value-type="float">
            <text:p>16.74</text:p>
          </table:table-cell>
          <table:table-cell office:value-type="float" office:value="16.947626326126" calcext:value-type="float">
            <text:p>16.94762632612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4.7647" calcext:value-type="float">
            <text:p>4.7647</text:p>
          </table:table-cell>
          <table:table-cell office:value-type="float" office:value="18.54" calcext:value-type="float">
            <text:p>18.54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3.1747" calcext:value-type="float">
            <text:p>3.1747</text:p>
          </table:table-cell>
          <table:table-cell office:value-type="float" office:value="18.54" calcext:value-type="float">
            <text:p>18.54</text:p>
          </table:table-cell>
          <table:table-cell office:value-type="float" office:value="18.8098463600849" calcext:value-type="float">
            <text:p>18.809846360084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4.7647" calcext:value-type="float">
            <text:p>4.7647</text:p>
          </table:table-cell>
          <table:table-cell office:value-type="float" office:value="18.54" calcext:value-type="float">
            <text:p>18.54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office:value-type="float" office:value="4.7647" calcext:value-type="float">
            <text:p>4.7647</text:p>
          </table:table-cell>
          <table:table-cell office:value-type="float" office:value="15.84" calcext:value-type="float">
            <text:p>15.84</text:p>
          </table:table-cell>
          <table:table-cell office:value-type="float" office:value="16.5410993011347" calcext:value-type="float">
            <text:p>16.541099301134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7.54" calcext:value-type="float">
            <text:p>17.54</text:p>
          </table:table-cell>
          <table:table-cell office:value-type="float" office:value="18.0774317180981" calcext:value-type="float">
            <text:p>18.077431718098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5830667352379" calcext:value-type="float">
            <text:p>10.5830667352379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20.24" calcext:value-type="float">
            <text:p>20.24</text:p>
          </table:table-cell>
          <table:table-cell office:value-type="float" office:value="20.7074754019533" calcext:value-type="float">
            <text:p>20.707475401953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1.031807581829" calcext:value-type="float">
            <text:p>11.03180758182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22.04" calcext:value-type="float">
            <text:p>22.04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22.04" calcext:value-type="float">
            <text:p>22.04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2.6659" calcext:value-type="float">
            <text:p>2.6659</text:p>
          </table:table-cell>
          <table:table-cell office:value-type="float" office:value="12.34" calcext:value-type="float">
            <text:p>12.34</text:p>
          </table:table-cell>
          <table:table-cell office:value-type="float" office:value="12.6246830776063" calcext:value-type="float">
            <text:p>12.624683077606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1.0759" calcext:value-type="float">
            <text:p>1.0759</text:p>
          </table:table-cell>
          <table:table-cell office:value-type="float" office:value="20.44" calcext:value-type="float">
            <text:p>20.44</text:p>
          </table:table-cell>
          <table:table-cell office:value-type="float" office:value="20.4682964804109" calcext:value-type="float">
            <text:p>20.468296480410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1.0759" calcext:value-type="float">
            <text:p>1.0759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784336325097" calcext:value-type="float">
            <text:p>15.078433632509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44" calcext:value-type="float">
            <text:p>20.44</text:p>
          </table:table-cell>
          <table:table-cell office:value-type="float" office:value="21.5626190950914" calcext:value-type="float">
            <text:p>21.562619095091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1.0759" calcext:value-type="float">
            <text:p>1.0759</text:p>
          </table:table-cell>
          <table:table-cell office:value-type="float" office:value="17.74" calcext:value-type="float">
            <text:p>17.74</text:p>
          </table:table-cell>
          <table:table-cell office:value-type="float" office:value="17.7725957814271" calcext:value-type="float">
            <text:p>17.7725957814271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2.6659" calcext:value-type="float">
            <text:p>2.6659</text:p>
          </table:table-cell>
          <table:table-cell office:value-type="float" office:value="17.74" calcext:value-type="float">
            <text:p>17.74</text:p>
          </table:table-cell>
          <table:table-cell office:value-type="float" office:value="17.9391923678297" calcext:value-type="float">
            <text:p>17.939192367829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6.8668" calcext:value-type="float">
            <text:p>6.86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1219170879877" calcext:value-type="float">
            <text:p>14.1219170879877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2310715101993" calcext:value-type="float">
            <text:p>18.2310715101993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361025007477" calcext:value-type="float">
            <text:p>13.03610250074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361025007477" calcext:value-type="float">
            <text:p>13.0361025007477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2.1359" calcext:value-type="float">
            <text:p>2.1359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542395737681" calcext:value-type="float">
            <text:p>10.754239573768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7.9268" calcext:value-type="float">
            <text:p>7.9268</text:p>
          </table:table-cell>
          <table:table-cell office:value-type="float" office:value="13.24" calcext:value-type="float">
            <text:p>13.24</text:p>
          </table:table-cell>
          <table:table-cell office:value-type="float" office:value="15.4315183387767" calcext:value-type="float">
            <text:p>15.431518338776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2.1359" calcext:value-type="float">
            <text:p>2.1359</text:p>
          </table:table-cell>
          <table:table-cell office:value-type="float" office:value="15.94" calcext:value-type="float">
            <text:p>15.94</text:p>
          </table:table-cell>
          <table:table-cell office:value-type="float" office:value="16.0824646372998" calcext:value-type="float">
            <text:p>16.0824646372998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1.6059" calcext:value-type="float">
            <text:p>1.6059</text:p>
          </table:table-cell>
          <table:table-cell office:value-type="float" office:value="14.14" calcext:value-type="float">
            <text:p>14.14</text:p>
          </table:table-cell>
          <table:table-cell office:value-type="float" office:value="14.2309" calcext:value-type="float">
            <text:p>14.2309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8.4568" calcext:value-type="float">
            <text:p>8.4568</text:p>
          </table:table-cell>
          <table:table-cell office:value-type="float" office:value="17.74" calcext:value-type="float">
            <text:p>17.74</text:p>
          </table:table-cell>
          <table:table-cell office:value-type="float" office:value="19.6526096546998" calcext:value-type="float">
            <text:p>19.652609654699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14" calcext:value-type="float">
            <text:p>14.14</text:p>
          </table:table-cell>
          <table:table-cell office:value-type="float" office:value="15.9578272405738" calcext:value-type="float">
            <text:p>15.957827240573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8.24" calcext:value-type="float">
            <text:p>8.24</text:p>
          </table:table-cell>
          <table:table-cell office:value-type="float" office:value="8.97783259269742" calcext:value-type="float">
            <text:p>8.9778325926974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office:value-type="float" office:value="7.1795" calcext:value-type="float">
            <text:p>7.1795</text:p>
          </table:table-cell>
          <table:table-cell office:value-type="float" office:value="7.34" calcext:value-type="float">
            <text:p>7.34</text:p>
          </table:table-cell>
          <table:table-cell office:value-type="float" office:value="10.2674641586908" calcext:value-type="float">
            <text:p>10.2674641586908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office:value-type="float" office:value="7.1795" calcext:value-type="float">
            <text:p>7.1795</text:p>
          </table:table-cell>
          <table:table-cell office:value-type="float" office:value="10.04" calcext:value-type="float">
            <text:p>10.04</text:p>
          </table:table-cell>
          <table:table-cell office:value-type="float" office:value="12.3428854102272" calcext:value-type="float">
            <text:p>12.342885410227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81760396060147" calcext:value-type="float">
            <text:p>3.81760396060147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9.04" calcext:value-type="float">
            <text:p>9.04</text:p>
          </table:table-cell>
          <table:table-cell office:value-type="float" office:value="9.45931607054654" calcext:value-type="float">
            <text:p>9.4593160705465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9.64" calcext:value-type="float">
            <text:p>9.64</text:p>
          </table:table-cell>
          <table:table-cell office:value-type="float" office:value="10.5732818567605" calcext:value-type="float">
            <text:p>10.5732818567605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8.74" calcext:value-type="float">
            <text:p>8.74</text:p>
          </table:table-cell>
          <table:table-cell office:value-type="float" office:value="8.82423409268476" calcext:value-type="float">
            <text:p>8.8242340926847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9.54" calcext:value-type="float">
            <text:p>19.54</text:p>
          </table:table-cell>
          <table:table-cell office:value-type="float" office:value="19.9086222080409" calcext:value-type="float">
            <text:p>19.9086222080409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1.44" calcext:value-type="float">
            <text:p>11.44</text:p>
          </table:table-cell>
          <table:table-cell office:value-type="float" office:value="12.0588240812486" calcext:value-type="float">
            <text:p>12.0588240812486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360279367448" calcext:value-type="float">
            <text:p>4.1236027936744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8.64" calcext:value-type="float">
            <text:p>8.64</text:p>
          </table:table-cell>
          <table:table-cell office:value-type="float" office:value="9.07781143902538" calcext:value-type="float">
            <text:p>9.07781143902538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360279367448" calcext:value-type="float">
            <text:p>4.1236027936744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8.64" calcext:value-type="float">
            <text:p>8.64</text:p>
          </table:table-cell>
          <table:table-cell office:value-type="float" office:value="9.07781143902538" calcext:value-type="float">
            <text:p>9.07781143902538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04" calcext:value-type="float">
            <text:p>10.04</text:p>
          </table:table-cell>
          <table:table-cell office:value-type="float" office:value="11.1132338268391" calcext:value-type="float">
            <text:p>11.113233826839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8.14" calcext:value-type="float">
            <text:p>18.14</text:p>
          </table:table-cell>
          <table:table-cell office:value-type="float" office:value="18.1737887984317" calcext:value-type="float">
            <text:p>18.1737887984317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7.4604" calcext:value-type="float">
            <text:p>7.4604</text:p>
          </table:table-cell>
          <table:table-cell office:value-type="float" office:value="12.74" calcext:value-type="float">
            <text:p>12.74</text:p>
          </table:table-cell>
          <table:table-cell office:value-type="float" office:value="14.7636434581712" calcext:value-type="float">
            <text:p>14.7636434581712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  <table:table-cell office:value-type="float" office:value="1.1077" calcext:value-type="float">
            <text:p>1.1077</text:p>
          </table:table-cell>
          <table:table-cell office:value-type="float" office:value="20.84" calcext:value-type="float">
            <text:p>20.84</text:p>
          </table:table-cell>
          <table:table-cell office:value-type="float" office:value="20.8694177994979" calcext:value-type="float">
            <text:p>20.8694177994979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3.4238" calcext:value-type="float">
            <text:p>3.4238</text:p>
          </table:table-cell>
          <table:table-cell office:value-type="float" office:value="8.74" calcext:value-type="float">
            <text:p>8.74</text:p>
          </table:table-cell>
          <table:table-cell office:value-type="float" office:value="9.38669305133602" calcext:value-type="float">
            <text:p>9.38669305133602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7.4286" calcext:value-type="float">
            <text:p>7.4286</text:p>
          </table:table-cell>
          <table:table-cell office:value-type="float" office:value="14.14" calcext:value-type="float">
            <text:p>14.14</text:p>
          </table:table-cell>
          <table:table-cell office:value-type="float" office:value="15.9725920864461" calcext:value-type="float">
            <text:p>15.972592086446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1.3568" calcext:value-type="float">
            <text:p>1.3568</text:p>
          </table:table-cell>
          <table:table-cell office:value-type="float" office:value="14.14" calcext:value-type="float">
            <text:p>14.14</text:p>
          </table:table-cell>
          <table:table-cell office:value-type="float" office:value="14.2049465412581" calcext:value-type="float">
            <text:p>14.2049465412581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3.4238" calcext:value-type="float">
            <text:p>3.4238</text:p>
          </table:table-cell>
          <table:table-cell office:value-type="float" office:value="8.74" calcext:value-type="float">
            <text:p>8.74</text:p>
          </table:table-cell>
          <table:table-cell office:value-type="float" office:value="9.38669305133602" calcext:value-type="float">
            <text:p>9.38669305133602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6.8986" calcext:value-type="float">
            <text:p>6.8986</text:p>
          </table:table-cell>
          <table:table-cell office:value-type="float" office:value="20.44" calcext:value-type="float">
            <text:p>20.44</text:p>
          </table:table-cell>
          <table:table-cell office:value-type="float" office:value="21.572767137296" calcext:value-type="float">
            <text:p>21.57276713729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  <table:table-cell office:value-type="float" office:value="7.4286" calcext:value-type="float">
            <text:p>7.4286</text:p>
          </table:table-cell>
          <table:table-cell office:value-type="float" office:value="11.44" calcext:value-type="float">
            <text:p>11.44</text:p>
          </table:table-cell>
          <table:table-cell office:value-type="float" office:value="13.640296842811" calcext:value-type="float">
            <text:p>13.640296842811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2.3956" calcext:value-type="float">
            <text:p>2.3956</text:p>
          </table:table-cell>
          <table:table-cell office:value-type="float" office:value="9.94" calcext:value-type="float">
            <text:p>9.94</text:p>
          </table:table-cell>
          <table:table-cell office:value-type="float" office:value="10.2246026504701" calcext:value-type="float">
            <text:p>10.224602650470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1.8656" calcext:value-type="float">
            <text:p>1.8656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468059069654" calcext:value-type="float">
            <text:p>16.3468059069654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3.9856" calcext:value-type="float">
            <text:p>3.9856</text:p>
          </table:table-cell>
          <table:table-cell office:value-type="float" office:value="12.64" calcext:value-type="float">
            <text:p>12.64</text:p>
          </table:table-cell>
          <table:table-cell office:value-type="float" office:value="13.253475293673" calcext:value-type="float">
            <text:p>13.253475293673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2.9256" calcext:value-type="float">
            <text:p>2.9256</text:p>
          </table:table-cell>
          <table:table-cell office:value-type="float" office:value="11.74" calcext:value-type="float">
            <text:p>11.74</text:p>
          </table:table-cell>
          <table:table-cell office:value-type="float" office:value="12.0990386130469" calcext:value-type="float">
            <text:p>12.099038613046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1.8656" calcext:value-type="float">
            <text:p>1.8656</text:p>
          </table:table-cell>
          <table:table-cell office:value-type="float" office:value="6.34" calcext:value-type="float">
            <text:p>6.34</text:p>
          </table:table-cell>
          <table:table-cell office:value-type="float" office:value="6.60878682966851" calcext:value-type="float">
            <text:p>6.60878682966851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14" calcext:value-type="float">
            <text:p>17.14</text:p>
          </table:table-cell>
          <table:table-cell office:value-type="float" office:value="17.724848190041" calcext:value-type="float">
            <text:p>17.72484819004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2.9256" calcext:value-type="float">
            <text:p>2.9256</text:p>
          </table:table-cell>
          <table:table-cell office:value-type="float" office:value="14.44" calcext:value-type="float">
            <text:p>14.44</text:p>
          </table:table-cell>
          <table:table-cell office:value-type="float" office:value="14.7333884547988" calcext:value-type="float">
            <text:p>14.733388454798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34" calcext:value-type="float">
            <text:p>15.34</text:p>
          </table:table-cell>
          <table:table-cell office:value-type="float" office:value="15.5259299032296" calcext:value-type="float">
            <text:p>15.5259299032296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7.74" calcext:value-type="float">
            <text:p>17.74</text:p>
          </table:table-cell>
          <table:table-cell office:value-type="float" office:value="19.3428020268523" calcext:value-type="float">
            <text:p>19.3428020268523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8.64" calcext:value-type="float">
            <text:p>18.64</text:p>
          </table:table-cell>
          <table:table-cell office:value-type="float" office:value="18.6650789594499" calcext:value-type="float">
            <text:p>18.665078959449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20.44" calcext:value-type="float">
            <text:p>20.44</text:p>
          </table:table-cell>
          <table:table-cell office:value-type="float" office:value="20.663984926981" calcext:value-type="float">
            <text:p>20.66398492698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8585887832239" calcext:value-type="float">
            <text:p>13.858588783223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5.94" calcext:value-type="float">
            <text:p>15.94</text:p>
          </table:table-cell>
          <table:table-cell office:value-type="float" office:value="16.4574142277121" calcext:value-type="float">
            <text:p>16.4574142277121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752842742632" calcext:value-type="float">
            <text:p>13.275284274263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7.84" calcext:value-type="float">
            <text:p>7.84</text:p>
          </table:table-cell>
          <table:table-cell office:value-type="float" office:value="7.8994412816667" calcext:value-type="float">
            <text:p>7.899441281666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  <table:table-cell office:value-type="float" office:value="7.1795" calcext:value-type="float">
            <text:p>7.1795</text:p>
          </table:table-cell>
          <table:table-cell office:value-type="float" office:value="7.84" calcext:value-type="float">
            <text:p>7.84</text:p>
          </table:table-cell>
          <table:table-cell office:value-type="float" office:value="10.6306547423007" calcext:value-type="float">
            <text:p>10.6306547423007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4018143796128" calcext:value-type="float">
            <text:p>17.4018143796128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6.0559" calcext:value-type="float">
            <text:p>6.0559</text:p>
          </table:table-cell>
          <table:table-cell office:value-type="float" office:value="8.34" calcext:value-type="float">
            <text:p>8.34</text:p>
          </table:table-cell>
          <table:table-cell office:value-type="float" office:value="10.3067708235897" calcext:value-type="float">
            <text:p>10.3067708235897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34" calcext:value-type="float">
            <text:p>17.34</text:p>
          </table:table-cell>
          <table:table-cell office:value-type="float" office:value="19.4027909025996" calcext:value-type="float">
            <text:p>19.402790902599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681298395954" calcext:value-type="float">
            <text:p>15.5681298395954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8.34" calcext:value-type="float">
            <text:p>8.34</text:p>
          </table:table-cell>
          <table:table-cell office:value-type="float" office:value="8.57539624171968" calcext:value-type="float">
            <text:p>8.57539624171968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6.5859" calcext:value-type="float">
            <text:p>6.5859</text:p>
          </table:table-cell>
          <table:table-cell office:value-type="float" office:value="11.04" calcext:value-type="float">
            <text:p>11.04</text:p>
          </table:table-cell>
          <table:table-cell office:value-type="float" office:value="12.8551810103942" calcext:value-type="float">
            <text:p>12.8551810103942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2437371812884" calcext:value-type="float">
            <text:p>19.243737181288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8.7059" calcext:value-type="float">
            <text:p>8.7059</text:p>
          </table:table-cell>
          <table:table-cell office:value-type="float" office:value="20.04" calcext:value-type="float">
            <text:p>20.04</text:p>
          </table:table-cell>
          <table:table-cell office:value-type="float" office:value="21.8493545627783" calcext:value-type="float">
            <text:p>21.8493545627783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8841427788143" calcext:value-type="float">
            <text:p>13.8841427788143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438717507003" calcext:value-type="float">
            <text:p>15.7438717507003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2715903348134" calcext:value-type="float">
            <text:p>20.2715903348134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7131622604558" calcext:value-type="float">
            <text:p>14.7131622604558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6.0559" calcext:value-type="float">
            <text:p>6.0559</text:p>
          </table:table-cell>
          <table:table-cell office:value-type="float" office:value="19.14" calcext:value-type="float">
            <text:p>19.14</text:p>
          </table:table-cell>
          <table:table-cell office:value-type="float" office:value="20.0751967564455" calcext:value-type="float">
            <text:p>20.0751967564455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  <table:table-cell office:value-type="float" office:value="8.7059" calcext:value-type="float">
            <text:p>8.7059</text:p>
          </table:table-cell>
          <table:table-cell office:value-type="float" office:value="11.94" calcext:value-type="float">
            <text:p>11.94</text:p>
          </table:table-cell>
          <table:table-cell office:value-type="float" office:value="14.7768837990288" calcext:value-type="float">
            <text:p>14.7768837990288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0.04" calcext:value-type="float">
            <text:p>10.04</text:p>
          </table:table-cell>
          <table:table-cell office:value-type="float" office:value="11.1741709545944" calcext:value-type="float">
            <text:p>11.1741709545944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138472712782" calcext:value-type="float">
            <text:p>14.713847271278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528544968609" calcext:value-type="float">
            <text:p>12.0528544968609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4487259798945" calcext:value-type="float">
            <text:p>12.4487259798945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9156004186225" calcext:value-type="float">
            <text:p>16.915600418622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528544968609" calcext:value-type="float">
            <text:p>12.052854496860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0671199110012" calcext:value-type="float">
            <text:p>20.0671199110012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5.0398397106651" calcext:value-type="float">
            <text:p>15.039839710665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1642629692095" calcext:value-type="float">
            <text:p>13.1642629692095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3.64" calcext:value-type="float">
            <text:p>13.64</text:p>
          </table:table-cell>
          <table:table-cell office:value-type="float" office:value="14.3245082820493" calcext:value-type="float">
            <text:p>14.324508282049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5731650664548" calcext:value-type="float">
            <text:p>10.573165066454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562724972093" calcext:value-type="float">
            <text:p>12.856272497209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7.34" calcext:value-type="float">
            <text:p>7.34</text:p>
          </table:table-cell>
          <table:table-cell office:value-type="float" office:value="8.05393192934358" calcext:value-type="float">
            <text:p>8.0539319293435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2.9256" calcext:value-type="float">
            <text:p>2.9256</text:p>
          </table:table-cell>
          <table:table-cell office:value-type="float" office:value="18.54" calcext:value-type="float">
            <text:p>18.54</text:p>
          </table:table-cell>
          <table:table-cell office:value-type="float" office:value="18.7694095634359" calcext:value-type="float">
            <text:p>18.769409563435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4556" calcext:value-type="float">
            <text:p>3.4556</text:p>
          </table:table-cell>
          <table:table-cell office:value-type="float" office:value="9.54" calcext:value-type="float">
            <text:p>9.54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9856" calcext:value-type="float">
            <text:p>3.9856</text:p>
          </table:table-cell>
          <table:table-cell office:value-type="float" office:value="16.74" calcext:value-type="float">
            <text:p>16.74</text:p>
          </table:table-cell>
          <table:table-cell office:value-type="float" office:value="17.2079228078231" calcext:value-type="float">
            <text:p>17.2079228078231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2.3956" calcext:value-type="float">
            <text:p>2.39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2.3956" calcext:value-type="float">
            <text:p>2.3956</text:p>
          </table:table-cell>
          <table:table-cell office:value-type="float" office:value="16.74" calcext:value-type="float">
            <text:p>16.74</text:p>
          </table:table-cell>
          <table:table-cell office:value-type="float" office:value="16.9105440290962" calcext:value-type="float">
            <text:p>16.9105440290962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9856" calcext:value-type="float">
            <text:p>3.98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5947458819947" calcext:value-type="float">
            <text:p>14.5947458819947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4556" calcext:value-type="float">
            <text:p>3.4556</text:p>
          </table:table-cell>
          <table:table-cell office:value-type="float" office:value="9.54" calcext:value-type="float">
            <text:p>9.54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1.8656" calcext:value-type="float">
            <text:p>1.8656</text:p>
          </table:table-cell>
          <table:table-cell office:value-type="float" office:value="9.54" calcext:value-type="float">
            <text:p>9.54</text:p>
          </table:table-cell>
          <table:table-cell office:value-type="float" office:value="9.7207028223272" calcext:value-type="float">
            <text:p>9.720702822327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4556" calcext:value-type="float">
            <text:p>3.4556</text:p>
          </table:table-cell>
          <table:table-cell office:value-type="float" office:value="14.94" calcext:value-type="float">
            <text:p>14.94</text:p>
          </table:table-cell>
          <table:table-cell office:value-type="float" office:value="15.334430910862" calcext:value-type="float">
            <text:p>15.334430910862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3.9856" calcext:value-type="float">
            <text:p>3.9856</text:p>
          </table:table-cell>
          <table:table-cell office:value-type="float" office:value="19.44" calcext:value-type="float">
            <text:p>19.44</text:p>
          </table:table-cell>
          <table:table-cell office:value-type="float" office:value="19.8443595855346" calcext:value-type="float">
            <text:p>19.8443595855346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  <table:table-cell office:value-type="float" office:value="1.8656" calcext:value-type="float">
            <text:p>1.8656</text:p>
          </table:table-cell>
          <table:table-cell office:value-type="float" office:value="7.74" calcext:value-type="float">
            <text:p>7.74</text:p>
          </table:table-cell>
          <table:table-cell office:value-type="float" office:value="7.96166209782857" calcext:value-type="float">
            <text:p>7.9616620978285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34" calcext:value-type="float">
            <text:p>17.34</text:p>
          </table:table-cell>
          <table:table-cell office:value-type="float" office:value="17.3485909171321" calcext:value-type="float">
            <text:p>17.3485909171321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14" calcext:value-type="float">
            <text:p>19.14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2.84" calcext:value-type="float">
            <text:p>12.84</text:p>
          </table:table-cell>
          <table:table-cell office:value-type="float" office:value="14.8181729724012" calcext:value-type="float">
            <text:p>14.818172972401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8.24" calcext:value-type="float">
            <text:p>18.24</text:p>
          </table:table-cell>
          <table:table-cell office:value-type="float" office:value="19.6827399068321" calcext:value-type="float">
            <text:p>19.6827399068321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0.5459" calcext:value-type="float">
            <text:p>0.5459</text:p>
          </table:table-cell>
          <table:table-cell office:value-type="float" office:value="20.04" calcext:value-type="float">
            <text:p>20.04</text:p>
          </table:table-cell>
          <table:table-cell office:value-type="float" office:value="20.0474339208289" calcext:value-type="float">
            <text:p>20.0474339208289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6.8668" calcext:value-type="float">
            <text:p>6.8668</text:p>
          </table:table-cell>
          <table:table-cell office:value-type="float" office:value="8.34" calcext:value-type="float">
            <text:p>8.34</text:p>
          </table:table-cell>
          <table:table-cell office:value-type="float" office:value="10.803172785807" calcext:value-type="float">
            <text:p>10.80317278580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4.2029" calcext:value-type="float">
            <text:p>4.2029</text:p>
          </table:table-cell>
          <table:table-cell office:value-type="float" office:value="11.04" calcext:value-type="float">
            <text:p>11.04</text:p>
          </table:table-cell>
          <table:table-cell office:value-type="float" office:value="11.8129576487009" calcext:value-type="float">
            <text:p>11.812957648700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1.0759" calcext:value-type="float">
            <text:p>1.0759</text:p>
          </table:table-cell>
          <table:table-cell office:value-type="float" office:value="19.14" calcext:value-type="float">
            <text:p>19.14</text:p>
          </table:table-cell>
          <table:table-cell office:value-type="float" office:value="19.1702154607088" calcext:value-type="float">
            <text:p>19.170215460708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6.44" calcext:value-type="float">
            <text:p>16.44</text:p>
          </table:table-cell>
          <table:table-cell office:value-type="float" office:value="16.6547477558203" calcext:value-type="float">
            <text:p>16.654747755820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6.8668" calcext:value-type="float">
            <text:p>6.8668</text:p>
          </table:table-cell>
          <table:table-cell office:value-type="float" office:value="16.44" calcext:value-type="float">
            <text:p>16.44</text:p>
          </table:table-cell>
          <table:table-cell office:value-type="float" office:value="17.8164682875142" calcext:value-type="float">
            <text:p>17.816468287514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14" calcext:value-type="float">
            <text:p>19.14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7.9268" calcext:value-type="float">
            <text:p>7.9268</text:p>
          </table:table-cell>
          <table:table-cell office:value-type="float" office:value="17.34" calcext:value-type="float">
            <text:p>17.34</text:p>
          </table:table-cell>
          <table:table-cell office:value-type="float" office:value="19.0659318744194" calcext:value-type="float">
            <text:p>19.0659318744194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  <table:table-cell office:value-type="float" office:value="7.9268" calcext:value-type="float">
            <text:p>7.9268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317046522736" calcext:value-type="float">
            <text:p>14.3317046522736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195774213164" calcext:value-type="float">
            <text:p>19.4195774213164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2.84" calcext:value-type="float">
            <text:p>12.84</text:p>
          </table:table-cell>
          <table:table-cell office:value-type="float" office:value="13.3942987208178" calcext:value-type="float">
            <text:p>13.394298720817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4.64" calcext:value-type="float">
            <text:p>14.64</text:p>
          </table:table-cell>
          <table:table-cell office:value-type="float" office:value="15.2707003514083" calcext:value-type="float">
            <text:p>15.270700351408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54" calcext:value-type="float">
            <text:p>10.54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office:value-type="float" office:value="4.2347" calcext:value-type="float">
            <text:p>4.2347</text:p>
          </table:table-cell>
          <table:table-cell office:value-type="float" office:value="16.84" calcext:value-type="float">
            <text:p>16.84</text:p>
          </table:table-cell>
          <table:table-cell office:value-type="float" office:value="17.3642818478047" calcext:value-type="float">
            <text:p>17.3642818478047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office:value-type="float" office:value="2.1147" calcext:value-type="float">
            <text:p>2.1147</text:p>
          </table:table-cell>
          <table:table-cell office:value-type="float" office:value="17.74" calcext:value-type="float">
            <text:p>17.74</text:p>
          </table:table-cell>
          <table:table-cell office:value-type="float" office:value="17.8655969978616" calcext:value-type="float">
            <text:p>17.865596997861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54" calcext:value-type="float">
            <text:p>10.54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368229777685" calcext:value-type="float">
            <text:p>16.4368229777685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9.04" calcext:value-type="float">
            <text:p>9.04</text:p>
          </table:table-cell>
          <table:table-cell office:value-type="float" office:value="9.25990478366273" calcext:value-type="float">
            <text:p>9.2599047836627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21.64" calcext:value-type="float">
            <text:p>21.64</text:p>
          </table:table-cell>
          <table:table-cell office:value-type="float" office:value="22.0298408664815" calcext:value-type="float">
            <text:p>22.029840866481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784028115427" calcext:value-type="float">
            <text:p>12.278402811542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7559508414921" calcext:value-type="float">
            <text:p>16.7559508414921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9.04" calcext:value-type="float">
            <text:p>9.04</text:p>
          </table:table-cell>
          <table:table-cell office:value-type="float" office:value="9.72898636048484" calcext:value-type="float">
            <text:p>9.7289863604848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368229777685" calcext:value-type="float">
            <text:p>16.4368229777685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411593595383" calcext:value-type="float">
            <text:p>19.941159359538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7.4286" calcext:value-type="float">
            <text:p>7.4286</text:p>
          </table:table-cell>
          <table:table-cell office:value-type="float" office:value="18.24" calcext:value-type="float">
            <text:p>18.24</text:p>
          </table:table-cell>
          <table:table-cell office:value-type="float" office:value="19.6947124365907" calcext:value-type="float">
            <text:p>19.694712436590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84" calcext:value-type="float">
            <text:p>12.84</text:p>
          </table:table-cell>
          <table:table-cell office:value-type="float" office:value="14.8340721974783" calcext:value-type="float">
            <text:p>14.834072197478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0.8268" calcext:value-type="float">
            <text:p>0.8268</text:p>
          </table:table-cell>
          <table:table-cell office:value-type="float" office:value="9.24" calcext:value-type="float">
            <text:p>9.24</text:p>
          </table:table-cell>
          <table:table-cell office:value-type="float" office:value="9.27691749666882" calcext:value-type="float">
            <text:p>9.27691749666882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7.9586" calcext:value-type="float">
            <text:p>7.9586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7.9586" calcext:value-type="float">
            <text:p>7.9586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  <table:table-cell office:value-type="float" office:value="6.8986" calcext:value-type="float">
            <text:p>6.8986</text:p>
          </table:table-cell>
          <table:table-cell office:value-type="float" office:value="8.34" calcext:value-type="float">
            <text:p>8.34</text:p>
          </table:table-cell>
          <table:table-cell office:value-type="float" office:value="10.8234136001541" calcext:value-type="float">
            <text:p>10.823413600154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.02668877095052" calcext:value-type="float">
            <text:p>5.02668877095052</text:p>
          </table:table-cell>
          <table:table-cell office:value-type="float" office:value="2.3956" calcext:value-type="float">
            <text:p>2.3956</text:p>
          </table:table-cell>
          <table:table-cell office:value-type="float" office:value="9.14" calcext:value-type="float">
            <text:p>9.14</text:p>
          </table:table-cell>
          <table:table-cell office:value-type="float" office:value="9.44873003953441" calcext:value-type="float">
            <text:p>9.4487300395344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09832325377668" calcext:value-type="float">
            <text:p>5.09832325377668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5.84" calcext:value-type="float">
            <text:p>15.84</text:p>
          </table:table-cell>
          <table:table-cell office:value-type="float" office:value="16.2430654619902" calcext:value-type="float">
            <text:p>16.243065461990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09832325377668" calcext:value-type="float">
            <text:p>5.09832325377668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8213677814723" calcext:value-type="float">
            <text:p>17.8213677814723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16953576252259" calcext:value-type="float">
            <text:p>5.16953576252259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8.74" calcext:value-type="float">
            <text:p>8.74</text:p>
          </table:table-cell>
          <table:table-cell office:value-type="float" office:value="9.02625622960594" calcext:value-type="float">
            <text:p>9.02625622960594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9693478545199" calcext:value-type="float">
            <text:p>11.969347854519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7.7095" calcext:value-type="float">
            <text:p>7.7095</text:p>
          </table:table-cell>
          <table:table-cell office:value-type="float" office:value="9.24" calcext:value-type="float">
            <text:p>9.24</text:p>
          </table:table-cell>
          <table:table-cell office:value-type="float" office:value="12.0338684657096" calcext:value-type="float">
            <text:p>12.033868465709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4539600826466" calcext:value-type="float">
            <text:p>20.453960082646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1.94" calcext:value-type="float">
            <text:p>11.94</text:p>
          </table:table-cell>
          <table:table-cell office:value-type="float" office:value="12.6224594696319" calcext:value-type="float">
            <text:p>12.622459469631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6.44" calcext:value-type="float">
            <text:p>16.44</text:p>
          </table:table-cell>
          <table:table-cell office:value-type="float" office:value="16.5080391798208" calcext:value-type="float">
            <text:p>16.508039179820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3669563413541" calcext:value-type="float">
            <text:p>17.3669563413541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791140140872" calcext:value-type="float">
            <text:p>11.9791140140872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74" calcext:value-type="float">
            <text:p>13.74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6719178215563" calcext:value-type="float">
            <text:p>14.6719178215563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852638420917" calcext:value-type="float">
            <text:p>14.852638420917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64" calcext:value-type="float">
            <text:p>14.64</text:p>
          </table:table-cell>
          <table:table-cell office:value-type="float" office:value="16.3056683472343" calcext:value-type="float">
            <text:p>16.305668347234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3.7365" calcext:value-type="float">
            <text:p>3.7365</text:p>
          </table:table-cell>
          <table:table-cell office:value-type="float" office:value="16.64" calcext:value-type="float">
            <text:p>16.64</text:p>
          </table:table-cell>
          <table:table-cell office:value-type="float" office:value="17.0543552282108" calcext:value-type="float">
            <text:p>17.054355228210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2.1465" calcext:value-type="float">
            <text:p>2.1465</text:p>
          </table:table-cell>
          <table:table-cell office:value-type="float" office:value="5.84" calcext:value-type="float">
            <text:p>5.84</text:p>
          </table:table-cell>
          <table:table-cell office:value-type="float" office:value="6.22198218014163" calcext:value-type="float">
            <text:p>6.2219821801416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3.7365" calcext:value-type="float">
            <text:p>3.736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6976402711086" calcext:value-type="float">
            <text:p>19.6976402711086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2.1465" calcext:value-type="float">
            <text:p>2.1465</text:p>
          </table:table-cell>
          <table:table-cell office:value-type="float" office:value="5.84" calcext:value-type="float">
            <text:p>5.84</text:p>
          </table:table-cell>
          <table:table-cell office:value-type="float" office:value="6.22198218014163" calcext:value-type="float">
            <text:p>6.22198218014163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2.385" calcext:value-type="float">
            <text:p>2.38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5515248219527" calcext:value-type="float">
            <text:p>13.5515248219527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8.425" calcext:value-type="float">
            <text:p>8.425</text:p>
          </table:table-cell>
          <table:table-cell office:value-type="float" office:value="12.44" calcext:value-type="float">
            <text:p>12.44</text:p>
          </table:table-cell>
          <table:table-cell office:value-type="float" office:value="15.0244542330163" calcext:value-type="float">
            <text:p>15.0244542330163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7.895" calcext:value-type="float">
            <text:p>7.895</text:p>
          </table:table-cell>
          <table:table-cell office:value-type="float" office:value="18.74" calcext:value-type="float">
            <text:p>18.74</text:p>
          </table:table-cell>
          <table:table-cell office:value-type="float" office:value="20.3351573635416" calcext:value-type="float">
            <text:p>20.335157363541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2.915" calcext:value-type="float">
            <text:p>2.9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4180681344973" calcext:value-type="float">
            <text:p>15.4180681344973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0.265" calcext:value-type="float">
            <text:p>0.265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420726299942" calcext:value-type="float">
            <text:p>16.9420726299942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6.305" calcext:value-type="float">
            <text:p>6.30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7722185148759" calcext:value-type="float">
            <text:p>19.772218514875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5.775" calcext:value-type="float">
            <text:p>5.77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897324520721" calcext:value-type="float">
            <text:p>17.89732452072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5.775" calcext:value-type="float">
            <text:p>5.775</text:p>
          </table:table-cell>
          <table:table-cell office:value-type="float" office:value="8.84" calcext:value-type="float">
            <text:p>8.84</text:p>
          </table:table-cell>
          <table:table-cell office:value-type="float" office:value="10.5591772880277" calcext:value-type="float">
            <text:p>10.559177288027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5.775" calcext:value-type="float">
            <text:p>5.775</text:p>
          </table:table-cell>
          <table:table-cell office:value-type="float" office:value="19.64" calcext:value-type="float">
            <text:p>19.64</text:p>
          </table:table-cell>
          <table:table-cell office:value-type="float" office:value="20.4714490205261" calcext:value-type="float">
            <text:p>20.4714490205261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4203071156194" calcext:value-type="float">
            <text:p>17.4203071156194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9.74" calcext:value-type="float">
            <text:p>9.74</text:p>
          </table:table-cell>
          <table:table-cell office:value-type="float" office:value="9.78481817421765" calcext:value-type="float">
            <text:p>9.7848181742176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office:value-type="float" office:value="7.9268" calcext:value-type="float">
            <text:p>7.9268</text:p>
          </table:table-cell>
          <table:table-cell office:value-type="float" office:value="11.54" calcext:value-type="float">
            <text:p>11.54</text:p>
          </table:table-cell>
          <table:table-cell office:value-type="float" office:value="14.0002056499181" calcext:value-type="float">
            <text:p>14.000205649918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office:value-type="float" office:value="1.6059" calcext:value-type="float">
            <text:p>1.6059</text:p>
          </table:table-cell>
          <table:table-cell office:value-type="float" office:value="9.74" calcext:value-type="float">
            <text:p>9.74</text:p>
          </table:table-cell>
          <table:table-cell office:value-type="float" office:value="9.87150012966621" calcext:value-type="float">
            <text:p>9.87150012966621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office:value-type="float" office:value="7.3968" calcext:value-type="float">
            <text:p>7.3968</text:p>
          </table:table-cell>
          <table:table-cell office:value-type="float" office:value="10.64" calcext:value-type="float">
            <text:p>10.64</text:p>
          </table:table-cell>
          <table:table-cell office:value-type="float" office:value="12.9584817876169" calcext:value-type="float">
            <text:p>12.958481787616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2.1147" calcext:value-type="float">
            <text:p>2.11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2564679027593" calcext:value-type="float">
            <text:p>19.256467902759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3.7047" calcext:value-type="float">
            <text:p>3.70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3.1747" calcext:value-type="float">
            <text:p>3.1747</text:p>
          </table:table-cell>
          <table:table-cell office:value-type="float" office:value="20.04" calcext:value-type="float">
            <text:p>20.04</text:p>
          </table:table-cell>
          <table:table-cell office:value-type="float" office:value="20.2899068526694" calcext:value-type="float">
            <text:p>20.289906852669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3.7047" calcext:value-type="float">
            <text:p>3.70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office:value-type="float" office:value="4.7647" calcext:value-type="float">
            <text:p>4.7647</text:p>
          </table:table-cell>
          <table:table-cell office:value-type="float" office:value="20.04" calcext:value-type="float">
            <text:p>20.04</text:p>
          </table:table-cell>
          <table:table-cell office:value-type="float" office:value="20.5986399087415" calcext:value-type="float">
            <text:p>20.5986399087415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2.9256" calcext:value-type="float">
            <text:p>2.9256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062560562272" calcext:value-type="float">
            <text:p>16.206256056227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6.84" calcext:value-type="float">
            <text:p>16.84</text:p>
          </table:table-cell>
          <table:table-cell office:value-type="float" office:value="17.0095414212142" calcext:value-type="float">
            <text:p>17.009541421214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3.4556" calcext:value-type="float">
            <text:p>3.4556</text:p>
          </table:table-cell>
          <table:table-cell office:value-type="float" office:value="20.44" calcext:value-type="float">
            <text:p>20.44</text:p>
          </table:table-cell>
          <table:table-cell office:value-type="float" office:value="20.730045136468" calcext:value-type="float">
            <text:p>20.73004513646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3.24" calcext:value-type="float">
            <text:p>13.24</text:p>
          </table:table-cell>
          <table:table-cell office:value-type="float" office:value="13.9888614032737" calcext:value-type="float">
            <text:p>13.988861403273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1.44" calcext:value-type="float">
            <text:p>11.44</text:p>
          </table:table-cell>
          <table:table-cell office:value-type="float" office:value="11.688134982109" calcext:value-type="float">
            <text:p>11.688134982109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1.8656" calcext:value-type="float">
            <text:p>1.8656</text:p>
          </table:table-cell>
          <table:table-cell office:value-type="float" office:value="12.34" calcext:value-type="float">
            <text:p>12.34</text:p>
          </table:table-cell>
          <table:table-cell office:value-type="float" office:value="12.4802268953733" calcext:value-type="float">
            <text:p>12.480226895373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9.54" calcext:value-type="float">
            <text:p>19.54</text:p>
          </table:table-cell>
          <table:table-cell office:value-type="float" office:value="19.6863023282688" calcext:value-type="float">
            <text:p>19.686302328268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74" calcext:value-type="float">
            <text:p>17.74</text:p>
          </table:table-cell>
          <table:table-cell office:value-type="float" office:value="18.0734272167733" calcext:value-type="float">
            <text:p>18.0734272167733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2403851107018" calcext:value-type="float">
            <text:p>15.240385110701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6519891187254" calcext:value-type="float">
            <text:p>19.651989118725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8.2077" calcext:value-type="float">
            <text:p>8.2077</text:p>
          </table:table-cell>
          <table:table-cell office:value-type="float" office:value="14.24" calcext:value-type="float">
            <text:p>14.24</text:p>
          </table:table-cell>
          <table:table-cell office:value-type="float" office:value="16.4360560746792" calcext:value-type="float">
            <text:p>16.436056074679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2.44" calcext:value-type="float">
            <text:p>12.44</text:p>
          </table:table-cell>
          <table:table-cell office:value-type="float" office:value="12.5619798727151" calcext:value-type="float">
            <text:p>12.561979872715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6.6177" calcext:value-type="float">
            <text:p>6.6177</text:p>
          </table:table-cell>
          <table:table-cell office:value-type="float" office:value="14.24" calcext:value-type="float">
            <text:p>14.24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60392567837" calcext:value-type="float">
            <text:p>11.560392567837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7.1477" calcext:value-type="float">
            <text:p>7.1477</text:p>
          </table:table-cell>
          <table:table-cell office:value-type="float" office:value="18.74" calcext:value-type="float">
            <text:p>18.74</text:p>
          </table:table-cell>
          <table:table-cell office:value-type="float" office:value="20.0568495853661" calcext:value-type="float">
            <text:p>20.056849585366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6.6177" calcext:value-type="float">
            <text:p>6.6177</text:p>
          </table:table-cell>
          <table:table-cell office:value-type="float" office:value="14.24" calcext:value-type="float">
            <text:p>14.24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6.6177" calcext:value-type="float">
            <text:p>6.6177</text:p>
          </table:table-cell>
          <table:table-cell office:value-type="float" office:value="8.84" calcext:value-type="float">
            <text:p>8.84</text:p>
          </table:table-cell>
          <table:table-cell office:value-type="float" office:value="11.0426243841761" calcext:value-type="float">
            <text:p>11.042624384176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538985582225" calcext:value-type="float">
            <text:p>16.953898558222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7.6777" calcext:value-type="float">
            <text:p>7.6777</text:p>
          </table:table-cell>
          <table:table-cell office:value-type="float" office:value="12.44" calcext:value-type="float">
            <text:p>12.44</text:p>
          </table:table-cell>
          <table:table-cell office:value-type="float" office:value="14.6185046188042" calcext:value-type="float">
            <text:p>14.618504618804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8.2077" calcext:value-type="float">
            <text:p>8.2077</text:p>
          </table:table-cell>
          <table:table-cell office:value-type="float" office:value="8.84" calcext:value-type="float">
            <text:p>8.84</text:p>
          </table:table-cell>
          <table:table-cell office:value-type="float" office:value="12.0628329711557" calcext:value-type="float">
            <text:p>12.062832971155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office:value-type="float" office:value="8.2077" calcext:value-type="float">
            <text:p>8.2077</text:p>
          </table:table-cell>
          <table:table-cell office:value-type="float" office:value="8.84" calcext:value-type="float">
            <text:p>8.84</text:p>
          </table:table-cell>
          <table:table-cell office:value-type="float" office:value="12.0628329711557" calcext:value-type="float">
            <text:p>12.062832971155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4.4838" calcext:value-type="float">
            <text:p>4.4838</text:p>
          </table:table-cell>
          <table:table-cell office:value-type="float" office:value="19.64" calcext:value-type="float">
            <text:p>19.64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24" calcext:value-type="float">
            <text:p>14.24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4.4838" calcext:value-type="float">
            <text:p>4.4838</text:p>
          </table:table-cell>
          <table:table-cell office:value-type="float" office:value="19.64" calcext:value-type="float">
            <text:p>19.64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2.44" calcext:value-type="float">
            <text:p>12.44</text:p>
          </table:table-cell>
          <table:table-cell office:value-type="float" office:value="13.0532039913578" calcext:value-type="float">
            <text:p>13.0532039913578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9.64" calcext:value-type="float">
            <text:p>19.64</text:p>
          </table:table-cell>
          <table:table-cell office:value-type="float" office:value="19.8520446916684" calcext:value-type="float">
            <text:p>19.852044691668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64775173755" calcext:value-type="float">
            <text:p>15.64775173755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7.84" calcext:value-type="float">
            <text:p>17.84</text:p>
          </table:table-cell>
          <table:table-cell office:value-type="float" office:value="18.2728797522449" calcext:value-type="float">
            <text:p>18.272879752244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3.9538" calcext:value-type="float">
            <text:p>3.9538</text:p>
          </table:table-cell>
          <table:table-cell office:value-type="float" office:value="12.44" calcext:value-type="float">
            <text:p>12.44</text:p>
          </table:table-cell>
          <table:table-cell office:value-type="float" office:value="13.0532039913578" calcext:value-type="float">
            <text:p>13.0532039913578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24" calcext:value-type="float">
            <text:p>14.24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4.44" calcext:value-type="float">
            <text:p>14.44</text:p>
          </table:table-cell>
          <table:table-cell office:value-type="float" office:value="14.8228092581164" calcext:value-type="float">
            <text:p>14.8228092581164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0786163532501" calcext:value-type="float">
            <text:p>11.0786163532501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077710620121" calcext:value-type="float">
            <text:p>12.207771062012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586091283674" calcext:value-type="float">
            <text:p>18.258609128367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002359831345" calcext:value-type="float">
            <text:p>16.4002359831345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20.74" calcext:value-type="float">
            <text:p>20.74</text:p>
          </table:table-cell>
          <table:table-cell office:value-type="float" office:value="20.9304277859412" calcext:value-type="float">
            <text:p>20.9304277859412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605087326216" calcext:value-type="float">
            <text:p>21.760508732621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3.7365" calcext:value-type="float">
            <text:p>3.736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5208269861256" calcext:value-type="float">
            <text:p>18.5208269861256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3.2065" calcext:value-type="float">
            <text:p>3.2065</text:p>
          </table:table-cell>
          <table:table-cell office:value-type="float" office:value="19.04" calcext:value-type="float">
            <text:p>19.04</text:p>
          </table:table-cell>
          <table:table-cell office:value-type="float" office:value="19.3081133788364" calcext:value-type="float">
            <text:p>19.308113378836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4465255065299" calcext:value-type="float">
            <text:p>17.446525506529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2.1465" calcext:value-type="float">
            <text:p>2.146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5884913397673" calcext:value-type="float">
            <text:p>15.5884913397673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2.6765" calcext:value-type="float">
            <text:p>2.676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1188283021154" calcext:value-type="float">
            <text:p>20.118828302115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office:value-type="float" office:value="2.6765" calcext:value-type="float">
            <text:p>2.676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842907252935" calcext:value-type="float">
            <text:p>14.7842907252935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476354936429" calcext:value-type="float">
            <text:p>18.747635493642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6.84" calcext:value-type="float">
            <text:p>16.84</text:p>
          </table:table-cell>
          <table:table-cell office:value-type="float" office:value="17.1168414902546" calcext:value-type="float">
            <text:p>17.116841490254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2523162045146" calcext:value-type="float">
            <text:p>15.252316204514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115290647372" calcext:value-type="float">
            <text:p>13.011529064737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8.54" calcext:value-type="float">
            <text:p>18.54</text:p>
          </table:table-cell>
          <table:table-cell office:value-type="float" office:value="18.8396834979386" calcext:value-type="float">
            <text:p>18.839683497938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4.5156" calcext:value-type="float">
            <text:p>4.5156</text:p>
          </table:table-cell>
          <table:table-cell office:value-type="float" office:value="20.04" calcext:value-type="float">
            <text:p>20.04</text:p>
          </table:table-cell>
          <table:table-cell office:value-type="float" office:value="20.5424497896429" calcext:value-type="float">
            <text:p>20.542449789642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2.9256" calcext:value-type="float">
            <text:p>2.9256</text:p>
          </table:table-cell>
          <table:table-cell office:value-type="float" office:value="17.34" calcext:value-type="float">
            <text:p>17.34</text:p>
          </table:table-cell>
          <table:table-cell office:value-type="float" office:value="17.585071377734" calcext:value-type="float">
            <text:p>17.58507137773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6.44" calcext:value-type="float">
            <text:p>16.44</text:p>
          </table:table-cell>
          <table:table-cell office:value-type="float" office:value="16.7992491308392" calcext:value-type="float">
            <text:p>16.799249130839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2.9256" calcext:value-type="float">
            <text:p>2.9256</text:p>
          </table:table-cell>
          <table:table-cell office:value-type="float" office:value="14.64" calcext:value-type="float">
            <text:p>14.64</text:p>
          </table:table-cell>
          <table:table-cell office:value-type="float" office:value="14.929458642563" calcext:value-type="float">
            <text:p>14.929458642563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34" calcext:value-type="float">
            <text:p>17.34</text:p>
          </table:table-cell>
          <table:table-cell office:value-type="float" office:value="17.9183214437067" calcext:value-type="float">
            <text:p>17.918321443706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1.1077" calcext:value-type="float">
            <text:p>1.107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1.1077" calcext:value-type="float">
            <text:p>1.107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7.4604" calcext:value-type="float">
            <text:p>7.4604</text:p>
          </table:table-cell>
          <table:table-cell office:value-type="float" office:value="14.24" calcext:value-type="float">
            <text:p>14.24</text:p>
          </table:table-cell>
          <table:table-cell office:value-type="float" office:value="16.0759188900666" calcext:value-type="float">
            <text:p>16.075918890066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7.4604" calcext:value-type="float">
            <text:p>7.4604</text:p>
          </table:table-cell>
          <table:table-cell office:value-type="float" office:value="19.64" calcext:value-type="float">
            <text:p>19.64</text:p>
          </table:table-cell>
          <table:table-cell office:value-type="float" office:value="21.0092162671528" calcext:value-type="float">
            <text:p>21.0092162671528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7.4604" calcext:value-type="float">
            <text:p>7.4604</text:p>
          </table:table-cell>
          <table:table-cell office:value-type="float" office:value="8.84" calcext:value-type="float">
            <text:p>8.84</text:p>
          </table:table-cell>
          <table:table-cell office:value-type="float" office:value="11.5673319378325" calcext:value-type="float">
            <text:p>11.5673319378325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  <table:table-cell office:value-type="float" office:value="3.1747" calcext:value-type="float">
            <text:p>3.174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9687225755299" calcext:value-type="float">
            <text:p>11.968722575529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6.305" calcext:value-type="float">
            <text:p>6.305</text:p>
          </table:table-cell>
          <table:table-cell office:value-type="float" office:value="10.24" calcext:value-type="float">
            <text:p>10.24</text:p>
          </table:table-cell>
          <table:table-cell office:value-type="float" office:value="12.0254157932273" calcext:value-type="float">
            <text:p>12.0254157932273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8.34" calcext:value-type="float">
            <text:p>18.34</text:p>
          </table:table-cell>
          <table:table-cell office:value-type="float" office:value="18.513062893603" calcext:value-type="float">
            <text:p>18.513062893603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7.1159" calcext:value-type="float">
            <text:p>7.1159</text:p>
          </table:table-cell>
          <table:table-cell office:value-type="float" office:value="17.44" calcext:value-type="float">
            <text:p>17.44</text:p>
          </table:table-cell>
          <table:table-cell office:value-type="float" office:value="18.835860288556" calcext:value-type="float">
            <text:p>18.83586028855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2.04" calcext:value-type="float">
            <text:p>12.04</text:p>
          </table:table-cell>
          <table:table-cell office:value-type="float" office:value="12.4216494356627" calcext:value-type="float">
            <text:p>12.421649435662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8.1759" calcext:value-type="float">
            <text:p>8.1759</text:p>
          </table:table-cell>
          <table:table-cell office:value-type="float" office:value="18.34" calcext:value-type="float">
            <text:p>18.34</text:p>
          </table:table-cell>
          <table:table-cell office:value-type="float" office:value="20.0798640635339" calcext:value-type="float">
            <text:p>20.079864063533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7.6459" calcext:value-type="float">
            <text:p>7.6459</text:p>
          </table:table-cell>
          <table:table-cell office:value-type="float" office:value="16.54" calcext:value-type="float">
            <text:p>16.54</text:p>
          </table:table-cell>
          <table:table-cell office:value-type="float" office:value="18.2217284254266" calcext:value-type="float">
            <text:p>18.2217284254266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0533509459688" calcext:value-type="float">
            <text:p>15.0533509459688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94" calcext:value-type="float">
            <text:p>12.94</text:p>
          </table:table-cell>
          <table:table-cell office:value-type="float" office:value="13.0392681853699" calcext:value-type="float">
            <text:p>13.039268185369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3.6729" calcext:value-type="float">
            <text:p>3.6729</text:p>
          </table:table-cell>
          <table:table-cell office:value-type="float" office:value="14.74" calcext:value-type="float">
            <text:p>14.74</text:p>
          </table:table-cell>
          <table:table-cell office:value-type="float" office:value="15.190714084927" calcext:value-type="float">
            <text:p>15.19071408492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2.1359" calcext:value-type="float">
            <text:p>2.1359</text:p>
          </table:table-cell>
          <table:table-cell office:value-type="float" office:value="12.04" calcext:value-type="float">
            <text:p>12.04</text:p>
          </table:table-cell>
          <table:table-cell office:value-type="float" office:value="12.2279871119494" calcext:value-type="float">
            <text:p>12.227987111949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24" calcext:value-type="float">
            <text:p>19.24</text:p>
          </table:table-cell>
          <table:table-cell office:value-type="float" office:value="21.0165426804696" calcext:value-type="float">
            <text:p>21.0165426804696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7.3968" calcext:value-type="float">
            <text:p>7.3968</text:p>
          </table:table-cell>
          <table:table-cell office:value-type="float" office:value="12.94" calcext:value-type="float">
            <text:p>12.94</text:p>
          </table:table-cell>
          <table:table-cell office:value-type="float" office:value="14.9049069181931" calcext:value-type="float">
            <text:p>14.904906918193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7.3968" calcext:value-type="float">
            <text:p>7.3968</text:p>
          </table:table-cell>
          <table:table-cell office:value-type="float" office:value="15.64" calcext:value-type="float">
            <text:p>15.64</text:p>
          </table:table-cell>
          <table:table-cell office:value-type="float" office:value="17.3009320627532" calcext:value-type="float">
            <text:p>17.300932062753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4.74" calcext:value-type="float">
            <text:p>14.74</text:p>
          </table:table-cell>
          <table:table-cell office:value-type="float" office:value="14.7501053152172" calcext:value-type="float">
            <text:p>14.7501053152172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44" calcext:value-type="float">
            <text:p>17.44</text:p>
          </table:table-cell>
          <table:table-cell office:value-type="float" office:value="17.4485416814701" calcext:value-type="float">
            <text:p>17.4485416814701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office:value-type="float" office:value="2.9574" calcext:value-type="float">
            <text:p>2.9574</text:p>
          </table:table-cell>
          <table:table-cell office:value-type="float" office:value="21.64" calcext:value-type="float">
            <text:p>21.64</text:p>
          </table:table-cell>
          <table:table-cell office:value-type="float" office:value="21.8411495750567" calcext:value-type="float">
            <text:p>21.841149575056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office:value-type="float" office:value="2.4274" calcext:value-type="float">
            <text:p>2.4274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879431348" calcext:value-type="float">
            <text:p>19.987943134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8592140743983" calcext:value-type="float">
            <text:p>13.8592140743983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8592140743983" calcext:value-type="float">
            <text:p>13.859214074398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7.1477" calcext:value-type="float">
            <text:p>7.1477</text:p>
          </table:table-cell>
          <table:table-cell office:value-type="float" office:value="10.24" calcext:value-type="float">
            <text:p>10.24</text:p>
          </table:table-cell>
          <table:table-cell office:value-type="float" office:value="12.4878827384789" calcext:value-type="float">
            <text:p>12.487882738478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2.04" calcext:value-type="float">
            <text:p>12.04</text:p>
          </table:table-cell>
          <table:table-cell office:value-type="float" office:value="14.2796595649196" calcext:value-type="float">
            <text:p>14.279659564919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2.04" calcext:value-type="float">
            <text:p>12.04</text:p>
          </table:table-cell>
          <table:table-cell office:value-type="float" office:value="12.7994644115486" calcext:value-type="float">
            <text:p>12.799464411548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3665965399792" calcext:value-type="float">
            <text:p>15.3665965399792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9727095681898" calcext:value-type="float">
            <text:p>17.9727095681898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156217888886" calcext:value-type="float">
            <text:p>19.715621788888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2.44" calcext:value-type="float">
            <text:p>12.44</text:p>
          </table:table-cell>
          <table:table-cell office:value-type="float" office:value="13.186945723802" calcext:value-type="float">
            <text:p>13.18694572380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2.44" calcext:value-type="float">
            <text:p>12.44</text:p>
          </table:table-cell>
          <table:table-cell office:value-type="float" office:value="12.7479669172186" calcext:value-type="float">
            <text:p>12.747966917218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8.84" calcext:value-type="float">
            <text:p>8.84</text:p>
          </table:table-cell>
          <table:table-cell office:value-type="float" office:value="9.00676093401507" calcext:value-type="float">
            <text:p>9.0067609340150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7.84" calcext:value-type="float">
            <text:p>17.84</text:p>
          </table:table-cell>
          <table:table-cell office:value-type="float" office:value="18.0560975994953" calcext:value-type="float">
            <text:p>18.056097599495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9.64" calcext:value-type="float">
            <text:p>19.64</text:p>
          </table:table-cell>
          <table:table-cell office:value-type="float" office:value="20.2432728708206" calcext:value-type="float">
            <text:p>20.243272870820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9178266766859" calcext:value-type="float">
            <text:p>19.9178266766859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1.94" calcext:value-type="float">
            <text:p>11.94</text:p>
          </table:table-cell>
          <table:table-cell office:value-type="float" office:value="12.4697704711234" calcext:value-type="float">
            <text:p>12.469770471123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4.64" calcext:value-type="float">
            <text:p>14.64</text:p>
          </table:table-cell>
          <table:table-cell office:value-type="float" office:value="15.0751840984613" calcext:value-type="float">
            <text:p>15.075184098461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3072822945774" calcext:value-type="float">
            <text:p>19.307282294577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9.24" calcext:value-type="float">
            <text:p>9.24</text:p>
          </table:table-cell>
          <table:table-cell office:value-type="float" office:value="10.1193818290694" calcext:value-type="float">
            <text:p>10.119381829069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.6098108898818" calcext:value-type="float">
            <text:p>6.6098108898818</text:p>
          </table:table-cell>
          <table:table-cell office:value-type="float" office:value="2.9574" calcext:value-type="float">
            <text:p>2.9574</text:p>
          </table:table-cell>
          <table:table-cell office:value-type="float" office:value="14.94" calcext:value-type="float">
            <text:p>14.94</text:p>
          </table:table-cell>
          <table:table-cell office:value-type="float" office:value="15.2298987114163" calcext:value-type="float">
            <text:p>15.2298987114163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3.84" calcext:value-type="float">
            <text:p>13.84</text:p>
          </table:table-cell>
          <table:table-cell office:value-type="float" office:value="13.8646744729186" calcext:value-type="float">
            <text:p>13.8646744729186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office:value-type="float" office:value="1.3568" calcext:value-type="float">
            <text:p>1.3568</text:p>
          </table:table-cell>
          <table:table-cell office:value-type="float" office:value="15.64" calcext:value-type="float">
            <text:p>15.64</text:p>
          </table:table-cell>
          <table:table-cell office:value-type="float" office:value="15.6987421865575" calcext:value-type="float">
            <text:p>15.6987421865575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54" calcext:value-type="float">
            <text:p>16.54</text:p>
          </table:table-cell>
          <table:table-cell office:value-type="float" office:value="16.5606521079334" calcext:value-type="float">
            <text:p>16.5606521079334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  <table:table-cell office:value-type="float" office:value="3.4238" calcext:value-type="float">
            <text:p>3.4238</text:p>
          </table:table-cell>
          <table:table-cell office:value-type="float" office:value="10.24" calcext:value-type="float">
            <text:p>10.24</text:p>
          </table:table-cell>
          <table:table-cell office:value-type="float" office:value="10.7972221631307" calcext:value-type="float">
            <text:p>10.7972221631307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7.1795" calcext:value-type="float">
            <text:p>7.1795</text:p>
          </table:table-cell>
          <table:table-cell office:value-type="float" office:value="9.34" calcext:value-type="float">
            <text:p>9.34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9.24" calcext:value-type="float">
            <text:p>19.24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7717017490369" calcext:value-type="float">
            <text:p>14.771701749036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74" calcext:value-type="float">
            <text:p>14.74</text:p>
          </table:table-cell>
          <table:table-cell office:value-type="float" office:value="16.3955121984646" calcext:value-type="float">
            <text:p>16.3955121984646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7.1795" calcext:value-type="float">
            <text:p>7.1795</text:p>
          </table:table-cell>
          <table:table-cell office:value-type="float" office:value="9.34" calcext:value-type="float">
            <text:p>9.34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6.54" calcext:value-type="float">
            <text:p>16.54</text:p>
          </table:table-cell>
          <table:table-cell office:value-type="float" office:value="16.8160124007596" calcext:value-type="float">
            <text:p>16.816012400759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9.24" calcext:value-type="float">
            <text:p>19.24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1687075297114" calcext:value-type="float">
            <text:p>14.168707529711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7.7095" calcext:value-type="float">
            <text:p>7.7095</text:p>
          </table:table-cell>
          <table:table-cell office:value-type="float" office:value="19.24" calcext:value-type="float">
            <text:p>19.24</text:p>
          </table:table-cell>
          <table:table-cell office:value-type="float" office:value="20.7271317419946" calcext:value-type="float">
            <text:p>20.7271317419946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64" calcext:value-type="float">
            <text:p>15.64</text:p>
          </table:table-cell>
          <table:table-cell office:value-type="float" office:value="16.0409936744112" calcext:value-type="float">
            <text:p>16.040993674411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.85192673632753" calcext:value-type="float">
            <text:p>6.8519267363275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501290950532" calcext:value-type="float">
            <text:p>12.550129095053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1745353935323" calcext:value-type="float">
            <text:p>14.174535393532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5097271539737" calcext:value-type="float">
            <text:p>19.5097271539737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.90938492197388" calcext:value-type="float">
            <text:p>6.90938492197388</text:p>
          </table:table-cell>
          <table:table-cell office:value-type="float" office:value="2.4274" calcext:value-type="float">
            <text:p>2.4274</text:p>
          </table:table-cell>
          <table:table-cell office:value-type="float" office:value="7.34" calcext:value-type="float">
            <text:p>7.34</text:p>
          </table:table-cell>
          <table:table-cell office:value-type="float" office:value="7.73096829381676" calcext:value-type="float">
            <text:p>7.7309682938167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4.7647" calcext:value-type="float">
            <text:p>4.7647</text:p>
          </table:table-cell>
          <table:table-cell office:value-type="float" office:value="17.44" calcext:value-type="float">
            <text:p>17.44</text:p>
          </table:table-cell>
          <table:table-cell office:value-type="float" office:value="18.0791583346681" calcext:value-type="float">
            <text:p>18.079158334668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3.1747" calcext:value-type="float">
            <text:p>3.1747</text:p>
          </table:table-cell>
          <table:table-cell office:value-type="float" office:value="9.34" calcext:value-type="float">
            <text:p>9.34</text:p>
          </table:table-cell>
          <table:table-cell office:value-type="float" office:value="9.8648020806299" calcext:value-type="float">
            <text:p>9.864802080629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3.1747" calcext:value-type="float">
            <text:p>3.1747</text:p>
          </table:table-cell>
          <table:table-cell office:value-type="float" office:value="12.04" calcext:value-type="float">
            <text:p>12.04</text:p>
          </table:table-cell>
          <table:table-cell office:value-type="float" office:value="12.4515187864774" calcext:value-type="float">
            <text:p>12.451518786477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3.7047" calcext:value-type="float">
            <text:p>3.7047</text:p>
          </table:table-cell>
          <table:table-cell office:value-type="float" office:value="13.84" calcext:value-type="float">
            <text:p>13.84</text:p>
          </table:table-cell>
          <table:table-cell office:value-type="float" office:value="14.3272608020515" calcext:value-type="float">
            <text:p>14.327260802051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2.6447" calcext:value-type="float">
            <text:p>2.64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2074993125118" calcext:value-type="float">
            <text:p>13.207499312511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2.1147" calcext:value-type="float">
            <text:p>2.1147</text:p>
          </table:table-cell>
          <table:table-cell office:value-type="float" office:value="16.54" calcext:value-type="float">
            <text:p>16.54</text:p>
          </table:table-cell>
          <table:table-cell office:value-type="float" office:value="16.6746381097162" calcext:value-type="float">
            <text:p>16.674638109716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4.2347" calcext:value-type="float">
            <text:p>4.2347</text:p>
          </table:table-cell>
          <table:table-cell office:value-type="float" office:value="15.64" calcext:value-type="float">
            <text:p>15.64</text:p>
          </table:table-cell>
          <table:table-cell office:value-type="float" office:value="16.2031566088216" calcext:value-type="float">
            <text:p>16.203156608821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office:value-type="float" office:value="4.7647" calcext:value-type="float">
            <text:p>4.7647</text:p>
          </table:table-cell>
          <table:table-cell office:value-type="float" office:value="12.04" calcext:value-type="float">
            <text:p>12.04</text:p>
          </table:table-cell>
          <table:table-cell office:value-type="float" office:value="12.9485121187726" calcext:value-type="float">
            <text:p>12.948512118772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063920630873" calcext:value-type="float">
            <text:p>16.206392063087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5.24" calcext:value-type="float">
            <text:p>15.24</text:p>
          </table:table-cell>
          <table:table-cell office:value-type="float" office:value="15.3700820005132" calcext:value-type="float">
            <text:p>15.370082000513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8.7059" calcext:value-type="float">
            <text:p>8.7059</text:p>
          </table:table-cell>
          <table:table-cell office:value-type="float" office:value="13.44" calcext:value-type="float">
            <text:p>13.44</text:p>
          </table:table-cell>
          <table:table-cell office:value-type="float" office:value="16.0133161715492" calcext:value-type="float">
            <text:p>16.0133161715492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14" calcext:value-type="float">
            <text:p>16.14</text:p>
          </table:table-cell>
          <table:table-cell office:value-type="float" office:value="18.3382740411959" calcext:value-type="float">
            <text:p>18.3382740411959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476504270701" calcext:value-type="float">
            <text:p>10.7476504270701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5606832841903" calcext:value-type="float">
            <text:p>14.5606832841903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8.84" calcext:value-type="float">
            <text:p>18.84</text:p>
          </table:table-cell>
          <table:table-cell office:value-type="float" office:value="20.4396614022836" calcext:value-type="float">
            <text:p>20.439661402283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54" calcext:value-type="float">
            <text:p>12.54</text:p>
          </table:table-cell>
          <table:table-cell office:value-type="float" office:value="13.2255800783935" calcext:value-type="float">
            <text:p>13.2255800783935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3.44" calcext:value-type="float">
            <text:p>13.44</text:p>
          </table:table-cell>
          <table:table-cell office:value-type="float" office:value="15.6034534074993" calcext:value-type="float">
            <text:p>15.6034534074993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44" calcext:value-type="float">
            <text:p>13.44</text:p>
          </table:table-cell>
          <table:table-cell office:value-type="float" office:value="13.6086615363158" calcext:value-type="float">
            <text:p>13.608661536315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2.6659" calcext:value-type="float">
            <text:p>2.6659</text:p>
          </table:table-cell>
          <table:table-cell office:value-type="float" office:value="10.74" calcext:value-type="float">
            <text:p>10.74</text:p>
          </table:table-cell>
          <table:table-cell office:value-type="float" office:value="11.0659216882282" calcext:value-type="float">
            <text:p>11.065921688228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7.3968" calcext:value-type="float">
            <text:p>7.3968</text:p>
          </table:table-cell>
          <table:table-cell office:value-type="float" office:value="17.04" calcext:value-type="float">
            <text:p>17.04</text:p>
          </table:table-cell>
          <table:table-cell office:value-type="float" office:value="18.5761742627485" calcext:value-type="float">
            <text:p>18.5761742627485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1.6059" calcext:value-type="float">
            <text:p>1.6059</text:p>
          </table:table-cell>
          <table:table-cell office:value-type="float" office:value="14.34" calcext:value-type="float">
            <text:p>14.34</text:p>
          </table:table-cell>
          <table:table-cell office:value-type="float" office:value="14.4296401483197" calcext:value-type="float">
            <text:p>14.4296401483197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1.0759" calcext:value-type="float">
            <text:p>1.0759</text:p>
          </table:table-cell>
          <table:table-cell office:value-type="float" office:value="9.84" calcext:value-type="float">
            <text:p>9.84</text:p>
          </table:table-cell>
          <table:table-cell office:value-type="float" office:value="9.89864439254184" calcext:value-type="float">
            <text:p>9.89864439254184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94" calcext:value-type="float">
            <text:p>17.94</text:p>
          </table:table-cell>
          <table:table-cell office:value-type="float" office:value="18.4257420043264" calcext:value-type="float">
            <text:p>18.425742004326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30818718972085" calcext:value-type="float">
            <text:p>7.30818718972085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04" calcext:value-type="float">
            <text:p>15.04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30818718972085" calcext:value-type="float">
            <text:p>7.30818718972085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04" calcext:value-type="float">
            <text:p>15.04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9290251023717" calcext:value-type="float">
            <text:p>13.9290251023717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317570580719" calcext:value-type="float">
            <text:p>20.31757058071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6600587287387" calcext:value-type="float">
            <text:p>17.660058728738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.3734727232153" calcext:value-type="float">
            <text:p>7.3734727232153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0.74" calcext:value-type="float">
            <text:p>10.74</text:p>
          </table:table-cell>
          <table:table-cell office:value-type="float" office:value="11.2306717173329" calcext:value-type="float">
            <text:p>11.230671717332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office:value-type="float" office:value="0.8268" calcext:value-type="float">
            <text:p>0.8268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717778588309" calcext:value-type="float">
            <text:p>10.7717778588309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54" calcext:value-type="float">
            <text:p>12.54</text:p>
          </table:table-cell>
          <table:table-cell office:value-type="float" office:value="14.5751740284636" calcext:value-type="float">
            <text:p>14.575174028463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office:value-type="float" office:value="7.9586" calcext:value-type="float">
            <text:p>7.9586</text:p>
          </table:table-cell>
          <table:table-cell office:value-type="float" office:value="18.84" calcext:value-type="float">
            <text:p>18.84</text:p>
          </table:table-cell>
          <table:table-cell office:value-type="float" office:value="20.4520149119836" calcext:value-type="float">
            <text:p>20.452014911983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office:value-type="float" office:value="7.4286" calcext:value-type="float">
            <text:p>7.4286</text:p>
          </table:table-cell>
          <table:table-cell office:value-type="float" office:value="14.34" calcext:value-type="float">
            <text:p>14.34</text:p>
          </table:table-cell>
          <table:table-cell office:value-type="float" office:value="16.1499132493026" calcext:value-type="float">
            <text:p>16.1499132493026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2.1465" calcext:value-type="float">
            <text:p>2.1465</text:p>
          </table:table-cell>
          <table:table-cell office:value-type="float" office:value="8.84" calcext:value-type="float">
            <text:p>8.84</text:p>
          </table:table-cell>
          <table:table-cell office:value-type="float" office:value="9.0968710142554" calcext:value-type="float">
            <text:p>9.09687101425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3.7365" calcext:value-type="float">
            <text:p>3.7365</text:p>
          </table:table-cell>
          <table:table-cell office:value-type="float" office:value="8.84" calcext:value-type="float">
            <text:p>8.84</text:p>
          </table:table-cell>
          <table:table-cell office:value-type="float" office:value="9.59724086651992" calcext:value-type="float">
            <text:p>9.59724086651992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2.6765" calcext:value-type="float">
            <text:p>2.67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2617727277809" calcext:value-type="float">
            <text:p>16.261772727780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2.6765" calcext:value-type="float">
            <text:p>2.676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6058536024022" calcext:value-type="float">
            <text:p>13.605853602402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office:value-type="float" office:value="2.1465" calcext:value-type="float">
            <text:p>2.1465</text:p>
          </table:table-cell>
          <table:table-cell office:value-type="float" office:value="8.84" calcext:value-type="float">
            <text:p>8.84</text:p>
          </table:table-cell>
          <table:table-cell office:value-type="float" office:value="9.0968710142554" calcext:value-type="float">
            <text:p>9.09687101425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2.9256" calcext:value-type="float">
            <text:p>2.9256</text:p>
          </table:table-cell>
          <table:table-cell office:value-type="float" office:value="9.34" calcext:value-type="float">
            <text:p>9.34</text:p>
          </table:table-cell>
          <table:table-cell office:value-type="float" office:value="9.78747849857153" calcext:value-type="float">
            <text:p>9.7874784985715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9.24" calcext:value-type="float">
            <text:p>19.24</text:p>
          </table:table-cell>
          <table:table-cell office:value-type="float" office:value="19.5478584852664" calcext:value-type="float">
            <text:p>19.5478584852664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598821940016" calcext:value-type="float">
            <text:p>13.159882194001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3.84" calcext:value-type="float">
            <text:p>13.84</text:p>
          </table:table-cell>
          <table:table-cell office:value-type="float" office:value="14.2648789465596" calcext:value-type="float">
            <text:p>14.264878946559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0.74" calcext:value-type="float">
            <text:p>10.74</text:p>
          </table:table-cell>
          <table:table-cell office:value-type="float" office:value="13.2205896332198" calcext:value-type="float">
            <text:p>13.220589633219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7.94" calcext:value-type="float">
            <text:p>17.94</text:p>
          </table:table-cell>
          <table:table-cell office:value-type="float" office:value="19.5263921462722" calcext:value-type="float">
            <text:p>19.526392146272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44" calcext:value-type="float">
            <text:p>13.44</text:p>
          </table:table-cell>
          <table:table-cell office:value-type="float" office:value="13.6713155205525" calcext:value-type="float">
            <text:p>13.671315520552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7.94" calcext:value-type="float">
            <text:p>17.94</text:p>
          </table:table-cell>
          <table:table-cell office:value-type="float" office:value="18.0023708872609" calcext:value-type="float">
            <text:p>18.002370887260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7.1795" calcext:value-type="float">
            <text:p>7.1795</text:p>
          </table:table-cell>
          <table:table-cell office:value-type="float" office:value="13.44" calcext:value-type="float">
            <text:p>13.44</text:p>
          </table:table-cell>
          <table:table-cell office:value-type="float" office:value="15.237415143324" calcext:value-type="float">
            <text:p>15.23741514332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8.84" calcext:value-type="float">
            <text:p>18.84</text:p>
          </table:table-cell>
          <table:table-cell office:value-type="float" office:value="19.2797428162956" calcext:value-type="float">
            <text:p>19.2797428162956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4.64" calcext:value-type="float">
            <text:p>14.64</text:p>
          </table:table-cell>
          <table:table-cell office:value-type="float" office:value="14.8398743512201" calcext:value-type="float">
            <text:p>14.8398743512201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office:value-type="float" office:value="2.4274" calcext:value-type="float">
            <text:p>2.4274</text:p>
          </table:table-cell>
          <table:table-cell office:value-type="float" office:value="20.04" calcext:value-type="float">
            <text:p>20.04</text:p>
          </table:table-cell>
          <table:table-cell office:value-type="float" office:value="20.1864774232653" calcext:value-type="float">
            <text:p>20.1864774232653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4.2347" calcext:value-type="float">
            <text:p>4.2347</text:p>
          </table:table-cell>
          <table:table-cell office:value-type="float" office:value="14.34" calcext:value-type="float">
            <text:p>14.34</text:p>
          </table:table-cell>
          <table:table-cell office:value-type="float" office:value="14.9521999749201" calcext:value-type="float">
            <text:p>14.952199974920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3.1747" calcext:value-type="float">
            <text:p>3.1747</text:p>
          </table:table-cell>
          <table:table-cell office:value-type="float" office:value="13.44" calcext:value-type="float">
            <text:p>13.44</text:p>
          </table:table-cell>
          <table:table-cell office:value-type="float" office:value="13.8098631452307" calcext:value-type="float">
            <text:p>13.8098631452307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14" calcext:value-type="float">
            <text:p>16.14</text:p>
          </table:table-cell>
          <table:table-cell office:value-type="float" office:value="16.8286055895906" calcext:value-type="float">
            <text:p>16.828605589590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2.1147" calcext:value-type="float">
            <text:p>2.1147</text:p>
          </table:table-cell>
          <table:table-cell office:value-type="float" office:value="15.24" calcext:value-type="float">
            <text:p>15.24</text:p>
          </table:table-cell>
          <table:table-cell office:value-type="float" office:value="15.3860182012761" calcext:value-type="float">
            <text:p>15.3860182012761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2.6447" calcext:value-type="float">
            <text:p>2.6447</text:p>
          </table:table-cell>
          <table:table-cell office:value-type="float" office:value="17.04" calcext:value-type="float">
            <text:p>17.04</text:p>
          </table:table-cell>
          <table:table-cell office:value-type="float" office:value="17.244014558391" calcext:value-type="float">
            <text:p>17.244014558391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office:value-type="float" office:value="3.1747" calcext:value-type="float">
            <text:p>3.1747</text:p>
          </table:table-cell>
          <table:table-cell office:value-type="float" office:value="13.44" calcext:value-type="float">
            <text:p>13.44</text:p>
          </table:table-cell>
          <table:table-cell office:value-type="float" office:value="13.8098631452307" calcext:value-type="float">
            <text:p>13.8098631452307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806885623334" calcext:value-type="float">
            <text:p>17.806885623334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5549946340778" calcext:value-type="float">
            <text:p>17.554994634077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1723160922286" calcext:value-type="float">
            <text:p>15.1723160922286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9.34" calcext:value-type="float">
            <text:p>9.34</text:p>
          </table:table-cell>
          <table:table-cell office:value-type="float" office:value="10.0083552895818" calcext:value-type="float">
            <text:p>10.008355289581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5.64" calcext:value-type="float">
            <text:p>15.64</text:p>
          </table:table-cell>
          <table:table-cell office:value-type="float" office:value="15.9376994137328" calcext:value-type="float">
            <text:p>15.9376994137328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09963579428112" calcext:value-type="float">
            <text:p>8.09963579428112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1.64" calcext:value-type="float">
            <text:p>11.64</text:p>
          </table:table-cell>
          <table:table-cell office:value-type="float" office:value="11.9685696940988" calcext:value-type="float">
            <text:p>11.9685696940988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6.305" calcext:value-type="float">
            <text:p>6.305</text:p>
          </table:table-cell>
          <table:table-cell office:value-type="float" office:value="17.54" calcext:value-type="float">
            <text:p>17.54</text:p>
          </table:table-cell>
          <table:table-cell office:value-type="float" office:value="18.6387935500128" calcext:value-type="float">
            <text:p>18.6387935500128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8.425" calcext:value-type="float">
            <text:p>8.425</text:p>
          </table:table-cell>
          <table:table-cell office:value-type="float" office:value="16.64" calcext:value-type="float">
            <text:p>16.64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3.445" calcext:value-type="float">
            <text:p>3.44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4873876269647" calcext:value-type="float">
            <text:p>13.487387626964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1.855" calcext:value-type="float">
            <text:p>1.85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330684183704" calcext:value-type="float">
            <text:p>18.533068418370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7.895" calcext:value-type="float">
            <text:p>7.895</text:p>
          </table:table-cell>
          <table:table-cell office:value-type="float" office:value="17.54" calcext:value-type="float">
            <text:p>17.54</text:p>
          </table:table-cell>
          <table:table-cell office:value-type="float" office:value="19.23493241475" calcext:value-type="float">
            <text:p>19.23493241475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7.365" calcext:value-type="float">
            <text:p>7.365</text:p>
          </table:table-cell>
          <table:table-cell office:value-type="float" office:value="18.44" calcext:value-type="float">
            <text:p>18.44</text:p>
          </table:table-cell>
          <table:table-cell office:value-type="float" office:value="19.8564051378894" calcext:value-type="float">
            <text:p>19.8564051378894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7.365" calcext:value-type="float">
            <text:p>7.365</text:p>
          </table:table-cell>
          <table:table-cell office:value-type="float" office:value="15.74" calcext:value-type="float">
            <text:p>15.74</text:p>
          </table:table-cell>
          <table:table-cell office:value-type="float" office:value="17.3778832140166" calcext:value-type="float">
            <text:p>17.377883214016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8.425" calcext:value-type="float">
            <text:p>8.425</text:p>
          </table:table-cell>
          <table:table-cell office:value-type="float" office:value="13.94" calcext:value-type="float">
            <text:p>13.94</text:p>
          </table:table-cell>
          <table:table-cell office:value-type="float" office:value="16.2881621124054" calcext:value-type="float">
            <text:p>16.2881621124054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8.425" calcext:value-type="float">
            <text:p>8.425</text:p>
          </table:table-cell>
          <table:table-cell office:value-type="float" office:value="16.64" calcext:value-type="float">
            <text:p>16.64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5.775" calcext:value-type="float">
            <text:p>5.775</text:p>
          </table:table-cell>
          <table:table-cell office:value-type="float" office:value="15.74" calcext:value-type="float">
            <text:p>15.74</text:p>
          </table:table-cell>
          <table:table-cell office:value-type="float" office:value="16.7659841643728" calcext:value-type="float">
            <text:p>16.765984164372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8.955" calcext:value-type="float">
            <text:p>8.955</text:p>
          </table:table-cell>
          <table:table-cell office:value-type="float" office:value="15.74" calcext:value-type="float">
            <text:p>15.74</text:p>
          </table:table-cell>
          <table:table-cell office:value-type="float" office:value="18.1091033737179" calcext:value-type="float">
            <text:p>18.109103373717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1.24" calcext:value-type="float">
            <text:p>11.24</text:p>
          </table:table-cell>
          <table:table-cell office:value-type="float" office:value="11.5202212523241" calcext:value-type="float">
            <text:p>11.520221252324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6581514123435" calcext:value-type="float">
            <text:p>13.658151412343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580502496544" calcext:value-type="float">
            <text:p>13.0580502496544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8.2077" calcext:value-type="float">
            <text:p>8.2077</text:p>
          </table:table-cell>
          <table:table-cell office:value-type="float" office:value="18.44" calcext:value-type="float">
            <text:p>18.44</text:p>
          </table:table-cell>
          <table:table-cell office:value-type="float" office:value="20.1841506952856" calcext:value-type="float">
            <text:p>20.184150695285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2371964298525" calcext:value-type="float">
            <text:p>13.237196429852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1477" calcext:value-type="float">
            <text:p>7.1477</text:p>
          </table:table-cell>
          <table:table-cell office:value-type="float" office:value="17.54" calcext:value-type="float">
            <text:p>17.54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8897651869497" calcext:value-type="float">
            <text:p>14.889765186949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7443184342658" calcext:value-type="float">
            <text:p>13.7443184342658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3627542826461" calcext:value-type="float">
            <text:p>10.362754282646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9972263771" calcext:value-type="float">
            <text:p>18.57997226377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1477" calcext:value-type="float">
            <text:p>7.1477</text:p>
          </table:table-cell>
          <table:table-cell office:value-type="float" office:value="17.54" calcext:value-type="float">
            <text:p>17.54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94" calcext:value-type="float">
            <text:p>13.94</text:p>
          </table:table-cell>
          <table:table-cell office:value-type="float" office:value="15.9144801137203" calcext:value-type="float">
            <text:p>15.9144801137203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7313878181847" calcext:value-type="float">
            <text:p>16.731387818184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94" calcext:value-type="float">
            <text:p>17.94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  <table:table-cell office:value-type="float" office:value="4.5156" calcext:value-type="float">
            <text:p>4.5156</text:p>
          </table:table-cell>
          <table:table-cell office:value-type="float" office:value="13.44" calcext:value-type="float">
            <text:p>13.44</text:p>
          </table:table-cell>
          <table:table-cell office:value-type="float" office:value="14.1783018503628" calcext:value-type="float">
            <text:p>14.1783018503628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94" calcext:value-type="float">
            <text:p>17.94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44" calcext:value-type="float">
            <text:p>18.44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44" calcext:value-type="float">
            <text:p>18.44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3.04" calcext:value-type="float">
            <text:p>13.04</text:p>
          </table:table-cell>
          <table:table-cell office:value-type="float" office:value="13.7893459757887" calcext:value-type="float">
            <text:p>13.789345975788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641887778795" calcext:value-type="float">
            <text:p>16.2641887778795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5.24" calcext:value-type="float">
            <text:p>15.24</text:p>
          </table:table-cell>
          <table:table-cell office:value-type="float" office:value="15.7886632937212" calcext:value-type="float">
            <text:p>15.788663293721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641887778795" calcext:value-type="float">
            <text:p>16.264188777879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869629513497" calcext:value-type="float">
            <text:p>13.086962951349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869629513497" calcext:value-type="float">
            <text:p>13.086962951349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office:value-type="float" office:value="1.1077" calcext:value-type="float">
            <text:p>1.1077</text:p>
          </table:table-cell>
          <table:table-cell office:value-type="float" office:value="18.44" calcext:value-type="float">
            <text:p>18.44</text:p>
          </table:table-cell>
          <table:table-cell office:value-type="float" office:value="18.4732400864061" calcext:value-type="float">
            <text:p>18.473240086406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  <table:table-cell office:value-type="float" office:value="4.7647" calcext:value-type="float">
            <text:p>4.764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8832260692535" calcext:value-type="float">
            <text:p>13.8832260692535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1335184250784" calcext:value-type="float">
            <text:p>17.133518425078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8.84" calcext:value-type="float">
            <text:p>8.84</text:p>
          </table:table-cell>
          <table:table-cell office:value-type="float" office:value="9.20540350134094" calcext:value-type="float">
            <text:p>9.2054035013409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5.74" calcext:value-type="float">
            <text:p>15.74</text:p>
          </table:table-cell>
          <table:table-cell office:value-type="float" office:value="15.8342585087683" calcext:value-type="float">
            <text:p>15.834258508768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2155077476149" calcext:value-type="float">
            <text:p>14.215507747614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5.74" calcext:value-type="float">
            <text:p>15.74</text:p>
          </table:table-cell>
          <table:table-cell office:value-type="float" office:value="16.0853293258951" calcext:value-type="float">
            <text:p>16.085329325895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9.0812498679332" calcext:value-type="float">
            <text:p>19.0812498679332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3300612693655" calcext:value-type="float">
            <text:p>15.3300612693655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858444618015" calcext:value-type="float">
            <text:p>10.858444618015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4829262385319" calcext:value-type="float">
            <text:p>10.482926238531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.95207238576633" calcext:value-type="float">
            <text:p>8.952072385766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4.74" calcext:value-type="float">
            <text:p>14.74</text:p>
          </table:table-cell>
          <table:table-cell office:value-type="float" office:value="14.9385364329977" calcext:value-type="float">
            <text:p>14.938536432997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.95207238576633" calcext:value-type="float">
            <text:p>8.9520723857663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1524490728637" calcext:value-type="float">
            <text:p>14.152449072863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425" calcext:value-type="float">
            <text:p>8.425</text:p>
          </table:table-cell>
          <table:table-cell office:value-type="float" office:value="13.54" calcext:value-type="float">
            <text:p>13.54</text:p>
          </table:table-cell>
          <table:table-cell office:value-type="float" office:value="15.9471698115998" calcext:value-type="float">
            <text:p>15.947169811599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7.1159" calcext:value-type="float">
            <text:p>7.1159</text:p>
          </table:table-cell>
          <table:table-cell office:value-type="float" office:value="10.84" calcext:value-type="float">
            <text:p>10.84</text:p>
          </table:table-cell>
          <table:table-cell office:value-type="float" office:value="12.9669438500365" calcext:value-type="float">
            <text:p>12.9669438500365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24" calcext:value-type="float">
            <text:p>16.24</text:p>
          </table:table-cell>
          <table:table-cell office:value-type="float" office:value="18.4263478424239" calcext:value-type="float">
            <text:p>18.4263478424239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6.0559" calcext:value-type="float">
            <text:p>6.0559</text:p>
          </table:table-cell>
          <table:table-cell office:value-type="float" office:value="15.34" calcext:value-type="float">
            <text:p>15.34</text:p>
          </table:table-cell>
          <table:table-cell office:value-type="float" office:value="16.4921049235687" calcext:value-type="float">
            <text:p>16.4921049235687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7.1159" calcext:value-type="float">
            <text:p>7.1159</text:p>
          </table:table-cell>
          <table:table-cell office:value-type="float" office:value="16.24" calcext:value-type="float">
            <text:p>16.24</text:p>
          </table:table-cell>
          <table:table-cell office:value-type="float" office:value="17.7305846719729" calcext:value-type="float">
            <text:p>17.730584671972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059849043994" calcext:value-type="float">
            <text:p>16.3059849043994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44" calcext:value-type="float">
            <text:p>14.44</text:p>
          </table:table-cell>
          <table:table-cell office:value-type="float" office:value="16.2242488343837" calcext:value-type="float">
            <text:p>16.2242488343837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1.6059" calcext:value-type="float">
            <text:p>1.6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7.2150665061161" calcext:value-type="float">
            <text:p>17.2150665061161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802843188084" calcext:value-type="float">
            <text:p>11.802843188084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590785129089" calcext:value-type="float">
            <text:p>17.559078512908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3.54" calcext:value-type="float">
            <text:p>13.54</text:p>
          </table:table-cell>
          <table:table-cell office:value-type="float" office:value="14.2195741575653" calcext:value-type="float">
            <text:p>14.219574157565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4.44" calcext:value-type="float">
            <text:p>14.44</text:p>
          </table:table-cell>
          <table:table-cell office:value-type="float" office:value="14.9350339210361" calcext:value-type="float">
            <text:p>14.9350339210361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3.4238" calcext:value-type="float">
            <text:p>3.4238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29064005066" calcext:value-type="float">
            <text:p>12.22906400506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6.8986" calcext:value-type="float">
            <text:p>6.8986</text:p>
          </table:table-cell>
          <table:table-cell office:value-type="float" office:value="18.04" calcext:value-type="float">
            <text:p>18.04</text:p>
          </table:table-cell>
          <table:table-cell office:value-type="float" office:value="19.3140436460105" calcext:value-type="float">
            <text:p>19.3140436460105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1.3568" calcext:value-type="float">
            <text:p>1.3568</text:p>
          </table:table-cell>
          <table:table-cell office:value-type="float" office:value="14.44" calcext:value-type="float">
            <text:p>14.44</text:p>
          </table:table-cell>
          <table:table-cell office:value-type="float" office:value="14.503603215753" calcext:value-type="float">
            <text:p>14.50360321575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office:value-type="float" office:value="7.4286" calcext:value-type="float">
            <text:p>7.4286</text:p>
          </table:table-cell>
          <table:table-cell office:value-type="float" office:value="17.14" calcext:value-type="float">
            <text:p>17.14</text:p>
          </table:table-cell>
          <table:table-cell office:value-type="float" office:value="18.6805700651773" calcext:value-type="float">
            <text:p>18.6805700651773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.26438880876661" calcext:value-type="float">
            <text:p>9.26438880876661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9.84" calcext:value-type="float">
            <text:p>9.84</text:p>
          </table:table-cell>
          <table:table-cell office:value-type="float" office:value="10.1022641176372" calcext:value-type="float">
            <text:p>10.102264117637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.26438880876661" calcext:value-type="float">
            <text:p>9.26438880876661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4833756949995" calcext:value-type="float">
            <text:p>16.483375694999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6372079688959" calcext:value-type="float">
            <text:p>15.6372079688959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8.04" calcext:value-type="float">
            <text:p>18.04</text:p>
          </table:table-cell>
          <table:table-cell office:value-type="float" office:value="19.6183075276641" calcext:value-type="float">
            <text:p>19.6183075276641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1255052947046" calcext:value-type="float">
            <text:p>11.125505294704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5.34" calcext:value-type="float">
            <text:p>15.34</text:p>
          </table:table-cell>
          <table:table-cell office:value-type="float" office:value="17.1683426762748" calcext:value-type="float">
            <text:p>17.1683426762748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40015425405349" calcext:value-type="float">
            <text:p>9.40015425405349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267577638731" calcext:value-type="float">
            <text:p>13.526757763873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54528155687406" calcext:value-type="float">
            <text:p>9.5452815568740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24" calcext:value-type="float">
            <text:p>16.24</text:p>
          </table:table-cell>
          <table:table-cell office:value-type="float" office:value="16.9245373966321" calcext:value-type="float">
            <text:p>16.9245373966321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2065" calcext:value-type="float">
            <text:p>3.206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5.74" calcext:value-type="float">
            <text:p>15.74</text:p>
          </table:table-cell>
          <table:table-cell office:value-type="float" office:value="15.8856873395519" calcext:value-type="float">
            <text:p>15.885687339551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7365" calcext:value-type="float">
            <text:p>3.73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647717360079" calcext:value-type="float">
            <text:p>13.564771736007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5604480136971" calcext:value-type="float">
            <text:p>10.5604480136971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6765" calcext:value-type="float">
            <text:p>2.676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0794314299313" calcext:value-type="float">
            <text:p>15.0794314299313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645108271131" calcext:value-type="float">
            <text:p>18.5645108271131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30339077059" calcext:value-type="float">
            <text:p>17.7430339077059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2065" calcext:value-type="float">
            <text:p>3.206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30339077059" calcext:value-type="float">
            <text:p>17.7430339077059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2154856986037" calcext:value-type="float">
            <text:p>13.2154856986037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2065" calcext:value-type="float">
            <text:p>3.206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9461276476368" calcext:value-type="float">
            <text:p>16.946127647636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office:value-type="float" office:value="3.7365" calcext:value-type="float">
            <text:p>3.73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647717360079" calcext:value-type="float">
            <text:p>13.564771736007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3536544602195" calcext:value-type="float">
            <text:p>12.353654460219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9546351480294" calcext:value-type="float">
            <text:p>11.9546351480294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6.74" calcext:value-type="float">
            <text:p>16.74</text:p>
          </table:table-cell>
          <table:table-cell office:value-type="float" office:value="16.8585118175508" calcext:value-type="float">
            <text:p>16.858511817550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47245908259" calcext:value-type="float">
            <text:p>11.347245908259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7.6459" calcext:value-type="float">
            <text:p>7.6459</text:p>
          </table:table-cell>
          <table:table-cell office:value-type="float" office:value="11.34" calcext:value-type="float">
            <text:p>11.34</text:p>
          </table:table-cell>
          <table:table-cell office:value-type="float" office:value="13.6768193235854" calcext:value-type="float">
            <text:p>13.676819323585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467134245274" calcext:value-type="float">
            <text:p>12.2467134245274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office:value-type="float" office:value="6.0559" calcext:value-type="float">
            <text:p>6.0559</text:p>
          </table:table-cell>
          <table:table-cell office:value-type="float" office:value="12.24" calcext:value-type="float">
            <text:p>12.24</text:p>
          </table:table-cell>
          <table:table-cell office:value-type="float" office:value="13.6561899814699" calcext:value-type="float">
            <text:p>13.6561899814699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.94874866503321" calcext:value-type="float">
            <text:p>9.94874866503321</text:p>
          </table:table-cell>
          <table:table-cell office:value-type="float" office:value="1.8656" calcext:value-type="float">
            <text:p>1.8656</text:p>
          </table:table-cell>
          <table:table-cell office:value-type="float" office:value="15.34" calcext:value-type="float">
            <text:p>15.34</text:p>
          </table:table-cell>
          <table:table-cell office:value-type="float" office:value="15.4530276437985" calcext:value-type="float">
            <text:p>15.4530276437985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3.6729" calcext:value-type="float">
            <text:p>3.6729</text:p>
          </table:table-cell>
          <table:table-cell office:value-type="float" office:value="14.94" calcext:value-type="float">
            <text:p>14.94</text:p>
          </table:table-cell>
          <table:table-cell office:value-type="float" office:value="15.3848560087509" calcext:value-type="float">
            <text:p>15.3848560087509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04" calcext:value-type="float">
            <text:p>14.04</text:p>
          </table:table-cell>
          <table:table-cell office:value-type="float" office:value="15.8692863809309" calcext:value-type="float">
            <text:p>15.8692863809309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1.0759" calcext:value-type="float">
            <text:p>1.0759</text:p>
          </table:table-cell>
          <table:table-cell office:value-type="float" office:value="14.04" calcext:value-type="float">
            <text:p>14.04</text:p>
          </table:table-cell>
          <table:table-cell office:value-type="float" office:value="14.0811633329779" calcext:value-type="float">
            <text:p>14.0811633329779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6.3368" calcext:value-type="float">
            <text:p>6.3368</text:p>
          </table:table-cell>
          <table:table-cell office:value-type="float" office:value="14.94" calcext:value-type="float">
            <text:p>14.94</text:p>
          </table:table-cell>
          <table:table-cell office:value-type="float" office:value="16.2283281406311" calcext:value-type="float">
            <text:p>16.228328140631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6.8668" calcext:value-type="float">
            <text:p>6.8668</text:p>
          </table:table-cell>
          <table:table-cell office:value-type="float" office:value="11.34" calcext:value-type="float">
            <text:p>11.34</text:p>
          </table:table-cell>
          <table:table-cell office:value-type="float" office:value="13.2570186029891" calcext:value-type="float">
            <text:p>13.2570186029891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3.6729" calcext:value-type="float">
            <text:p>3.67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0183183013843" calcext:value-type="float">
            <text:p>18.018318301384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484448836151" calcext:value-type="float">
            <text:p>17.648444883615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.0268689031023" calcext:value-type="float">
            <text:p>10.0268689031023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668458798576" calcext:value-type="float">
            <text:p>18.1668458798576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74" calcext:value-type="float">
            <text:p>16.74</text:p>
          </table:table-cell>
          <table:table-cell office:value-type="float" office:value="16.7604056705081" calcext:value-type="float">
            <text:p>16.7604056705081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701010655139" calcext:value-type="float">
            <text:p>11.370101065513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6333753520595" calcext:value-type="float">
            <text:p>16.633375352059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173859157262" calcext:value-type="float">
            <text:p>18.217385915726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5482201425919" calcext:value-type="float">
            <text:p>15.5482201425919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2.64" calcext:value-type="float">
            <text:p>12.64</text:p>
          </table:table-cell>
          <table:table-cell office:value-type="float" office:value="12.7981966152462" calcext:value-type="float">
            <text:p>12.798196615246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94" calcext:value-type="float">
            <text:p>14.94</text:p>
          </table:table-cell>
          <table:table-cell office:value-type="float" office:value="16.5755488672321" calcext:value-type="float">
            <text:p>16.575548867232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664985937367" calcext:value-type="float">
            <text:p>17.666498593736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1196089734277" calcext:value-type="float">
            <text:p>14.119608973427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office:value-type="float" office:value="3.7047" calcext:value-type="float">
            <text:p>3.7047</text:p>
          </table:table-cell>
          <table:table-cell office:value-type="float" office:value="11.34" calcext:value-type="float">
            <text:p>11.34</text:p>
          </table:table-cell>
          <table:table-cell office:value-type="float" office:value="11.9298114859372" calcext:value-type="float">
            <text:p>11.9298114859372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office:value-type="float" office:value="2.1147" calcext:value-type="float">
            <text:p>2.1147</text:p>
          </table:table-cell>
          <table:table-cell office:value-type="float" office:value="12.24" calcext:value-type="float">
            <text:p>12.24</text:p>
          </table:table-cell>
          <table:table-cell office:value-type="float" office:value="12.4213347145144" calcext:value-type="float">
            <text:p>12.421334714514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office:value-type="float" office:value="3.1747" calcext:value-type="float">
            <text:p>3.1747</text:p>
          </table:table-cell>
          <table:table-cell office:value-type="float" office:value="14.94" calcext:value-type="float">
            <text:p>14.94</text:p>
          </table:table-cell>
          <table:table-cell office:value-type="float" office:value="15.273582424893" calcext:value-type="float">
            <text:p>15.27358242489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  <table:table-cell office:value-type="float" office:value="3.7047" calcext:value-type="float">
            <text:p>3.7047</text:p>
          </table:table-cell>
          <table:table-cell office:value-type="float" office:value="12.24" calcext:value-type="float">
            <text:p>12.24</text:p>
          </table:table-cell>
          <table:table-cell office:value-type="float" office:value="12.7883697979844" calcext:value-type="float">
            <text:p>12.7883697979844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office:value-type="float" office:value="3.4556" calcext:value-type="float">
            <text:p>3.4556</text:p>
          </table:table-cell>
          <table:table-cell office:value-type="float" office:value="16.74" calcext:value-type="float">
            <text:p>16.74</text:p>
          </table:table-cell>
          <table:table-cell office:value-type="float" office:value="17.0929450756738" calcext:value-type="float">
            <text:p>17.092945075673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  <table:table-cell office:value-type="float" office:value="2.3956" calcext:value-type="float">
            <text:p>2.39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.855" calcext:value-type="float">
            <text:p>1.85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657851991339" calcext:value-type="float">
            <text:p>14.65785199133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7.895" calcext:value-type="float">
            <text:p>7.895</text:p>
          </table:table-cell>
          <table:table-cell office:value-type="float" office:value="16.34" calcext:value-type="float">
            <text:p>16.34</text:p>
          </table:table-cell>
          <table:table-cell office:value-type="float" office:value="18.1473586232267" calcext:value-type="float">
            <text:p>18.1473586232267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.855" calcext:value-type="float">
            <text:p>1.85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395105178895" calcext:value-type="float">
            <text:p>17.3395105178895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5.775" calcext:value-type="float">
            <text:p>5.775</text:p>
          </table:table-cell>
          <table:table-cell office:value-type="float" office:value="17.24" calcext:value-type="float">
            <text:p>17.24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5.775" calcext:value-type="float">
            <text:p>5.775</text:p>
          </table:table-cell>
          <table:table-cell office:value-type="float" office:value="17.24" calcext:value-type="float">
            <text:p>17.24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.855" calcext:value-type="float">
            <text:p>1.85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844326106829" calcext:value-type="float">
            <text:p>11.9844326106829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4.54" calcext:value-type="float">
            <text:p>14.54</text:p>
          </table:table-cell>
          <table:table-cell office:value-type="float" office:value="15.096857288936" calcext:value-type="float">
            <text:p>15.09685728893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7121737797059" calcext:value-type="float">
            <text:p>17.712173779705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office:value-type="float" office:value="6.5859" calcext:value-type="float">
            <text:p>6.5859</text:p>
          </table:table-cell>
          <table:table-cell office:value-type="float" office:value="12.74" calcext:value-type="float">
            <text:p>12.74</text:p>
          </table:table-cell>
          <table:table-cell office:value-type="float" office:value="14.3416065630737" calcext:value-type="float">
            <text:p>14.341606563073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7121737797059" calcext:value-type="float">
            <text:p>17.712173779705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408144138135" calcext:value-type="float">
            <text:p>12.8408144138135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office:value-type="float" office:value="7.3968" calcext:value-type="float">
            <text:p>7.3968</text:p>
          </table:table-cell>
          <table:table-cell office:value-type="float" office:value="13.64" calcext:value-type="float">
            <text:p>13.64</text:p>
          </table:table-cell>
          <table:table-cell office:value-type="float" office:value="15.5165154026283" calcext:value-type="float">
            <text:p>15.516515402628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408144138135" calcext:value-type="float">
            <text:p>12.840814413813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7.1477" calcext:value-type="float">
            <text:p>7.1477</text:p>
          </table:table-cell>
          <table:table-cell office:value-type="float" office:value="16.34" calcext:value-type="float">
            <text:p>16.34</text:p>
          </table:table-cell>
          <table:table-cell office:value-type="float" office:value="17.8349436581672" calcext:value-type="float">
            <text:p>17.834943658167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8.2077" calcext:value-type="float">
            <text:p>8.2077</text:p>
          </table:table-cell>
          <table:table-cell office:value-type="float" office:value="17.24" calcext:value-type="float">
            <text:p>17.24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84" calcext:value-type="float">
            <text:p>11.84</text:p>
          </table:table-cell>
          <table:table-cell office:value-type="float" office:value="13.5639062695818" calcext:value-type="float">
            <text:p>13.5639062695818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2435691575149" calcext:value-type="float">
            <text:p>17.243569157514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8.2077" calcext:value-type="float">
            <text:p>8.2077</text:p>
          </table:table-cell>
          <table:table-cell office:value-type="float" office:value="17.24" calcext:value-type="float">
            <text:p>17.24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89633961717" calcext:value-type="float">
            <text:p>17.389633961717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84" calcext:value-type="float">
            <text:p>11.84</text:p>
          </table:table-cell>
          <table:table-cell office:value-type="float" office:value="13.5639062695818" calcext:value-type="float">
            <text:p>13.5639062695818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7.1477" calcext:value-type="float">
            <text:p>7.1477</text:p>
          </table:table-cell>
          <table:table-cell office:value-type="float" office:value="16.34" calcext:value-type="float">
            <text:p>16.34</text:p>
          </table:table-cell>
          <table:table-cell office:value-type="float" office:value="17.8349436581672" calcext:value-type="float">
            <text:p>17.8349436581672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6.6177" calcext:value-type="float">
            <text:p>6.6177</text:p>
          </table:table-cell>
          <table:table-cell office:value-type="float" office:value="17.24" calcext:value-type="float">
            <text:p>17.24</text:p>
          </table:table-cell>
          <table:table-cell office:value-type="float" office:value="18.466498132835" calcext:value-type="float">
            <text:p>18.466498132835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5365689709" calcext:value-type="float">
            <text:p>17.2536568970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6201183127583" calcext:value-type="float">
            <text:p>11.620118312758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2.24" calcext:value-type="float">
            <text:p>12.24</text:p>
          </table:table-cell>
          <table:table-cell office:value-type="float" office:value="12.4999659840537" calcext:value-type="float">
            <text:p>12.499965984053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40783002643" calcext:value-type="float">
            <text:p>15.074078300264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0028102140333" calcext:value-type="float">
            <text:p>18.002810214033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7.9586" calcext:value-type="float">
            <text:p>7.9586</text:p>
          </table:table-cell>
          <table:table-cell office:value-type="float" office:value="14.54" calcext:value-type="float">
            <text:p>14.54</text:p>
          </table:table-cell>
          <table:table-cell office:value-type="float" office:value="16.5756120236931" calcext:value-type="float">
            <text:p>16.5756120236931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3.4238" calcext:value-type="float">
            <text:p>3.4238</text:p>
          </table:table-cell>
          <table:table-cell office:value-type="float" office:value="16.34" calcext:value-type="float">
            <text:p>16.34</text:p>
          </table:table-cell>
          <table:table-cell office:value-type="float" office:value="16.6948496980356" calcext:value-type="float">
            <text:p>16.694849698035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4.4838" calcext:value-type="float">
            <text:p>4.4838</text:p>
          </table:table-cell>
          <table:table-cell office:value-type="float" office:value="11.84" calcext:value-type="float">
            <text:p>11.84</text:p>
          </table:table-cell>
          <table:table-cell office:value-type="float" office:value="12.6605711735293" calcext:value-type="float">
            <text:p>12.660571173529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74" calcext:value-type="float">
            <text:p>12.74</text:p>
          </table:table-cell>
          <table:table-cell office:value-type="float" office:value="14.7475997355502" calcext:value-type="float">
            <text:p>14.747599735550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8251704354453" calcext:value-type="float">
            <text:p>14.825170435445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4274" calcext:value-type="float">
            <text:p>2.4274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204101885428" calcext:value-type="float">
            <text:p>16.420410188542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7558667760341" calcext:value-type="float">
            <text:p>13.7558667760341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34" calcext:value-type="float">
            <text:p>15.34</text:p>
          </table:table-cell>
          <table:table-cell office:value-type="float" office:value="15.6224778687633" calcext:value-type="float">
            <text:p>15.622477868763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.1203642026689" calcext:value-type="float">
            <text:p>11.1203642026689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3.64" calcext:value-type="float">
            <text:p>13.64</text:p>
          </table:table-cell>
          <table:table-cell office:value-type="float" office:value="14.097995533497" calcext:value-type="float">
            <text:p>14.09799553349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2953576410977" calcext:value-type="float">
            <text:p>12.295357641097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131425099642" calcext:value-type="float">
            <text:p>14.913142509964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261000378764" calcext:value-type="float">
            <text:p>17.3261000378764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6.835" calcext:value-type="float">
            <text:p>6.835</text:p>
          </table:table-cell>
          <table:table-cell office:value-type="float" office:value="15.04" calcext:value-type="float">
            <text:p>15.04</text:p>
          </table:table-cell>
          <table:table-cell office:value-type="float" office:value="16.5202549919788" calcext:value-type="float">
            <text:p>16.5202549919788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0.795" calcext:value-type="float">
            <text:p>0.79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638465386177" calcext:value-type="float">
            <text:p>13.263846538617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float" office:value="0.795" calcext:value-type="float">
            <text:p>0.79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638465386177" calcext:value-type="float">
            <text:p>13.263846538617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.7119981215846" calcext:value-type="float">
            <text:p>11.7119981215846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1112257511593" calcext:value-type="float">
            <text:p>15.1112257511593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7.9268" calcext:value-type="float">
            <text:p>7.92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7.9268" calcext:value-type="float">
            <text:p>7.92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4.2029" calcext:value-type="float">
            <text:p>4.2029</text:p>
          </table:table-cell>
          <table:table-cell office:value-type="float" office:value="16.84" calcext:value-type="float">
            <text:p>16.84</text:p>
          </table:table-cell>
          <table:table-cell office:value-type="float" office:value="17.3565540476789" calcext:value-type="float">
            <text:p>17.3565540476789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0.5459" calcext:value-type="float">
            <text:p>0.5459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49903880424" calcext:value-type="float">
            <text:p>15.04990388042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office:value-type="float" office:value="2.1359" calcext:value-type="float">
            <text:p>2.1359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234846911712" calcext:value-type="float">
            <text:p>12.5234846911712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.8064770359324" calcext:value-type="float">
            <text:p>11.806477035932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6777326792151" calcext:value-type="float">
            <text:p>14.677732679215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8075441985199" calcext:value-type="float">
            <text:p>11.807544198519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957552370108" calcext:value-type="float">
            <text:p>13.2957552370108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84" calcext:value-type="float">
            <text:p>16.84</text:p>
          </table:table-cell>
          <table:table-cell office:value-type="float" office:value="16.8602846429116" calcext:value-type="float">
            <text:p>16.860284642911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office:value-type="float" office:value="1.3568" calcext:value-type="float">
            <text:p>1.3568</text:p>
          </table:table-cell>
          <table:table-cell office:value-type="float" office:value="15.94" calcext:value-type="float">
            <text:p>15.94</text:p>
          </table:table-cell>
          <table:table-cell office:value-type="float" office:value="15.9976406460453" calcext:value-type="float">
            <text:p>15.997640646045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710707171886" calcext:value-type="float">
            <text:p>15.071070717188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6.84" calcext:value-type="float">
            <text:p>16.84</text:p>
          </table:table-cell>
          <table:table-cell office:value-type="float" office:value="17.1111739241497" calcext:value-type="float">
            <text:p>17.111173924149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014800335385" calcext:value-type="float">
            <text:p>13.0014800335385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.0303782151685" calcext:value-type="float">
            <text:p>12.0303782151685</text:p>
          </table:table-cell>
          <table:table-cell office:value-type="float" office:value="3.7365" calcext:value-type="float">
            <text:p>3.736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4155963308252" calcext:value-type="float">
            <text:p>12.415596330825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  <table:table-cell office:value-type="float" office:value="3.1747" calcext:value-type="float">
            <text:p>3.1747</text:p>
          </table:table-cell>
          <table:table-cell office:value-type="float" office:value="12.34" calcext:value-type="float">
            <text:p>12.34</text:p>
          </table:table-cell>
          <table:table-cell office:value-type="float" office:value="12.7418334665777" calcext:value-type="float">
            <text:p>12.741833466577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  <table:table-cell office:value-type="float" office:value="2.1147" calcext:value-type="float">
            <text:p>2.1147</text:p>
          </table:table-cell>
          <table:table-cell office:value-type="float" office:value="16.84" calcext:value-type="float">
            <text:p>16.84</text:p>
          </table:table-cell>
          <table:table-cell office:value-type="float" office:value="16.9722584263262" calcext:value-type="float">
            <text:p>16.972258426326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.2730965937696" calcext:value-type="float">
            <text:p>12.2730965937696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0477127230216" calcext:value-type="float">
            <text:p>13.047712723021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663445901924" calcext:value-type="float">
            <text:p>15.663445901924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2957072580022" calcext:value-type="float">
            <text:p>15.295707258002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1731946735847" calcext:value-type="float">
            <text:p>15.173194673584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019933051694" calcext:value-type="float">
            <text:p>12.5019933051694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.6445086895458" calcext:value-type="float">
            <text:p>12.6445086895458</text:p>
          </table:table-cell>
          <table:table-cell office:value-type="float" office:value="1.0759" calcext:value-type="float">
            <text:p>1.0759</text:p>
          </table:table-cell>
          <table:table-cell office:value-type="float" office:value="12.84" calcext:value-type="float">
            <text:p>12.84</text:p>
          </table:table-cell>
          <table:table-cell office:value-type="float" office:value="12.8849975091189" calcext:value-type="float">
            <text:p>12.884997509118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.7771045233261" calcext:value-type="float">
            <text:p>12.777104523326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2.84" calcext:value-type="float">
            <text:p>12.84</text:p>
          </table:table-cell>
          <table:table-cell office:value-type="float" office:value="12.8665923320823" calcext:value-type="float">
            <text:p>12.866592332082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.8106244968776" calcext:value-type="float">
            <text:p>12.8106244968776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6500774204" calcext:value-type="float">
            <text:p>14.76500774204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9435089632897" calcext:value-type="float">
            <text:p>15.9435089632897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3.74" calcext:value-type="float">
            <text:p>13.74</text:p>
          </table:table-cell>
          <table:table-cell office:value-type="float" office:value="14.0710437801359" calcext:value-type="float">
            <text:p>14.0710437801359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74" calcext:value-type="float">
            <text:p>13.74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office:value-type="float" office:value="2.1147" calcext:value-type="float">
            <text:p>2.1147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129764500671" calcext:value-type="float">
            <text:p>13.012976450067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office:value-type="float" office:value="3.7047" calcext:value-type="float">
            <text:p>3.7047</text:p>
          </table:table-cell>
          <table:table-cell office:value-type="float" office:value="12.84" calcext:value-type="float">
            <text:p>12.84</text:p>
          </table:table-cell>
          <table:table-cell office:value-type="float" office:value="13.3637720008237" calcext:value-type="float">
            <text:p>13.363772000823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44" calcext:value-type="float">
            <text:p>16.44</text:p>
          </table:table-cell>
          <table:table-cell office:value-type="float" office:value="17.1165407162195" calcext:value-type="float">
            <text:p>17.116540716219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9195719590698" calcext:value-type="float">
            <text:p>15.9195719590698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3.74" calcext:value-type="float">
            <text:p>13.74</text:p>
          </table:table-cell>
          <table:table-cell office:value-type="float" office:value="14.3461454266468" calcext:value-type="float">
            <text:p>14.3461454266468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9720846548573" calcext:value-type="float">
            <text:p>13.972084654857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0.265" calcext:value-type="float">
            <text:p>0.2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42188909248" calcext:value-type="float">
            <text:p>16.04218890924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1.855" calcext:value-type="float">
            <text:p>1.85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469075986704" calcext:value-type="float">
            <text:p>16.1469075986704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3.445" calcext:value-type="float">
            <text:p>3.44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4057802313697" calcext:value-type="float">
            <text:p>16.4057802313697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24" calcext:value-type="float">
            <text:p>14.24</text:p>
          </table:table-cell>
          <table:table-cell office:value-type="float" office:value="15.6892217400992" calcext:value-type="float">
            <text:p>15.6892217400992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24" calcext:value-type="float">
            <text:p>14.24</text:p>
          </table:table-cell>
          <table:table-cell office:value-type="float" office:value="14.2706925796368" calcext:value-type="float">
            <text:p>14.270692579636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5464527921395" calcext:value-type="float">
            <text:p>16.546452792139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04" calcext:value-type="float">
            <text:p>16.04</text:p>
          </table:table-cell>
          <table:table-cell office:value-type="float" office:value="18.2503231426186" calcext:value-type="float">
            <text:p>18.2503231426186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3576448643651" calcext:value-type="float">
            <text:p>13.357644864365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546777084593" calcext:value-type="float">
            <text:p>16.054677708459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4.24" calcext:value-type="float">
            <text:p>14.24</text:p>
          </table:table-cell>
          <table:table-cell office:value-type="float" office:value="14.7417515317041" calcext:value-type="float">
            <text:p>14.7417515317041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.8694772792633" calcext:value-type="float">
            <text:p>13.8694772792633</text:p>
          </table:table-cell>
          <table:table-cell office:value-type="float" office:value="1.1077" calcext:value-type="float">
            <text:p>1.1077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782026137874" calcext:value-type="float">
            <text:p>16.078202613787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.883403761326" calcext:value-type="float">
            <text:p>13.88340376132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073785305665" calcext:value-type="float">
            <text:p>15.7073785305665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.0005035623723" calcext:value-type="float">
            <text:p>14.0005035623723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4510870386932" calcext:value-type="float">
            <text:p>13.4510870386932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2.385" calcext:value-type="float">
            <text:p>2.38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9317053614113" calcext:value-type="float">
            <text:p>14.9317053614113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office:value-type="float" office:value="6.3368" calcext:value-type="float">
            <text:p>6.3368</text:p>
          </table:table-cell>
          <table:table-cell office:value-type="float" office:value="15.64" calcext:value-type="float">
            <text:p>15.64</text:p>
          </table:table-cell>
          <table:table-cell office:value-type="float" office:value="16.8749706441226" calcext:value-type="float">
            <text:p>16.874970644122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.50310311623" calcext:value-type="float">
            <text:p>14.50310311623</text:p>
          </table:table-cell>
          <table:table-cell office:value-type="float" office:value="2.1465" calcext:value-type="float">
            <text:p>2.14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829868148621" calcext:value-type="float">
            <text:p>16.1829868148621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4328958654353" calcext:value-type="float">
            <text:p>14.432895865435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.1565860272028" calcext:value-type="float">
            <text:p>15.1565860272028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5848979982369" calcext:value-type="float">
            <text:p>13.584897998236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  <table:table-cell office:value-type="float" office:value="6.0559" calcext:value-type="float">
            <text:p>6.0559</text:p>
          </table:table-cell>
          <table:table-cell office:value-type="float" office:value="15.24" calcext:value-type="float">
            <text:p>15.24</text:p>
          </table:table-cell>
          <table:table-cell office:value-type="float" office:value="16.3991318309842" calcext:value-type="float">
            <text:p>16.3991318309842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478170488791" calcext:value-type="float">
            <text:p>14.478170488791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  <table:table-cell office:value-type="float" office:value="1.0759" calcext:value-type="float">
            <text:p>1.0759</text:p>
          </table:table-cell>
          <table:table-cell office:value-type="float" office:value="15.24" calcext:value-type="float">
            <text:p>15.24</text:p>
          </table:table-cell>
          <table:table-cell office:value-type="float" office:value="15.2779305146345" calcext:value-type="float">
            <text:p>15.277930514634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  <table:table-cell office:value-type="float" office:value="4.2029" calcext:value-type="float">
            <text:p>4.2029</text:p>
          </table:table-cell>
          <table:table-cell office:value-type="float" office:value="15.24" calcext:value-type="float">
            <text:p>15.24</text:p>
          </table:table-cell>
          <table:table-cell office:value-type="float" office:value="15.8089205327246" calcext:value-type="float">
            <text:p>15.8089205327246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.3823957821921" calcext:value-type="float">
            <text:p>15.3823957821921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711083822156" calcext:value-type="float">
            <text:p>14.711083822156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.4461775206683" calcext:value-type="float">
            <text:p>15.4461775206683</text:p>
          </table:table-cell>
          <table:table-cell office:value-type="float" office:value="0.8268" calcext:value-type="float">
            <text:p>0.8268</text:p>
          </table:table-cell>
          <table:table-cell office:value-type="float" office:value="14.34" calcext:value-type="float">
            <text:p>14.34</text:p>
          </table:table-cell>
          <table:table-cell office:value-type="float" office:value="14.3638155877886" calcext:value-type="float">
            <text:p>14.3638155877886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.8766369234797" calcext:value-type="float">
            <text:p>15.876636923479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4.34" calcext:value-type="float">
            <text:p>14.34</text:p>
          </table:table-cell>
          <table:table-cell office:value-type="float" office:value="14.750483766982" calcext:value-type="float">
            <text:p>14.750483766982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1.855" calcext:value-type="float">
            <text:p>1.85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9554881230938" calcext:value-type="float">
            <text:p>14.9554881230938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.3381271876553" calcext:value-type="float">
            <text:p>16.3381271876553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84" calcext:value-type="float">
            <text:p>14.84</text:p>
          </table:table-cell>
          <table:table-cell office:value-type="float" office:value="15.1195131680884" calcext:value-type="float">
            <text:p>15.1195131680884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.5091610931628" calcext:value-type="float">
            <text:p>16.5091610931628</text:p>
          </table:table-cell>
          <table:table-cell office:value-type="float" office:value="1.1077" calcext:value-type="float">
            <text:p>1.1077</text:p>
          </table:table-cell>
          <table:table-cell office:value-type="float" office:value="14.84" calcext:value-type="float">
            <text:p>14.84</text:p>
          </table:table-cell>
          <table:table-cell office:value-type="float" office:value="14.8812835229358" calcext:value-type="float">
            <text:p>14.8812835229358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.6193892787912" calcext:value-type="float">
            <text:p>16.6193892787912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2057824370369" calcext:value-type="float">
            <text:p>15.2057824370369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.0449405983125" calcext:value-type="float">
            <text:p>17.0449405983125</text:p>
          </table:table-cell>
          <table:table-cell office:value-type="float" office:value="2.1465" calcext:value-type="float">
            <text:p>2.146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9944343757942" calcext:value-type="float">
            <text:p>14.9944343757942</text:p>
          </table:table-cell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4446158378372" calcext:value-type="float">
            <text:p>1.0444615837837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892316756744" calcext:value-type="float">
            <text:p>2.08892316756744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0312830732463" calcext:value-type="float">
            <text:p>2.3031283073246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05394636615" calcext:value-type="float">
            <text:p>1.3905394636615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0168690715505" calcext:value-type="float">
            <text:p>2.4016869071550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2704679743021" calcext:value-type="float">
            <text:p>1.82704679743021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5152684886047" calcext:value-type="float">
            <text:p>2.7515268488604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640613940586" calcext:value-type="float">
            <text:p>1.87640613940586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/>
          <table:table-cell table:formula="of:=COUNT([.C2:.C62])" office:value-type="float" office:value="61" calcext:value-type="float">
            <text:p>61</text:p>
          </table:table-cell>
          <table:table-cell table:formula="of:=SUM([.C2:.C62])" office:value-type="float" office:value="40" calcext:value-type="float">
            <text:p>40</text:p>
          </table:table-cell>
          <table:table-cell table:formula="of:=[.B63]-[.C63]" office:value-type="float" office:value="21" calcext:value-type="float">
            <text:p>21</text:p>
          </table:table-cell>
          <table:table-cell table:formula="of:=[.B63]-(SUM([.D2:.D62]))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guales</text:p>
          </table:table-cell>
          <table:table-cell office:value-type="string" calcext:value-type="string">
            <text:p>Diferentes</text:p>
          </table:table-cell>
          <table:table-cell office:value-type="string" calcext:value-type="string">
            <text:p>Duda</text:p>
          </table:table-cell>
          <table:table-cell table:number-columns-repeated="4"/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8107892732299" calcext:value-type="float">
            <text:p>2.7810789273229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79866039383131" calcext:value-type="float">
            <text:p>2.79866039383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00620623246" calcext:value-type="float">
            <text:p>2.90062062324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00620623246" calcext:value-type="float">
            <text:p>2.900620623246</text:p>
          </table:table-cell>
        </table:table-row>
        <table:table-row table:style-name="ro1">
          <table:table-cell table:number-columns-repeated="10"/>
          <table:table-cell table:formula="of:=COUNT([.L2:.L77])" office:value-type="float" office:value="76" calcext:value-type="float">
            <text:p>76</text:p>
          </table:table-cell>
          <table:table-cell table:formula="of:=SUM([.L2:.L77])" office:value-type="float" office:value="40" calcext:value-type="float">
            <text:p>40</text:p>
          </table:table-cell>
          <table:table-cell table:formula="of:=[.K78]-[.L78]" office:value-type="float" office:value="36" calcext:value-type="float">
            <text:p>36</text:p>
          </table:table-cell>
          <table:table-cell table:formula="of:=[.K78]-SUM([.M2:.M77])" office:value-type="float" office:value="27" calcext:value-type="float">
            <text:p>27</text:p>
          </table:table-cell>
          <table:table-cell table:number-columns-repeated="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360279367448" calcext:value-type="float">
            <text:p>4.12360279367448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12360279367448" calcext:value-type="float">
            <text:p>4.1236027936744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.17161839098449" calcext:value-type="float">
            <text:p>4.1716183909844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17784633513489" calcext:value-type="float">
            <text:p>4.1778463351348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13338475135116" calcext:value-type="float">
            <text:p>3.13338475135116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18" calcext:value-type="float">
            <text:p>3.18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3446651850029" calcext:value-type="float">
            <text:p>4.3344665185002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7017896733453" calcext:value-type="float">
            <text:p>4.47017896733453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20351369592827" calcext:value-type="float">
            <text:p>3.20351369592827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049054449409" calcext:value-type="float">
            <text:p>3.3049054449409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3110361832523" calcext:value-type="float">
            <text:p>4.53110361832523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3284138870412" calcext:value-type="float">
            <text:p>3.43284138870412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880474881519" calcext:value-type="float">
            <text:p>3.6388047488151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884746920954" calcext:value-type="float">
            <text:p>4.588474692095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65409359486043" calcext:value-type="float">
            <text:p>3.65409359486043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60625661464925" calcext:value-type="float">
            <text:p>4.60625661464925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62315909308776" calcext:value-type="float">
            <text:p>4.6231590930877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7264077843703" calcext:value-type="float">
            <text:p>4.77264077843703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5281227881172" calcext:value-type="float">
            <text:p>3.7528122788117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8033738143101" calcext:value-type="float">
            <text:p>4.803373814310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318648760539" calcext:value-type="float">
            <text:p>3.78318648760539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81760396060147" calcext:value-type="float">
            <text:p>3.81760396060147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93549234531081" calcext:value-type="float">
            <text:p>3.93549234531081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/>
          <table:table-cell table:formula="of:=COUNT([.C82:.C183])" office:value-type="float" office:value="102" calcext:value-type="float">
            <text:p>102</text:p>
          </table:table-cell>
          <table:table-cell table:formula="of:=SUM([.C82:.C183])" office:value-type="float" office:value="47" calcext:value-type="float">
            <text:p>47</text:p>
          </table:table-cell>
          <table:table-cell table:formula="of:=[.B184]-[.C184]" office:value-type="float" office:value="55" calcext:value-type="float">
            <text:p>55</text:p>
          </table:table-cell>
          <table:table-cell table:formula="of:=[.B184]-SUM([.D82:.D183])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5416316165825" calcext:value-type="float">
            <text:p>4.854163161658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9743743325166" calcext:value-type="float">
            <text:p>4.9743743325166</text:p>
          </table:table-cell>
        </table:table-row>
        <table:table-row table:style-name="ro1">
          <table:table-cell table:number-columns-repeated="10"/>
          <table:table-cell table:formula="of:=COUNT([.L82:.L192])" office:value-type="float" office:value="111" calcext:value-type="float">
            <text:p>111</text:p>
          </table:table-cell>
          <table:table-cell table:formula="of:=SUM([.L82:.L192])" office:value-type="float" office:value="30" calcext:value-type="float">
            <text:p>30</text:p>
          </table:table-cell>
          <table:table-cell table:formula="of:=[.K193]-[.L193]" office:value-type="float" office:value="81" calcext:value-type="float">
            <text:p>81</text:p>
          </table:table-cell>
          <table:table-cell table:formula="of:=[.K193]-SUM([.M82:.M192])" office:value-type="float" office:value="32" calcext:value-type="float">
            <text:p>32</text:p>
          </table:table-cell>
          <table:table-cell table:number-columns-repeated="2"/>
        </table:table-row>
      </table:table>
      <table:table table:name="Sheet3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.02668877095052" calcext:value-type="float">
            <text:p>5.02668877095052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09832325377668" calcext:value-type="float">
            <text:p>5.09832325377668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09832325377668" calcext:value-type="float">
            <text:p>5.09832325377668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.10154898365981" calcext:value-type="float">
            <text:p>6.1015489836598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16953576252259" calcext:value-type="float">
            <text:p>5.1695357625225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.18284724055188" calcext:value-type="float">
            <text:p>6.1828472405518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.26676950270233" calcext:value-type="float">
            <text:p>6.26676950270233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22230791891861" calcext:value-type="float">
            <text:p>5.22230791891861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32225434477292" calcext:value-type="float">
            <text:p>6.32225434477292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38855226166305" calcext:value-type="float">
            <text:p>6.38855226166305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.42594692196671" calcext:value-type="float">
            <text:p>5.4259469219667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42336360484131" calcext:value-type="float">
            <text:p>6.42336360484131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.50305369772093" calcext:value-type="float">
            <text:p>5.50305369772093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4975456904896" calcext:value-type="float">
            <text:p>6.4975456904896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1020870748105" calcext:value-type="float">
            <text:p>5.51020870748105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56215785464598" calcext:value-type="float">
            <text:p>5.56215785464598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55164864747798" calcext:value-type="float">
            <text:p>6.5516486474779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.55765964350087" calcext:value-type="float">
            <text:p>6.55765964350087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.6098108898818" calcext:value-type="float">
            <text:p>6.609810889881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64713472106591" calcext:value-type="float">
            <text:p>6.6471347210659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62921841821758" calcext:value-type="float">
            <text:p>5.62921841821758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801241246492" calcext:value-type="float">
            <text:p>5.801241246492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83465434385676" calcext:value-type="float">
            <text:p>6.83465434385676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.85192673632753" calcext:value-type="float">
            <text:p>6.85192673632753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.90938492197388" calcext:value-type="float">
            <text:p>6.90938492197388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3"/>
          <table:table-cell table:formula="of:=COUNT([.L2:.L79])" office:value-type="float" office:value="78" calcext:value-type="float">
            <text:p>78</text:p>
          </table:table-cell>
          <table:table-cell table:formula="of:=SUM([.L2:.L79])" office:value-type="float" office:value="11" calcext:value-type="float">
            <text:p>11</text:p>
          </table:table-cell>
          <table:table-cell table:formula="of:=[.K80]-[.L80]" office:value-type="float" office:value="67" calcext:value-type="float">
            <text:p>67</text:p>
          </table:table-cell>
          <table:table-cell table:formula="of:=[.K80]-SUM([.M2:.M7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.89905924703253" calcext:value-type="float">
            <text:p>5.89905924703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.94810894318522" calcext:value-type="float">
            <text:p>5.94810894318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.97602710837225" calcext:value-type="float">
            <text:p>5.97602710837225</text:p>
          </table:table-cell>
          <table:table-cell table:number-columns-repeated="9"/>
        </table:table-row>
        <table:table-row table:style-name="ro1">
          <table:table-cell/>
          <table:table-cell table:formula="of:=COUNT([.C2:.C96])" office:value-type="float" office:value="95" calcext:value-type="float">
            <text:p>95</text:p>
          </table:table-cell>
          <table:table-cell table:formula="of:=SUM([.C2:.C96])" office:value-type="float" office:value="24" calcext:value-type="float">
            <text:p>24</text:p>
          </table:table-cell>
          <table:table-cell table:formula="of:=[.B97]-[.C97]" office:value-type="float" office:value="71" calcext:value-type="float">
            <text:p>71</text:p>
          </table:table-cell>
          <table:table-cell table:formula="of:=[.B97]-SUM([.D2:.D96])" office:value-type="float" office:value="30" calcext:value-type="float">
            <text:p>30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09963579428112" calcext:value-type="float">
            <text:p>8.0996357942811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5708154976262" calcext:value-type="float">
            <text:p>7.05708154976262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1948059073504" calcext:value-type="float">
            <text:p>7.2194805907350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117320986631" calcext:value-type="float">
            <text:p>8.11732098663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27760949763039" calcext:value-type="float">
            <text:p>7.27760949763039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30818718972085" calcext:value-type="float">
            <text:p>7.30818718972085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.30818718972085" calcext:value-type="float">
            <text:p>7.30818718972085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25458054658139" calcext:value-type="float">
            <text:p>8.25458054658139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36470637568125" calcext:value-type="float">
            <text:p>7.36470637568125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.3734727232153" calcext:value-type="float">
            <text:p>7.3734727232153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35569267026977" calcext:value-type="float">
            <text:p>8.3556926702697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3728370341241" calcext:value-type="float">
            <text:p>8.372837034124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.50562455762344" calcext:value-type="float">
            <text:p>7.50562455762344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63671812669604" calcext:value-type="float">
            <text:p>8.63671812669604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.56637297521078" calcext:value-type="float">
            <text:p>7.5663729752107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0186186973799" calcext:value-type="float">
            <text:p>8.70186186973799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.75397623940116" calcext:value-type="float">
            <text:p>8.75397623940116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.59391861952708" calcext:value-type="float">
            <text:p>7.5939186195270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90921433124156" calcext:value-type="float">
            <text:p>8.9092143312415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.95207238576633" calcext:value-type="float">
            <text:p>8.95207238576633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.95207238576633" calcext:value-type="float">
            <text:p>8.95207238576633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3"/>
          <table:table-cell table:formula="of:=COUNT([.L101:.L152])" office:value-type="float" office:value="52" calcext:value-type="float">
            <text:p>52</text:p>
          </table:table-cell>
          <table:table-cell table:formula="of:=SUM([.L101:.L152])" office:value-type="float" office:value="4" calcext:value-type="float">
            <text:p>4</text:p>
          </table:table-cell>
          <table:table-cell table:formula="of:=[.K153]-[.L153]" office:value-type="float" office:value="48" calcext:value-type="float">
            <text:p>48</text:p>
          </table:table-cell>
          <table:table-cell table:formula="of:=[.K153]-SUM([.M101:.M15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67219003935643" calcext:value-type="float">
            <text:p>7.67219003935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79099480169253" calcext:value-type="float">
            <text:p>7.79099480169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7098469062163" calcext:value-type="float">
            <text:p>7.87098469062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.9020820041303" calcext:value-type="float">
            <text:p>7.9020820041303</text:p>
          </table:table-cell>
          <table:table-cell table:number-columns-repeated="9"/>
        </table:table-row>
        <table:table-row table:style-name="ro1">
          <table:table-cell/>
          <table:table-cell table:formula="of:=COUNT([.C101:.C170])" office:value-type="float" office:value="70" calcext:value-type="float">
            <text:p>70</text:p>
          </table:table-cell>
          <table:table-cell table:formula="of:=SUM([.C101:.C170])" office:value-type="float" office:value="9" calcext:value-type="float">
            <text:p>9</text:p>
          </table:table-cell>
          <table:table-cell table:formula="of:=[.B171]-[.C171]" office:value-type="float" office:value="61" calcext:value-type="float">
            <text:p>61</text:p>
          </table:table-cell>
          <table:table-cell table:formula="of:=[.B171]-SUM([.D101:.D170])" office:value-type="float" office:value="6" calcext:value-type="float">
            <text:p>6</text:p>
          </table:table-cell>
          <table:table-cell table:number-columns-repeated="11"/>
        </table:table-row>
      </table:table>
      <table:table table:name="Sheet4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.0268689031023" calcext:value-type="float">
            <text:p>10.0268689031023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.1244456638376" calcext:value-type="float">
            <text:p>10.124445663837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0155920493332" calcext:value-type="float">
            <text:p>9.015592049333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1859167481381" calcext:value-type="float">
            <text:p>10.1859167481381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6220723665046" calcext:value-type="float">
            <text:p>9.06220723665046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.2485364808835" calcext:value-type="float">
            <text:p>10.248536480883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981921505616" calcext:value-type="float">
            <text:p>10.3981921505616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13937087550341" calcext:value-type="float">
            <text:p>9.1393708755034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7697539433359" calcext:value-type="float">
            <text:p>10.7697539433359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24631818617551" calcext:value-type="float">
            <text:p>9.24631818617551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.26438880876661" calcext:value-type="float">
            <text:p>9.26438880876661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.26438880876661" calcext:value-type="float">
            <text:p>9.26438880876661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.8129968093956" calcext:value-type="float">
            <text:p>10.812996809395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20306970293" calcext:value-type="float">
            <text:p>9.3820306970293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8518938439334" calcext:value-type="float">
            <text:p>10.8518938439334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40015425405349" calcext:value-type="float">
            <text:p>9.40015425405349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54528155687406" calcext:value-type="float">
            <text:p>9.54528155687406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.9164142464456" calcext:value-type="float">
            <text:p>10.9164142464456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67987603226405" calcext:value-type="float">
            <text:p>9.67987603226405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.9892174425661" calcext:value-type="float">
            <text:p>10.989217442566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table:number-columns-repeated="3"/>
          <table:table-cell table:formula="of:=COUNT([.L2:.L48])" office:value-type="float" office:value="47" calcext:value-type="float">
            <text:p>47</text:p>
          </table:table-cell>
          <table:table-cell table:formula="of:=SUM([.L2:.L48])" office:value-type="float" office:value="1" calcext:value-type="float">
            <text:p>1</text:p>
          </table:table-cell>
          <table:table-cell table:formula="of:=[.K49]-[.L49]" office:value-type="float" office:value="46" calcext:value-type="float">
            <text:p>46</text:p>
          </table:table-cell>
          <table:table-cell table:formula="of:=[.K49]-SUM([.M2:.M48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7346854083735" calcext:value-type="float">
            <text:p>9.7346854083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91417671821518" calcext:value-type="float">
            <text:p>9.9141767182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.94874866503321" calcext:value-type="float">
            <text:p>9.94874866503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.95658576018908" calcext:value-type="float">
            <text:p>9.95658576018908</text:p>
          </table:table-cell>
          <table:table-cell table:number-columns-repeated="9"/>
        </table:table-row>
        <table:table-row table:style-name="ro1">
          <table:table-cell/>
          <table:table-cell table:formula="of:=COUNT([.C2:.C63])" office:value-type="float" office:value="62" calcext:value-type="float">
            <text:p>62</text:p>
          </table:table-cell>
          <table:table-cell table:formula="of:=SUM([.C2:.C63])" office:value-type="float" office:value="3" calcext:value-type="float">
            <text:p>3</text:p>
          </table:table-cell>
          <table:table-cell table:formula="of:=[.B64]-[.C64]" office:value-type="float" office:value="59" calcext:value-type="float">
            <text:p>59</text:p>
          </table:table-cell>
          <table:table-cell table:formula="of:=[.B64]-SUM([.D2:.D63])" office:value-type="float" office:value="9" calcext:value-type="float">
            <text:p>9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.0303782151685" calcext:value-type="float">
            <text:p>12.0303782151685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.12445462691" calcext:value-type="float">
            <text:p>12.1244546269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.2730965937696" calcext:value-type="float">
            <text:p>12.273096593769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.0061073954419" calcext:value-type="float">
            <text:p>11.0061073954419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.2741231866069" calcext:value-type="float">
            <text:p>12.2741231866069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.6349871388933" calcext:value-type="float">
            <text:p>12.634987138893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.6445086895458" calcext:value-type="float">
            <text:p>12.644508689545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0204174149621" calcext:value-type="float">
            <text:p>11.0204174149621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.7771045233261" calcext:value-type="float">
            <text:p>12.7771045233261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.1203642026689" calcext:value-type="float">
            <text:p>11.120364202668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.8106244968776" calcext:value-type="float">
            <text:p>12.8106244968776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8756553231282" calcext:value-type="float">
            <text:p>12.875655323128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.4194614584051" calcext:value-type="float">
            <text:p>11.4194614584051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9950913809792" calcext:value-type="float">
            <text:p>12.995091380979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.2942694421318" calcext:value-type="float">
            <text:p>13.2942694421318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.7119981215846" calcext:value-type="float">
            <text:p>11.7119981215846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.4726723407051" calcext:value-type="float">
            <text:p>13.472672340705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.7479189646507" calcext:value-type="float">
            <text:p>11.7479189646507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.8064770359324" calcext:value-type="float">
            <text:p>11.806477035932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8075441985199" calcext:value-type="float">
            <text:p>11.807544198519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.5103996980104" calcext:value-type="float">
            <text:p>13.5103996980104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8905172301292" calcext:value-type="float">
            <text:p>11.8905172301292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.5933108549757" calcext:value-type="float">
            <text:p>13.593310854975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.8694772792633" calcext:value-type="float">
            <text:p>13.8694772792633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9963536126608" calcext:value-type="float">
            <text:p>11.9963536126608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.883403761326" calcext:value-type="float">
            <text:p>13.883403761326</text:p>
          </table:table-cell>
        </table:table-row>
        <table:table-row table:style-name="ro1">
          <table:table-cell/>
          <table:table-cell table:formula="of:=COUNT([.C68:.C100])" office:value-type="float" office:value="33" calcext:value-type="float">
            <text:p>33</text:p>
          </table:table-cell>
          <table:table-cell table:formula="of:=SUM([.C68:.C100])" office:value-type="float" office:value="1" calcext:value-type="float">
            <text:p>1</text:p>
          </table:table-cell>
          <table:table-cell table:formula="of:=[.B101]-[.C101]" office:value-type="float" office:value="32" calcext:value-type="float">
            <text:p>32</text:p>
          </table:table-cell>
          <table:table-cell table:formula="of:=[.B101]-SUM([.D68:.D100])" office:value-type="float" office:value="2" calcext:value-type="float">
            <text:p>2</text:p>
          </table:table-cell>
          <table:table-cell table:number-columns-repeated="5"/>
          <table:table-cell table:formula="of:=COUNT([.L68:.L100])" office:value-type="float" office:value="33" calcext:value-type="float">
            <text:p>33</text:p>
          </table:table-cell>
          <table:table-cell table:formula="of:=SUM([.L68:.L100])" office:value-type="float" office:value="1" calcext:value-type="float">
            <text:p>1</text:p>
          </table:table-cell>
          <table:table-cell table:formula="of:=[.K101]-[.L101]" office:value-type="float" office:value="32" calcext:value-type="float">
            <text:p>32</text:p>
          </table:table-cell>
          <table:table-cell table:formula="of:=[.K101]-SUM([.M68:.M100])"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5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.0005035623723" calcext:value-type="float">
            <text:p>14.000503562372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.4389611814701" calcext:value-type="float">
            <text:p>14.4389611814701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.50310311623" calcext:value-type="float">
            <text:p>14.50310311623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.6418065825225" calcext:value-type="float">
            <text:p>14.641806582522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.1565860272028" calcext:value-type="float">
            <text:p>15.1565860272028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.30917698637" calcext:value-type="float">
            <text:p>15.30917698637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.3366749981865" calcext:value-type="float">
            <text:p>15.336674998186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.3823957821921" calcext:value-type="float">
            <text:p>15.3823957821921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.4461775206683" calcext:value-type="float">
            <text:p>15.446177520668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.7419693812433" calcext:value-type="float">
            <text:p>15.7419693812433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.8766369234797" calcext:value-type="float">
            <text:p>15.876636923479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6.3381271876553" calcext:value-type="float">
            <text:p>16.338127187655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6.5091610931628" calcext:value-type="float">
            <text:p>16.5091610931628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.6193892787912" calcext:value-type="float">
            <text:p>16.6193892787912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7.0449405983125" calcext:value-type="float">
            <text:p>17.0449405983125</text:p>
          </table:table-cell>
        </table:table-row>
        <table:table-row table:style-name="ro1">
          <table:table-cell/>
          <table:table-cell table:formula="of:=COUNT([.C2:.C25])" office:value-type="float" office:value="24" calcext:value-type="float">
            <text:p>24</text:p>
          </table:table-cell>
          <table:table-cell table:formula="of:=SUM([.C2:.C25])" office:value-type="float" office:value="0" calcext:value-type="float">
            <text:p>0</text:p>
          </table:table-cell>
          <table:table-cell table:formula="of:=[.B26]-[.C26]" office:value-type="float" office:value="24" calcext:value-type="float">
            <text:p>24</text:p>
          </table:table-cell>
          <table:table-cell table:formula="of:=[.B26]-SUM([.D2:.D25])" office:value-type="float" office:value="1" calcext:value-type="float">
            <text:p>1</text:p>
          </table:table-cell>
          <table:table-cell table:number-columns-repeated="2"/>
        </table:table-row>
      </table:table>
      <table:table table:name="Analisis" table:style-name="ta1">
        <table:shapes>
          <draw:frame draw:z-index="0" draw:style-name="gr1" draw:text-style-name="P1" svg:width="6.2988in" svg:height="3.5429in" svg:x="8.2488in" svg:y="0.1614in">
            <draw:object draw:notify-on-update-of-ranges="Analisis.B24:Analisis.B24 Analisis.B25:Analisis.B37 Analisis.C24:Analisis.C24 Analisis.C25:Analisis.C37 Analisis.D25:Analisis.D37 Analisis.D25:Analisis.D37 Analisis.C24:Analisis.C24 Analisis.C25:Analisis.C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ce1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Distancia [m]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protocol</text:p>
          </table:table-cell>
          <table:table-cell table:style-name="ce2" office:value-type="string" calcext:value-type="string">
            <text:p>pHat</text:p>
          </table:table-cell>
          <table:table-cell table:style-name="ce2" office:value-type="string" calcext:value-type="string">
            <text:p>se.pHat</text:p>
          </table:table-cell>
          <table:table-cell table:style-name="ce2" office:value-type="string" calcext:value-type="string">
            <text:p>dprime</text:p>
          </table:table-cell>
          <table:table-cell table:style-name="ce2" office:value-type="string" calcext:value-type="string">
            <text:p>se.dprime</text:p>
          </table:table-cell>
        </table:table-row>
        <table:table-row table:style-name="ro1">
          <table:table-cell/>
          <table:table-cell office:value-type="string" calcext:value-type="string">
            <text:p>(0-2)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6401844" calcext:value-type="float">
            <text:p>0.064018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2-3)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735393" calcext:value-type="float">
            <text:p>0.057353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[3-4)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5392157" calcext:value-type="float">
            <text:p>0.5392157</text:p>
          </table:table-cell>
          <table:table-cell table:style-name="ce1" office:value-type="float" office:value="0.04935487" calcext:value-type="float">
            <text:p>0.04935487</text:p>
          </table:table-cell>
          <table:table-cell table:style-name="ce1" office:value-type="float" office:value="0.1392406" calcext:value-type="float">
            <text:p>0.1392406</text:p>
          </table:table-cell>
          <table:table-cell table:style-name="ce1" office:value-type="float" office:value="0.1758085" calcext:value-type="float">
            <text:p>0.1758085</text:p>
          </table:table-cell>
        </table:table-row>
        <table:table-row table:style-name="ro1">
          <table:table-cell/>
          <table:table-cell office:value-type="string" calcext:value-type="string">
            <text:p>[4-5)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7297297" calcext:value-type="float">
            <text:p>0.7297297</text:p>
          </table:table-cell>
          <table:table-cell table:style-name="ce1" office:value-type="float" office:value="0.04215205" calcext:value-type="float">
            <text:p>0.04215205</text:p>
          </table:table-cell>
          <table:table-cell table:style-name="ce1" office:value-type="float" office:value="0.8654928" calcext:value-type="float">
            <text:p>0.8654928</text:p>
          </table:table-cell>
          <table:table-cell table:style-name="ce1" office:value-type="float" office:value="0.1801995" calcext:value-type="float">
            <text:p>0.1801995</text:p>
          </table:table-cell>
        </table:table-row>
        <table:table-row table:style-name="ro1">
          <table:table-cell/>
          <table:table-cell office:value-type="string" calcext:value-type="string">
            <text:p>[5-6)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7473684" calcext:value-type="float">
            <text:p>0.7473684</text:p>
          </table:table-cell>
          <table:table-cell table:style-name="ce1" office:value-type="float" office:value="0.04458096" calcext:value-type="float">
            <text:p>0.04458096</text:p>
          </table:table-cell>
          <table:table-cell table:style-name="ce1" office:value-type="float" office:value="0.9421936" calcext:value-type="float">
            <text:p>0.9421936</text:p>
          </table:table-cell>
          <table:table-cell table:style-name="ce1" office:value-type="float" office:value="0.1973051" calcext:value-type="float">
            <text:p>0.1973051</text:p>
          </table:table-cell>
        </table:table-row>
        <table:table-row table:style-name="ro1">
          <table:table-cell/>
          <table:table-cell office:value-type="string" calcext:value-type="string">
            <text:p>[6-7)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8589744" calcext:value-type="float">
            <text:p>0.8589744</text:p>
          </table:table-cell>
          <table:table-cell table:style-name="ce1" office:value-type="float" office:value="0.03940868" calcext:value-type="float">
            <text:p>0.03940868</text:p>
          </table:table-cell>
          <table:table-cell table:style-name="ce1" office:value-type="float" office:value="1.5213017" calcext:value-type="float">
            <text:p>1.5213017</text:p>
          </table:table-cell>
          <table:table-cell table:style-name="ce1" office:value-type="float" office:value="0.2491581" calcext:value-type="float">
            <text:p>0.2491581</text:p>
          </table:table-cell>
        </table:table-row>
        <table:table-row table:style-name="ro1">
          <table:table-cell/>
          <table:table-cell office:value-type="string" calcext:value-type="string">
            <text:p>[7-8)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8714286" calcext:value-type="float">
            <text:p>0.8714286</text:p>
          </table:table-cell>
          <table:table-cell table:style-name="ce1" office:value-type="float" office:value="0.04000729" calcext:value-type="float">
            <text:p>0.04000729</text:p>
          </table:table-cell>
          <table:table-cell table:style-name="ce1" office:value-type="float" office:value="1.6025444" calcext:value-type="float">
            <text:p>1.6025444</text:p>
          </table:table-cell>
          <table:table-cell table:style-name="ce1" office:value-type="float" office:value="0.2695115" calcext:value-type="float">
            <text:p>0.2695115</text:p>
          </table:table-cell>
        </table:table-row>
        <table:table-row table:style-name="ro1">
          <table:table-cell/>
          <table:table-cell office:value-type="string" calcext:value-type="string">
            <text:p>[8-9)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230769" calcext:value-type="float">
            <text:p>0.9230769</text:p>
          </table:table-cell>
          <table:table-cell table:style-name="ce1" office:value-type="float" office:value="0.03695265" calcext:value-type="float">
            <text:p>0.03695265</text:p>
          </table:table-cell>
          <table:table-cell table:style-name="ce1" office:value-type="float" office:value="2.0167773" calcext:value-type="float">
            <text:p>2.0167773</text:p>
          </table:table-cell>
          <table:table-cell table:style-name="ce1" office:value-type="float" office:value="0.3621278" calcext:value-type="float">
            <text:p>0.3621278</text:p>
          </table:table-cell>
        </table:table-row>
        <table:table-row table:style-name="ro1">
          <table:table-cell/>
          <table:table-cell office:value-type="string" calcext:value-type="string">
            <text:p>(9-10]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516129" calcext:value-type="float">
            <text:p>0.9516129</text:p>
          </table:table-cell>
          <table:table-cell table:style-name="ce1" office:value-type="float" office:value="0.02725205" calcext:value-type="float">
            <text:p>0.02725205</text:p>
          </table:table-cell>
          <table:table-cell table:style-name="ce1" office:value-type="float" office:value="2.3485811" calcext:value-type="float">
            <text:p>2.3485811</text:p>
          </table:table-cell>
          <table:table-cell table:style-name="ce1" office:value-type="float" office:value="0.3835995" calcext:value-type="float">
            <text:p>0.3835995</text:p>
          </table:table-cell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787234" calcext:value-type="float">
            <text:p>0.9787234</text:p>
          </table:table-cell>
          <table:table-cell table:style-name="ce1" office:value-type="float" office:value="0.02104903" calcext:value-type="float">
            <text:p>0.02104903</text:p>
          </table:table-cell>
          <table:table-cell table:style-name="ce1" office:value-type="float" office:value="2.8681229" calcext:value-type="float">
            <text:p>2.8681229</text:p>
          </table:table-cell>
          <table:table-cell table:style-name="ce1" office:value-type="float" office:value="0.5834151" calcext:value-type="float">
            <text:p>0.5834151</text:p>
          </table:table-cell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69697" calcext:value-type="float">
            <text:p>0.969697</text:p>
          </table:table-cell>
          <table:table-cell table:style-name="ce1" office:value-type="float" office:value="0.02984036" calcext:value-type="float">
            <text:p>0.02984036</text:p>
          </table:table-cell>
          <table:table-cell table:style-name="ce1" office:value-type="float" office:value="2.6535717" calcext:value-type="float">
            <text:p>2.6535717</text:p>
          </table:table-cell>
          <table:table-cell table:style-name="ce1" office:value-type="float" office:value="0.6150692" calcext:value-type="float">
            <text:p>0.6150692</text:p>
          </table:table-cell>
        </table:table-row>
        <table:table-row table:style-name="ro1">
          <table:table-cell/>
          <table:table-cell office:value-type="string" calcext:value-type="string">
            <text:p>[12-14)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0.969697" calcext:value-type="float">
            <text:p>0.969697</text:p>
          </table:table-cell>
          <table:table-cell table:style-name="ce1" office:value-type="float" office:value="0.02984036" calcext:value-type="float">
            <text:p>0.02984036</text:p>
          </table:table-cell>
          <table:table-cell table:style-name="ce1" office:value-type="float" office:value="2.6535717" calcext:value-type="float">
            <text:p>2.6535717</text:p>
          </table:table-cell>
          <table:table-cell table:style-name="ce1" office:value-type="float" office:value="0.6150692" calcext:value-type="float">
            <text:p>0.6150692</text:p>
          </table:table-cell>
        </table:table-row>
        <table:table-row table:style-name="ro1">
          <table:table-cell/>
          <table:table-cell office:value-type="string" calcext:value-type="string">
            <text:p>[14-18)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" office:value-type="string" calcext:value-type="string">
            <text:p>twoAF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f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 table:number-rows-repeated="7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Distancia [m]</text:p>
          </table:table-cell>
          <table:table-cell table:style-name="ce2" office:value-type="string" calcext:value-type="string">
            <text:p>dprime</text:p>
          </table:table-cell>
          <table:table-cell table:style-name="ce2" office:value-type="string" calcext:value-type="string">
            <text:p>se.dpri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0-2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2-3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3-4)</text:p>
          </table:table-cell>
          <table:table-cell office:value-type="float" office:value="0.1392406" calcext:value-type="float">
            <text:p>0.1392406</text:p>
          </table:table-cell>
          <table:table-cell office:value-type="float" office:value="0.1758085" calcext:value-type="float">
            <text:p>0.17580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4-5)</text:p>
          </table:table-cell>
          <table:table-cell office:value-type="float" office:value="0.8654928" calcext:value-type="float">
            <text:p>0.8654928</text:p>
          </table:table-cell>
          <table:table-cell office:value-type="float" office:value="0.1801995" calcext:value-type="float">
            <text:p>0.180199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5-6)</text:p>
          </table:table-cell>
          <table:table-cell office:value-type="float" office:value="0.9421936" calcext:value-type="float">
            <text:p>0.9421936</text:p>
          </table:table-cell>
          <table:table-cell office:value-type="float" office:value="0.1973051" calcext:value-type="float">
            <text:p>0.19730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6-7)</text:p>
          </table:table-cell>
          <table:table-cell office:value-type="float" office:value="1.5213017" calcext:value-type="float">
            <text:p>1.5213017</text:p>
          </table:table-cell>
          <table:table-cell office:value-type="float" office:value="0.2491581" calcext:value-type="float">
            <text:p>0.24915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7-8)</text:p>
          </table:table-cell>
          <table:table-cell office:value-type="float" office:value="1.6025444" calcext:value-type="float">
            <text:p>1.6025444</text:p>
          </table:table-cell>
          <table:table-cell office:value-type="float" office:value="0.2695115" calcext:value-type="float">
            <text:p>0.26951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8-9)</text:p>
          </table:table-cell>
          <table:table-cell office:value-type="float" office:value="2.0167773" calcext:value-type="float">
            <text:p>2.0167773</text:p>
          </table:table-cell>
          <table:table-cell office:value-type="float" office:value="0.3621278" calcext:value-type="float">
            <text:p>0.36212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9-10]</text:p>
          </table:table-cell>
          <table:table-cell office:value-type="float" office:value="2.3485811" calcext:value-type="float">
            <text:p>2.3485811</text:p>
          </table:table-cell>
          <table:table-cell office:value-type="float" office:value="0.3835995" calcext:value-type="float">
            <text:p>0.383599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2.8681229" calcext:value-type="float">
            <text:p>2.8681229</text:p>
          </table:table-cell>
          <table:table-cell office:value-type="float" office:value="0.5834151" calcext:value-type="float">
            <text:p>0.58341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2.6535717" calcext:value-type="float">
            <text:p>2.6535717</text:p>
          </table:table-cell>
          <table:table-cell office:value-type="float" office:value="0.6150692" calcext:value-type="float">
            <text:p>0.615069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2-14)</text:p>
          </table:table-cell>
          <table:table-cell office:value-type="float" office:value="2.6535717" calcext:value-type="float">
            <text:p>2.6535717</text:p>
          </table:table-cell>
          <table:table-cell office:value-type="float" office:value="0.6150692" calcext:value-type="float">
            <text:p>0.615069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4-18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Datos.A1:Datos.J851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2:14:47.331717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1T12:45:18.784778264</dc:date>
    <meta:editing-duration>PT11M24S</meta:editing-duration>
    <meta:editing-cycles>3</meta:editing-cycles>
    <meta:generator>LibreOffice/7.0.4.2$Linux_X86_64 LibreOffice_project/00$Build-2</meta:generator>
    <meta:document-statistic meta:table-count="7" meta:cell-count="147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Analisis.D25:Analisis.D37" chart:error-lower-range="Analisis.D25:Analisis.D37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nalisis.D25:Analisis.D37" chart:error-lower-range="Analisis.D25:Analisis.D37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1.792cm" svg:y="0.316cm" chart:style-name="ch2">
          <text:p>Coeficiente d' en función de la distancia relativa entre butacas</text:p>
        </chart:title>
        <chart:legend chart:legend-position="end" svg:x="13.624cm" svg:y="3.952cm" style:legend-expansion="high" chart:style-name="ch3"/>
        <chart:plot-area chart:style-name="ch4" table:cell-range-address="Analisis.B24:Analisis.C37" chart:data-source-has-labels="both" svg:x="1.331cm" svg:y="1.275cm" svg:width="11.973cm" svg:height="6.564cm">
          <chart:coordinate-region svg:x="2.058cm" svg:y="1.275cm" svg:width="11.246cm" svg:height="5.087cm"/>
          <chart:axis chart:dimension="x" chart:name="primary-x" chart:style-name="ch5" chartooo:axis-type="auto">
            <chartooo:date-scale/>
            <chart:title svg:x="5.95cm" svg:y="8.019cm" chart:style-name="ch6">
              <text:p>Distancia (metros)</text:p>
            </chart:title>
            <chart:categories table:cell-range-address="Analisis.B25:Analisis.B37"/>
          </chart:axis>
          <chart:axis chart:dimension="y" chart:name="primary-y" chart:style-name="ch7">
            <chart:title svg:x="0.451cm" svg:y="4.733cm" chart:style-name="ch8">
              <text:p>d'</text:p>
            </chart:title>
            <chart:grid chart:style-name="ch9" chart:class="major"/>
          </chart:axis>
          <chart:series chart:style-name="ch10" chart:values-cell-range-address="Analisis.C25:Analisis.C37" chart:label-cell-address="Analisis.C24:Analisis.C24" chart:class="chart:bar">
            <chart:error-indicator chart:style-name="ch11" chart:dimension="y"/>
            <chart:data-point chart:repeated="13"/>
          </chart:series>
          <chart:series chart:style-name="ch12" chart:values-cell-range-address="Analisis.C25:Analisis.C37" chart:label-cell-address="Analisis.C24:Analisis.C24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Analisis.C24:Analisis.C2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dprime</text:p>
                <draw:g>
                  <svg:desc>Analisis.C24:Analisis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0-2)</text:p>
                <draw:g>
                  <svg:desc>Analisis.B25:Analisis.B37</svg:desc>
                </draw:g>
              </table:table-cell>
              <table:table-cell office:value-type="float" office:value="0">
                <text:p>0</text:p>
                <draw:g>
                  <svg:desc>Analisis.C25:Analisis.C37</svg:desc>
                </draw:g>
              </table:table-cell>
              <table:table-cell office:value-type="float" office:value="0">
                <text:p>0</text:p>
                <draw:g>
                  <svg:desc>Analisis.D25:Analisis.D37</svg:desc>
                </draw:g>
              </table:table-cell>
              <table:table-cell office:value-type="float" office:value="0">
                <text:p>0</text:p>
                <draw:g>
                  <svg:desc>Analisis.D25:Analisis.D37</svg:desc>
                </draw:g>
              </table:table-cell>
              <table:table-cell office:value-type="float" office:value="0">
                <text:p>0</text:p>
                <draw:g>
                  <svg:desc>Analisis.C25:Analisis.C37</svg:desc>
                </draw:g>
              </table:table-cell>
            </table:table-row>
            <table:table-row>
              <table:table-cell office:value-type="string">
                <text:p>[2-3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3-4)</text:p>
              </table:table-cell>
              <table:table-cell office:value-type="float" office:value="0.1392406">
                <text:p>0.1392406</text:p>
              </table:table-cell>
              <table:table-cell office:value-type="float" office:value="0.1758085">
                <text:p>0.1758085</text:p>
              </table:table-cell>
              <table:table-cell office:value-type="float" office:value="0.1758085">
                <text:p>0.1758085</text:p>
              </table:table-cell>
              <table:table-cell office:value-type="float" office:value="0.1392406">
                <text:p>0.1392406</text:p>
              </table:table-cell>
            </table:table-row>
            <table:table-row>
              <table:table-cell office:value-type="string">
                <text:p>[4-5)</text:p>
              </table:table-cell>
              <table:table-cell office:value-type="float" office:value="0.8654928">
                <text:p>0.8654928</text:p>
              </table:table-cell>
              <table:table-cell office:value-type="float" office:value="0.1801995">
                <text:p>0.1801995</text:p>
              </table:table-cell>
              <table:table-cell office:value-type="float" office:value="0.1801995">
                <text:p>0.1801995</text:p>
              </table:table-cell>
              <table:table-cell office:value-type="float" office:value="0.8654928">
                <text:p>0.8654928</text:p>
              </table:table-cell>
            </table:table-row>
            <table:table-row>
              <table:table-cell office:value-type="string">
                <text:p>[5-6)</text:p>
              </table:table-cell>
              <table:table-cell office:value-type="float" office:value="0.9421936">
                <text:p>0.9421936</text:p>
              </table:table-cell>
              <table:table-cell office:value-type="float" office:value="0.1973051">
                <text:p>0.1973051</text:p>
              </table:table-cell>
              <table:table-cell office:value-type="float" office:value="0.1973051">
                <text:p>0.1973051</text:p>
              </table:table-cell>
              <table:table-cell office:value-type="float" office:value="0.9421936">
                <text:p>0.9421936</text:p>
              </table:table-cell>
            </table:table-row>
            <table:table-row>
              <table:table-cell office:value-type="string">
                <text:p>[6-7)</text:p>
              </table:table-cell>
              <table:table-cell office:value-type="float" office:value="1.5213017">
                <text:p>1.5213017</text:p>
              </table:table-cell>
              <table:table-cell office:value-type="float" office:value="0.2491581">
                <text:p>0.2491581</text:p>
              </table:table-cell>
              <table:table-cell office:value-type="float" office:value="0.2491581">
                <text:p>0.2491581</text:p>
              </table:table-cell>
              <table:table-cell office:value-type="float" office:value="1.5213017">
                <text:p>1.5213017</text:p>
              </table:table-cell>
            </table:table-row>
            <table:table-row>
              <table:table-cell office:value-type="string">
                <text:p>[7-8)</text:p>
              </table:table-cell>
              <table:table-cell office:value-type="float" office:value="1.6025444">
                <text:p>1.6025444</text:p>
              </table:table-cell>
              <table:table-cell office:value-type="float" office:value="0.2695115">
                <text:p>0.2695115</text:p>
              </table:table-cell>
              <table:table-cell office:value-type="float" office:value="0.2695115">
                <text:p>0.2695115</text:p>
              </table:table-cell>
              <table:table-cell office:value-type="float" office:value="1.6025444">
                <text:p>1.6025444</text:p>
              </table:table-cell>
            </table:table-row>
            <table:table-row>
              <table:table-cell office:value-type="string">
                <text:p>[8-9)</text:p>
              </table:table-cell>
              <table:table-cell office:value-type="float" office:value="2.0167773">
                <text:p>2.0167773</text:p>
              </table:table-cell>
              <table:table-cell office:value-type="float" office:value="0.3621278">
                <text:p>0.3621278</text:p>
              </table:table-cell>
              <table:table-cell office:value-type="float" office:value="0.3621278">
                <text:p>0.3621278</text:p>
              </table:table-cell>
              <table:table-cell office:value-type="float" office:value="2.0167773">
                <text:p>2.0167773</text:p>
              </table:table-cell>
            </table:table-row>
            <table:table-row>
              <table:table-cell office:value-type="string">
                <text:p>(9-10]</text:p>
              </table:table-cell>
              <table:table-cell office:value-type="float" office:value="2.3485811">
                <text:p>2.3485811</text:p>
              </table:table-cell>
              <table:table-cell office:value-type="float" office:value="0.3835995">
                <text:p>0.3835995</text:p>
              </table:table-cell>
              <table:table-cell office:value-type="float" office:value="0.3835995">
                <text:p>0.3835995</text:p>
              </table:table-cell>
              <table:table-cell office:value-type="float" office:value="2.3485811">
                <text:p>2.3485811</text:p>
              </table:table-cell>
            </table:table-row>
            <table:table-row>
              <table:table-cell office:value-type="string">
                <text:p>[10-11)</text:p>
              </table:table-cell>
              <table:table-cell office:value-type="float" office:value="2.8681229">
                <text:p>2.8681229</text:p>
              </table:table-cell>
              <table:table-cell office:value-type="float" office:value="0.5834151">
                <text:p>0.5834151</text:p>
              </table:table-cell>
              <table:table-cell office:value-type="float" office:value="0.5834151">
                <text:p>0.5834151</text:p>
              </table:table-cell>
              <table:table-cell office:value-type="float" office:value="2.8681229">
                <text:p>2.8681229</text:p>
              </table:table-cell>
            </table:table-row>
            <table:table-row>
              <table:table-cell office:value-type="string">
                <text:p>[11-12)</text:p>
              </table:table-cell>
              <table:table-cell office:value-type="float" office:value="2.6535717">
                <text:p>2.6535717</text:p>
              </table:table-cell>
              <table:table-cell office:value-type="float" office:value="0.6150692">
                <text:p>0.6150692</text:p>
              </table:table-cell>
              <table:table-cell office:value-type="float" office:value="0.6150692">
                <text:p>0.6150692</text:p>
              </table:table-cell>
              <table:table-cell office:value-type="float" office:value="2.6535717">
                <text:p>2.6535717</text:p>
              </table:table-cell>
            </table:table-row>
            <table:table-row>
              <table:table-cell office:value-type="string">
                <text:p>[12-14)</text:p>
              </table:table-cell>
              <table:table-cell office:value-type="float" office:value="2.6535717">
                <text:p>2.6535717</text:p>
              </table:table-cell>
              <table:table-cell office:value-type="float" office:value="0.6150692">
                <text:p>0.6150692</text:p>
              </table:table-cell>
              <table:table-cell office:value-type="float" office:value="0.6150692">
                <text:p>0.6150692</text:p>
              </table:table-cell>
              <table:table-cell office:value-type="float" office:value="2.6535717">
                <text:p>2.6535717</text:p>
              </table:table-cell>
            </table:table-row>
            <table:table-row>
              <table:table-cell office:value-type="string">
                <text:p>[14-18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